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Bengali" svg:font-family="'Noto Serif Bengali'"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2194in" table:align="left"/>
    </style:style>
    <style:style style:name="Table1.A" style:family="table-column">
      <style:table-column-properties style:column-width="1.5875in"/>
    </style:style>
    <style:style style:name="Table1.B" style:family="table-column">
      <style:table-column-properties style:column-width="4.6319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3424in"/>
    </style:style>
    <style:style style:name="Table2.B" style:family="table-column">
      <style:table-column-properties style:column-width="5.3507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2.1444in"/>
    </style:style>
    <style:style style:name="Table3.B" style:family="table-column">
      <style:table-column-properties style:column-width="4.5486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1.3069in"/>
    </style:style>
    <style:style style:name="Table4.B" style:family="table-column">
      <style:table-column-properties style:column-width="5.3861in"/>
    </style:style>
    <style:style style:name="Table4.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1.3611in"/>
    </style:style>
    <style:style style:name="Table5.B" style:family="table-column">
      <style:table-column-properties style:column-width="5.3319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1.266in"/>
    </style:style>
    <style:style style:name="Table6.B" style:family="table-column">
      <style:table-column-properties style:column-width="5.4271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0.9986in"/>
    </style:style>
    <style:style style:name="Table7.B" style:family="table-column">
      <style:table-column-properties style:column-width="2.7729in"/>
    </style:style>
    <style:style style:name="Table7.C" style:family="table-column">
      <style:table-column-properties style:column-width="2.9215in"/>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1.2771in"/>
    </style:style>
    <style:style style:name="Table8.B" style:family="table-column">
      <style:table-column-properties style:column-width="5.416in"/>
    </style:style>
    <style:style style:name="Table8.A1" style:family="table-cell">
      <style:table-cell-properties style:vertical-align="middle" fo:padding="0.0194in" fo:border="none"/>
    </style:style>
    <style:style style:name="Table9" style:family="table">
      <style:table-properties style:width="5.4917in" table:align="left"/>
    </style:style>
    <style:style style:name="Table9.A" style:family="table-column">
      <style:table-column-properties style:column-width="1.184in"/>
    </style:style>
    <style:style style:name="Table9.B" style:family="table-column">
      <style:table-column-properties style:column-width="4.3076in"/>
    </style:style>
    <style:style style:name="Table9.A1" style:family="table-cell">
      <style:table-cell-properties style:vertical-align="middle" fo:padding="0.0194in" fo:border="none"/>
    </style:style>
    <style:style style:name="Table10" style:family="table">
      <style:table-properties style:width="6.6931in" table:align="left"/>
    </style:style>
    <style:style style:name="Table10.A" style:family="table-column">
      <style:table-column-properties style:column-width="1.1674in"/>
    </style:style>
    <style:style style:name="Table10.B" style:family="table-column">
      <style:table-column-properties style:column-width="5.5257in"/>
    </style:style>
    <style:style style:name="Table10.A1" style:family="table-cell">
      <style:table-cell-properties style:vertical-align="middle" fo:padding="0.0194in" fo:border="none"/>
    </style:style>
    <style:style style:name="Table11" style:family="table">
      <style:table-properties style:width="5.6528in" table:align="left"/>
    </style:style>
    <style:style style:name="Table11.A" style:family="table-column">
      <style:table-column-properties style:column-width="1.5785in"/>
    </style:style>
    <style:style style:name="Table11.B" style:family="table-column">
      <style:table-column-properties style:column-width="4.0743in"/>
    </style:style>
    <style:style style:name="Table11.A1" style:family="table-cell">
      <style:table-cell-properties style:vertical-align="middle" fo:padding="0.0194in" fo:border="none"/>
    </style:style>
    <style:style style:name="Table12" style:family="table">
      <style:table-properties style:width="4.0799in" table:align="left"/>
    </style:style>
    <style:style style:name="Table12.A" style:family="table-column">
      <style:table-column-properties style:column-width="1.0049in"/>
    </style:style>
    <style:style style:name="Table12.B" style:family="table-column">
      <style:table-column-properties style:column-width="3.075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1.2819in"/>
    </style:style>
    <style:style style:name="Table13.B" style:family="table-column">
      <style:table-column-properties style:column-width="5.4111in"/>
    </style:style>
    <style:style style:name="Table13.A1" style:family="table-cell">
      <style:table-cell-properties style:vertical-align="middle" fo:padding="0.0194in" fo:border="none"/>
    </style:style>
    <style:style style:name="Table14" style:family="table">
      <style:table-properties style:width="5.5174in" table:align="left"/>
    </style:style>
    <style:style style:name="Table14.A" style:family="table-column">
      <style:table-column-properties style:column-width="1.8653in"/>
    </style:style>
    <style:style style:name="Table14.B" style:family="table-column">
      <style:table-column-properties style:column-width="3.6521in"/>
    </style:style>
    <style:style style:name="Table14.A1" style:family="table-cell">
      <style:table-cell-properties style:vertical-align="middle" fo:padding="0.0194in" fo:border="none"/>
    </style:style>
    <style:style style:name="Table15" style:family="table">
      <style:table-properties style:width="6.2313in" table:align="left"/>
    </style:style>
    <style:style style:name="Table15.A" style:family="table-column">
      <style:table-column-properties style:column-width="0.684in"/>
    </style:style>
    <style:style style:name="Table15.B" style:family="table-column">
      <style:table-column-properties style:column-width="5.5472in"/>
    </style:style>
    <style:style style:name="Table15.A1" style:family="table-cell">
      <style:table-cell-properties style:vertical-align="middle" fo:padding="0.0194in" fo:border="none"/>
    </style:style>
    <style:style style:name="Table16" style:family="table">
      <style:table-properties style:width="5.2111in" table:align="left"/>
    </style:style>
    <style:style style:name="Table16.A" style:family="table-column">
      <style:table-column-properties style:column-width="1.1521in"/>
    </style:style>
    <style:style style:name="Table16.B" style:family="table-column">
      <style:table-column-properties style:column-width="2.8403in"/>
    </style:style>
    <style:style style:name="Table16.C" style:family="table-column">
      <style:table-column-properties style:column-width="1.2188in"/>
    </style:style>
    <style:style style:name="Table16.A1" style:family="table-cell">
      <style:table-cell-properties style:vertical-align="middle" fo:padding="0.0194in" fo:border="none"/>
    </style:style>
    <style:style style:name="P1" style:family="paragraph" style:parent-style-name="Heading_20_3">
      <style:text-properties style:font-name="Noto Serif Bengali" fo:font-size="11pt" style:font-size-asian="11pt" style:font-name-complex="Noto Serif Bengali" style:font-size-complex="11pt"/>
    </style:style>
    <style:style style:name="P2" style:family="paragraph" style:parent-style-name="Text_20_body">
      <style:text-properties style:font-name="Times New Roman" fo:font-size="12pt" style:font-size-asian="12pt" style:font-name-complex="Noto Serif Bengali" style:font-size-complex="12pt"/>
    </style:style>
    <style:style style:name="P3" style:family="paragraph" style:parent-style-name="Text_20_body" style:list-style-name="L1">
      <style:text-properties style:font-name="Noto Serif Bengali" fo:font-size="11pt" style:font-size-asian="11pt" style:font-name-complex="Noto Serif Bengali" style:font-size-complex="11pt"/>
    </style:style>
    <style:style style:name="P4" style:family="paragraph" style:parent-style-name="Text_20_body">
      <style:text-properties style:font-name="Noto Serif Bengali" fo:font-size="11pt" style:font-size-asian="11pt" style:font-name-complex="Noto Serif Bengali" style:font-size-complex="11pt"/>
    </style:style>
    <style:style style:name="P5" style:family="paragraph" style:parent-style-name="Text_20_body" style:list-style-name="L2">
      <style:text-properties style:font-name="Noto Serif Bengali" fo:font-size="11pt" style:font-size-asian="11pt" style:font-name-complex="Noto Serif Bengali" style:font-size-complex="11pt"/>
    </style:style>
    <style:style style:name="P6" style:family="paragraph" style:parent-style-name="Table_20_Contents">
      <style:text-properties style:font-name="Times New Roman" fo:font-size="12pt" style:font-size-asian="12pt" style:font-size-complex="12pt"/>
    </style:style>
    <style:style style:name="P7" style:family="paragraph" style:parent-style-name="Horizontal_20_Line">
      <style:paragraph-properties fo:margin-top="0in" fo:margin-bottom="0.0972in" style:contextual-spacing="false" fo:line-height="115%"/>
      <style:text-properties style:font-name="Times New Roman" fo:font-size="12pt" style:font-size-asian="12pt" style:font-name-complex="Noto Serif Bengali" style:font-size-complex="12pt"/>
    </style:style>
    <style:style style:name="P8" style:family="paragraph" style:parent-style-name="Heading_20_4">
      <style:paragraph-properties fo:margin-top="0in" fo:margin-bottom="0.0972in" style:contextual-spacing="false" fo:line-height="115%"/>
      <style:text-properties style:font-name="Noto Serif Bengali" fo:font-size="11pt" style:font-size-asian="11pt" style:font-name-complex="Noto Serif Bengali" style:font-size-complex="11pt"/>
    </style:style>
    <style:style style:name="P9" style:family="paragraph" style:parent-style-name="Preformatted_20_Text">
      <style:paragraph-properties fo:margin-left="0in" fo:margin-right="0in" fo:margin-top="0in" fo:margin-bottom="0.1965in" style:contextual-spacing="false" fo:line-height="115%" fo:text-indent="0in" style:auto-text-indent="false" style:writing-mode="lr-tb"/>
      <style:text-properties style:font-name="Noto Serif Bengali" fo:font-size="11pt" style:font-size-asian="11pt" style:font-name-complex="Noto Serif Bengali" style:font-size-complex="11pt"/>
    </style:style>
    <style:style style:name="P10" style:family="paragraph" style:parent-style-name="Text_20_body" style:list-style-name="L3">
      <style:text-properties style:font-name="Noto Serif Bengali" fo:font-size="11pt" style:font-size-asian="11pt" style:font-name-complex="Noto Serif Bengali" style:font-size-complex="11pt"/>
    </style:style>
    <style:style style:name="P11" style:family="paragraph" style:parent-style-name="Heading_20_5">
      <style:paragraph-properties fo:margin-top="0in" fo:margin-bottom="0.0972in" style:contextual-spacing="false" fo:line-height="115%"/>
      <style:text-properties style:font-name="Noto Serif Bengali" fo:font-size="11pt" style:font-size-asian="11pt" style:font-name-complex="Noto Serif Bengali" style:font-size-complex="11pt"/>
    </style:style>
    <style:style style:name="P12" style:family="paragraph" style:parent-style-name="Preformatted_20_Text">
      <style:paragraph-properties fo:margin-left="0in" fo:margin-right="0in" fo:line-height="115%" fo:text-indent="0in" style:auto-text-indent="false" style:writing-mode="lr-tb"/>
      <style:text-properties style:font-name="Noto Serif Bengali" fo:font-size="11pt" style:font-size-asian="11pt" style:font-name-complex="Noto Serif Bengali" style:font-size-complex="11pt"/>
    </style:style>
    <style:style style:name="P13" style:family="paragraph" style:parent-style-name="Preformatted_20_Text">
      <style:paragraph-properties fo:margin-top="0in" fo:margin-bottom="0.0972in" style:contextual-spacing="false" fo:line-height="115%" style:writing-mode="lr-tb"/>
      <style:text-properties style:font-name="Noto Serif Bengali" fo:font-size="11pt" style:font-size-asian="11pt" style:font-name-complex="Noto Serif Bengali" style:font-size-complex="11pt"/>
    </style:style>
    <style:style style:name="P14" style:family="paragraph" style:parent-style-name="Text_20_body" style:list-style-name="L4">
      <style:text-properties style:font-name="Noto Serif Bengali" fo:font-size="11pt" style:font-size-asian="11pt" style:font-name-complex="Noto Serif Bengali" style:font-size-complex="11pt"/>
    </style:style>
    <style:style style:name="P15" style:family="paragraph" style:parent-style-name="Text_20_body" style:list-style-name="L5">
      <style:text-properties style:font-name="Noto Serif Bengali" fo:font-size="11pt" style:font-size-asian="11pt" style:font-name-complex="Noto Serif Bengali" style:font-size-complex="11pt"/>
    </style:style>
    <style:style style:name="P16" style:family="paragraph" style:parent-style-name="Text_20_body" style:list-style-name="L6">
      <style:text-properties style:font-name="Noto Serif Bengali" fo:font-size="11pt" style:font-size-asian="11pt" style:font-name-complex="Noto Serif Bengali" style:font-size-complex="11pt"/>
    </style:style>
    <style:style style:name="P17" style:family="paragraph" style:parent-style-name="Text_20_body" style:list-style-name="L7">
      <style:text-properties style:font-name="Noto Serif Bengali" fo:font-size="11pt" style:font-size-asian="11pt" style:font-name-complex="Noto Serif Bengali" style:font-size-complex="11pt"/>
    </style:style>
    <style:style style:name="P18" style:family="paragraph" style:parent-style-name="Text_20_body" style:list-style-name="L8">
      <style:text-properties style:font-name="Noto Serif Bengali" fo:font-size="11pt" style:font-size-asian="11pt" style:font-name-complex="Noto Serif Bengali" style:font-size-complex="11pt"/>
    </style:style>
    <style:style style:name="P19" style:family="paragraph" style:parent-style-name="Text_20_body" style:list-style-name="L9">
      <style:text-properties style:font-name="Noto Serif Bengali" fo:font-size="11pt" style:font-size-asian="11pt" style:font-name-complex="Noto Serif Bengali" style:font-size-complex="11pt"/>
    </style:style>
    <style:style style:name="P20" style:family="paragraph" style:parent-style-name="Text_20_body" style:list-style-name="L10">
      <style:text-properties style:font-name="Noto Serif Bengali" fo:font-size="11pt" style:font-size-asian="11pt" style:font-name-complex="Noto Serif Bengali" style:font-size-complex="11pt"/>
    </style:style>
    <style:style style:name="P21" style:family="paragraph" style:parent-style-name="Text_20_body" style:list-style-name="L11">
      <style:text-properties style:font-name="Noto Serif Bengali" fo:font-size="11pt" style:font-size-asian="11pt" style:font-name-complex="Noto Serif Bengali" style:font-size-complex="11pt"/>
    </style:style>
    <style:style style:name="P22" style:family="paragraph" style:parent-style-name="Text_20_body" style:list-style-name="L12">
      <style:text-properties style:font-name="Noto Serif Bengali" fo:font-size="11pt" style:font-size-asian="11pt" style:font-name-complex="Noto Serif Bengali" style:font-size-complex="11pt"/>
    </style:style>
    <style:style style:name="P23" style:family="paragraph" style:parent-style-name="Text_20_body" style:list-style-name="L13">
      <style:text-properties style:font-name="Noto Serif Bengali" fo:font-size="11pt" style:font-size-asian="11pt" style:font-name-complex="Noto Serif Bengali" style:font-size-complex="11pt"/>
    </style:style>
    <style:style style:name="P24" style:family="paragraph" style:parent-style-name="Text_20_body" style:list-style-name="L14">
      <style:text-properties style:font-name="Noto Serif Bengali" fo:font-size="11pt" style:font-size-asian="11pt" style:font-name-complex="Noto Serif Bengali" style:font-size-complex="11pt"/>
    </style:style>
    <style:style style:name="P25" style:family="paragraph" style:parent-style-name="Text_20_body" style:list-style-name="L15">
      <style:text-properties style:font-name="Noto Serif Bengali" fo:font-size="11pt" style:font-size-asian="11pt" style:font-name-complex="Noto Serif Bengali" style:font-size-complex="11pt"/>
    </style:style>
    <style:style style:name="P26" style:family="paragraph" style:parent-style-name="Preformatted_20_Text">
      <style:paragraph-properties fo:margin-top="0in" fo:margin-bottom="0.0972in" style:contextual-spacing="false" fo:line-height="115%" style:writing-mode="lr-tb"/>
      <style:text-properties style:font-name="Times New Roman" fo:font-size="12pt" style:font-size-asian="12pt" style:font-name-complex="Noto Serif Bengali" style:font-size-complex="12pt"/>
    </style:style>
    <style:style style:name="P27" style:family="paragraph" style:parent-style-name="Text_20_body" style:list-style-name="L16">
      <style:text-properties style:font-name="Noto Serif Bengali" fo:font-size="11pt" style:font-size-asian="11pt" style:font-name-complex="Noto Serif Bengali" style:font-size-complex="11pt"/>
    </style:style>
    <style:style style:name="P28" style:family="paragraph" style:parent-style-name="Text_20_body" style:list-style-name="L17">
      <style:text-properties style:font-name="Noto Serif Bengali" fo:font-size="11pt" style:font-size-asian="11pt" style:font-name-complex="Noto Serif Bengali" style:font-size-complex="11pt"/>
    </style:style>
    <style:style style:name="P29" style:family="paragraph" style:parent-style-name="Text_20_body" style:list-style-name="L18">
      <style:text-properties style:font-name="Noto Serif Bengali" fo:font-size="11pt" style:font-size-asian="11pt" style:font-name-complex="Noto Serif Bengali" style:font-size-complex="11pt"/>
    </style:style>
    <style:style style:name="P30" style:family="paragraph" style:parent-style-name="Text_20_body" style:list-style-name="L19">
      <style:text-properties style:font-name="Noto Serif Bengali" fo:font-size="11pt" style:font-size-asian="11pt" style:font-name-complex="Noto Serif Bengali" style:font-size-complex="11pt"/>
    </style:style>
    <style:style style:name="P31" style:family="paragraph" style:parent-style-name="Text_20_body" style:list-style-name="L20">
      <style:text-properties style:font-name="Noto Serif Bengali" fo:font-size="11pt" style:font-size-asian="11pt" style:font-name-complex="Noto Serif Bengali" style:font-size-complex="11pt"/>
    </style:style>
    <style:style style:name="P32" style:family="paragraph" style:parent-style-name="Text_20_body" style:list-style-name="L20">
      <style:text-properties style:font-name="Times New Roman" fo:font-size="12pt" style:font-size-asian="12pt" style:font-name-complex="Noto Serif Bengali" style:font-size-complex="12pt"/>
    </style:style>
    <style:style style:name="P33" style:family="paragraph" style:parent-style-name="Text_20_body" style:list-style-name="L21">
      <style:text-properties style:font-name="Noto Serif Bengali" fo:font-size="11pt" style:font-size-asian="11pt" style:font-name-complex="Noto Serif Bengali" style:font-size-complex="11pt"/>
    </style:style>
    <style:style style:name="P34" style:family="paragraph" style:parent-style-name="Text_20_body" style:list-style-name="L22">
      <style:text-properties style:font-name="Noto Serif Bengali" fo:font-size="11pt" style:font-size-asian="11pt" style:font-name-complex="Noto Serif Bengali" style:font-size-complex="11pt"/>
    </style:style>
    <style:style style:name="P35" style:family="paragraph" style:parent-style-name="Text_20_body" style:list-style-name="L23">
      <style:text-properties style:font-name="Noto Serif Bengali" fo:font-size="11pt" style:font-size-asian="11pt" style:font-name-complex="Noto Serif Bengali" style:font-size-complex="11pt"/>
    </style:style>
    <style:style style:name="P36" style:family="paragraph" style:parent-style-name="Text_20_body" style:list-style-name="L24">
      <style:text-properties style:font-name="Noto Serif Bengali" fo:font-size="11pt" style:font-size-asian="11pt" style:font-name-complex="Noto Serif Bengali" style:font-size-complex="11pt"/>
    </style:style>
    <style:style style:name="P37" style:family="paragraph" style:parent-style-name="Text_20_body" style:list-style-name="L25">
      <style:text-properties style:font-name="Noto Serif Bengali" fo:font-size="11pt" style:font-size-asian="11pt" style:font-name-complex="Noto Serif Bengali" style:font-size-complex="11pt"/>
    </style:style>
    <style:style style:name="P38" style:family="paragraph" style:parent-style-name="Text_20_body" style:list-style-name="L26">
      <style:text-properties style:font-name="Times New Roman" fo:font-size="12pt" style:font-size-asian="12pt" style:font-name-complex="Noto Serif Bengali" style:font-size-complex="12pt"/>
    </style:style>
    <style:style style:name="P39" style:family="paragraph" style:parent-style-name="Text_20_body" style:list-style-name="L26">
      <style:text-properties style:font-name="Noto Serif Bengali" fo:font-size="11pt" style:font-size-asian="11pt" style:font-name-complex="Noto Serif Bengali" style:font-size-complex="11pt"/>
    </style:style>
    <style:style style:name="P40" style:family="paragraph" style:parent-style-name="Text_20_body" style:list-style-name="L27">
      <style:text-properties style:font-name="Noto Serif Bengali" fo:font-size="11pt" style:font-size-asian="11pt" style:font-name-complex="Noto Serif Bengali" style:font-size-complex="11pt"/>
    </style:style>
    <style:style style:name="P41" style:family="paragraph" style:parent-style-name="Text_20_body" style:list-style-name="L28">
      <style:text-properties style:font-name="Noto Serif Bengali" fo:font-size="11pt" style:font-size-asian="11pt" style:font-name-complex="Noto Serif Bengali" style:font-size-complex="11pt"/>
    </style:style>
    <style:style style:name="P42" style:family="paragraph" style:parent-style-name="Text_20_body" style:list-style-name="L29">
      <style:text-properties style:font-name="Noto Serif Bengali" fo:font-size="11pt" style:font-size-asian="11pt" style:font-name-complex="Noto Serif Bengali" style:font-size-complex="11pt"/>
    </style:style>
    <style:style style:name="P43" style:family="paragraph" style:parent-style-name="Text_20_body" style:list-style-name="L30">
      <style:text-properties style:font-name="Noto Serif Bengali" fo:font-size="11pt" style:font-size-asian="11pt" style:font-name-complex="Noto Serif Bengali" style:font-size-complex="11pt"/>
    </style:style>
    <style:style style:name="P44" style:family="paragraph" style:parent-style-name="Text_20_body" style:list-style-name="L31">
      <style:text-properties style:font-name="Noto Serif Bengali" fo:font-size="11pt" style:font-size-asian="11pt" style:font-name-complex="Noto Serif Bengali" style:font-size-complex="11pt"/>
    </style:style>
    <style:style style:name="P45" style:family="paragraph" style:parent-style-name="Text_20_body" style:list-style-name="L32">
      <style:text-properties style:font-name="Noto Serif Bengali" fo:font-size="11pt" style:font-size-asian="11pt" style:font-name-complex="Noto Serif Bengali" style:font-size-complex="11pt"/>
    </style:style>
    <style:style style:name="P46" style:family="paragraph" style:parent-style-name="Text_20_body" style:list-style-name="L33">
      <style:text-properties style:font-name="Noto Serif Bengali" fo:font-size="11pt" style:font-size-asian="11pt" style:font-name-complex="Noto Serif Bengali" style:font-size-complex="11pt"/>
    </style:style>
    <style:style style:name="P47" style:family="paragraph" style:parent-style-name="Text_20_body" style:list-style-name="L34">
      <style:text-properties style:font-name="Noto Serif Bengali" fo:font-size="11pt" style:font-size-asian="11pt" style:font-name-complex="Noto Serif Bengali" style:font-size-complex="11pt"/>
    </style:style>
    <style:style style:name="P48" style:family="paragraph" style:parent-style-name="Text_20_body" style:list-style-name="L35">
      <style:text-properties style:font-name="Noto Serif Bengali" fo:font-size="11pt" style:font-size-asian="11pt" style:font-name-complex="Noto Serif Bengali" style:font-size-complex="11pt"/>
    </style:style>
    <style:style style:name="P49" style:family="paragraph" style:parent-style-name="Text_20_body" style:list-style-name="L35">
      <style:text-properties style:font-name="Times New Roman" fo:font-size="12pt" style:font-size-asian="12pt" style:font-name-complex="Noto Serif Bengali" style:font-size-complex="12pt"/>
    </style:style>
    <style:style style:name="P50" style:family="paragraph" style:parent-style-name="Text_20_body" style:list-style-name="L36">
      <style:text-properties style:font-name="Noto Serif Bengali" fo:font-size="11pt" style:font-size-asian="11pt" style:font-name-complex="Noto Serif Bengali" style:font-size-complex="11pt"/>
    </style:style>
    <style:style style:name="P51" style:family="paragraph" style:parent-style-name="Text_20_body" style:list-style-name="L37">
      <style:text-properties style:font-name="Noto Serif Bengali" fo:font-size="11pt" style:font-size-asian="11pt" style:font-name-complex="Noto Serif Bengali" style:font-size-complex="11pt"/>
    </style:style>
    <style:style style:name="P52" style:family="paragraph" style:parent-style-name="Text_20_body" style:list-style-name="L38">
      <style:text-properties style:font-name="Noto Serif Bengali" fo:font-size="11pt" style:font-size-asian="11pt" style:font-name-complex="Noto Serif Bengali" style:font-size-complex="11pt"/>
    </style:style>
    <style:style style:name="P53" style:family="paragraph" style:parent-style-name="Text_20_body" style:list-style-name="L39">
      <style:text-properties style:font-name="Noto Serif Bengali" fo:font-size="11pt" style:font-size-asian="11pt" style:font-name-complex="Noto Serif Bengali" style:font-size-complex="11pt"/>
    </style:style>
    <style:style style:name="P54" style:family="paragraph" style:parent-style-name="Text_20_body" style:list-style-name="L39">
      <style:text-properties style:font-name="Times New Roman" fo:font-size="12pt" style:font-size-asian="12pt" style:font-name-complex="Noto Serif Bengali" style:font-size-complex="12pt"/>
    </style:style>
    <style:style style:name="P55" style:family="paragraph" style:parent-style-name="Text_20_body" style:list-style-name="L40">
      <style:text-properties style:font-name="Noto Serif Bengali" fo:font-size="11pt" style:font-size-asian="11pt" style:font-name-complex="Noto Serif Bengali" style:font-size-complex="11pt"/>
    </style:style>
    <style:style style:name="P56" style:family="paragraph" style:parent-style-name="Preformatted_20_Text">
      <style:paragraph-properties fo:line-height="115%"/>
      <style:text-properties style:font-name="Times New Roman" fo:font-size="12pt" style:font-size-asian="12pt" style:font-name-complex="Noto Serif Bengali" style:font-size-complex="12pt"/>
    </style:style>
    <style:style style:name="P57" style:family="paragraph" style:parent-style-name="Text_20_body" style:list-style-name="L41">
      <style:text-properties style:font-name="Noto Serif Bengali" fo:font-size="11pt" style:font-size-asian="11pt" style:font-name-complex="Noto Serif Bengali" style:font-size-complex="11pt"/>
    </style:style>
    <style:style style:name="P58" style:family="paragraph" style:parent-style-name="Text_20_body" style:list-style-name="L42">
      <style:text-properties style:font-name="Noto Serif Bengali" fo:font-size="11pt" style:font-size-asian="11pt" style:font-name-complex="Noto Serif Bengali" style:font-size-complex="11pt"/>
    </style:style>
    <style:style style:name="P59" style:family="paragraph" style:parent-style-name="Text_20_body" style:list-style-name="L43">
      <style:text-properties style:font-name="Noto Serif Bengali" fo:font-size="11pt" style:font-size-asian="11pt" style:font-name-complex="Noto Serif Bengali" style:font-size-complex="11pt"/>
    </style:style>
    <style:style style:name="P60" style:family="paragraph" style:parent-style-name="Text_20_body" style:list-style-name="L44">
      <style:text-properties style:font-name="Noto Serif Bengali" fo:font-size="11pt" style:font-size-asian="11pt" style:font-name-complex="Noto Serif Bengali" style:font-size-complex="11pt"/>
    </style:style>
    <style:style style:name="P61" style:family="paragraph" style:parent-style-name="Text_20_body" style:list-style-name="L45">
      <style:text-properties style:font-name="Noto Serif Bengali" fo:font-size="11pt" style:font-size-asian="11pt" style:font-name-complex="Noto Serif Bengali" style:font-size-complex="11pt"/>
    </style:style>
    <style:style style:name="P62" style:family="paragraph" style:parent-style-name="Text_20_body" style:list-style-name="L46">
      <style:text-properties style:font-name="Times New Roman" fo:font-size="12pt" style:font-size-asian="12pt" style:font-name-complex="Noto Serif Bengali" style:font-size-complex="12pt"/>
    </style:style>
    <style:style style:name="P63" style:family="paragraph" style:parent-style-name="Text_20_body" style:list-style-name="L46">
      <style:text-properties style:font-name="Noto Serif Bengali" fo:font-size="11pt" style:font-size-asian="11pt" style:font-name-complex="Noto Serif Bengali" style:font-size-complex="11pt"/>
    </style:style>
    <style:style style:name="P64" style:family="paragraph" style:parent-style-name="Heading_20_3">
      <style:text-properties style:font-name="Times New Roman" fo:font-size="12pt" style:font-size-asian="12pt" style:font-name-complex="Noto Serif Bengali" style:font-size-complex="12pt"/>
    </style:style>
    <style:style style:name="P65" style:family="paragraph" style:parent-style-name="Heading_20_4">
      <style:paragraph-properties fo:margin-top="0in" fo:margin-bottom="0.0972in" style:contextual-spacing="false" fo:line-height="115%"/>
      <style:text-properties style:font-name="Times New Roman" style:font-name-complex="Noto Serif Bengali"/>
    </style:style>
    <style:style style:name="P66" style:family="paragraph" style:parent-style-name="Text_20_body">
      <style:text-properties style:font-name="Times New Roman" style:font-size-asian="12pt" style:font-name-complex="Noto Serif Bengali"/>
    </style:style>
    <style:style style:name="P67" style:family="paragraph" style:parent-style-name="Text_20_body" style:list-style-name="L47">
      <style:text-properties style:font-name="Times New Roman" style:font-size-asian="12pt" style:font-name-complex="Noto Serif Bengali"/>
    </style:style>
    <style:style style:name="P68" style:family="paragraph" style:parent-style-name="Preformatted_20_Text">
      <style:paragraph-properties fo:margin-left="0in" fo:margin-right="0in" fo:line-height="115%" fo:text-indent="0in" style:auto-text-indent="false" style:writing-mode="lr-tb"/>
      <style:text-properties style:font-name="Times New Roman" fo:font-size="12pt" style:font-size-asian="12pt" style:font-name-complex="Noto Serif Bengali" style:font-size-complex="12pt"/>
    </style:style>
    <style:style style:name="P69" style:family="paragraph" style:parent-style-name="Text_20_body" style:list-style-name="L48">
      <style:text-properties style:font-name="Times New Roman" style:font-size-asian="12pt" style:font-name-complex="Noto Serif Bengali"/>
    </style:style>
    <style:style style:name="P70" style:family="paragraph" style:parent-style-name="Text_20_body" style:list-style-name="L49">
      <style:text-properties style:font-name="Times New Roman" style:font-size-asian="12pt" style:font-name-complex="Noto Serif Bengali"/>
    </style:style>
    <style:style style:name="P71" style:family="paragraph" style:parent-style-name="Text_20_body" style:list-style-name="L50">
      <style:text-properties style:font-name="Times New Roman" style:font-size-asian="12pt" style:font-name-complex="Noto Serif Bengali"/>
    </style:style>
    <style:style style:name="P72" style:family="paragraph" style:parent-style-name="Text_20_body" style:list-style-name="L51">
      <style:text-properties style:font-name="Times New Roman" style:font-size-asian="12pt" style:font-name-complex="Noto Serif Bengali"/>
    </style:style>
    <style:style style:name="P73" style:family="paragraph" style:parent-style-name="Text_20_body" style:list-style-name="L52">
      <style:text-properties style:font-name="Times New Roman" style:font-size-asian="12pt" style:font-name-complex="Noto Serif Bengali"/>
    </style:style>
    <style:style style:name="P74" style:family="paragraph" style:parent-style-name="Text_20_body" style:list-style-name="L53">
      <style:text-properties style:font-name="Times New Roman" style:font-size-asian="12pt" style:font-name-complex="Noto Serif Bengali"/>
    </style:style>
    <style:style style:name="P75" style:family="paragraph" style:parent-style-name="Text_20_body" style:list-style-name="L54">
      <style:text-properties style:font-name="Times New Roman" style:font-size-asian="12pt" style:font-name-complex="Noto Serif Bengali"/>
    </style:style>
    <style:style style:name="P76" style:family="paragraph" style:parent-style-name="Text_20_body" style:list-style-name="L55">
      <style:text-properties style:font-name="Times New Roman" style:font-size-asian="12pt" style:font-name-complex="Noto Serif Bengali"/>
    </style:style>
    <style:style style:name="P77" style:family="paragraph" style:parent-style-name="Text_20_body" style:list-style-name="L56">
      <style:text-properties style:font-name="Times New Roman" style:font-size-asian="12pt" style:font-name-complex="Noto Serif Bengali"/>
    </style:style>
    <style:style style:name="P78" style:family="paragraph" style:parent-style-name="Text_20_body" style:list-style-name="L57">
      <style:text-properties style:font-name="Times New Roman" style:font-size-asian="12pt" style:font-name-complex="Noto Serif Bengali"/>
    </style:style>
    <style:style style:name="P79" style:family="paragraph" style:parent-style-name="Text_20_body">
      <style:text-properties style:font-name="Times New Roman" fo:font-size="12pt" officeooo:rsid="00129e9f" officeooo:paragraph-rsid="00129e9f" style:font-size-asian="12pt" style:font-name-complex="Noto Serif Bengali" style:font-size-complex="12pt"/>
    </style:style>
    <style:style style:name="P80" style:family="paragraph" style:parent-style-name="Heading_20_3">
      <style:text-properties style:font-name="Times New Roman" fo:font-size="12pt" officeooo:rsid="00129e9f" officeooo:paragraph-rsid="00129e9f" style:font-size-asian="12pt" style:font-name-complex="Noto Serif Bengali" style:font-size-complex="12pt"/>
    </style:style>
    <style:style style:name="P81" style:family="paragraph" style:parent-style-name="Horizontal_20_Line">
      <style:paragraph-properties fo:margin-top="0in" fo:margin-bottom="0.0972in" style:contextual-spacing="false" fo:line-height="115%"/>
      <style:text-properties style:font-name="Times New Roman" fo:font-size="12pt" officeooo:rsid="00129e9f" style:font-size-asian="12pt" style:font-name-complex="Noto Serif Bengali" style:font-size-complex="12pt"/>
    </style:style>
    <style:style style:name="P82" style:family="paragraph" style:parent-style-name="Heading_20_4">
      <style:paragraph-properties fo:margin-top="0in" fo:margin-bottom="0.0972in" style:contextual-spacing="false" fo:line-height="115%"/>
      <style:text-properties style:font-name="Times New Roman" officeooo:rsid="00129e9f" style:font-name-complex="Noto Serif Bengali"/>
    </style:style>
    <style:style style:name="P83" style:family="paragraph" style:parent-style-name="Text_20_body">
      <style:text-properties style:font-name="Times New Roman" officeooo:rsid="00129e9f" style:font-size-asian="12pt" style:font-name-complex="Noto Serif Bengali"/>
    </style:style>
    <style:style style:name="P84" style:family="paragraph" style:parent-style-name="Text_20_body" style:list-style-name="L58">
      <style:text-properties style:font-name="Times New Roman" officeooo:rsid="00129e9f" style:font-size-asian="12pt" style:font-name-complex="Noto Serif Bengali"/>
    </style:style>
    <style:style style:name="P85" style:family="paragraph" style:parent-style-name="Preformatted_20_Text">
      <style:paragraph-properties fo:margin-left="0in" fo:margin-right="0in" fo:margin-top="0in" fo:margin-bottom="0.1965in" style:contextual-spacing="false" fo:line-height="115%" fo:text-indent="0in" style:auto-text-indent="false" style:writing-mode="lr-tb"/>
      <style:text-properties style:font-name="Times New Roman" fo:font-size="12pt" officeooo:rsid="00129e9f" style:font-size-asian="12pt" style:font-name-complex="Noto Serif Bengali" style:font-size-complex="12pt"/>
    </style:style>
    <style:style style:name="P86" style:family="paragraph" style:parent-style-name="Preformatted_20_Text">
      <style:paragraph-properties fo:margin-left="0in" fo:margin-right="0in" fo:line-height="115%" fo:text-indent="0in" style:auto-text-indent="false" style:writing-mode="lr-tb"/>
      <style:text-properties style:font-name="Times New Roman" fo:font-size="12pt" officeooo:rsid="00129e9f" style:font-size-asian="12pt" style:font-name-complex="Noto Serif Bengali" style:font-size-complex="12pt"/>
    </style:style>
    <style:style style:name="P87" style:family="paragraph" style:parent-style-name="Preformatted_20_Text">
      <style:paragraph-properties fo:margin-top="0in" fo:margin-bottom="0.0972in" style:contextual-spacing="false" fo:line-height="115%" style:writing-mode="lr-tb"/>
      <style:text-properties style:font-name="Times New Roman" fo:font-size="12pt" officeooo:rsid="00129e9f" style:font-size-asian="12pt" style:font-name-complex="Noto Serif Bengali" style:font-size-complex="12pt"/>
    </style:style>
    <style:style style:name="P88" style:family="paragraph" style:parent-style-name="Text_20_body">
      <style:text-properties style:font-name="Times New Roman" fo:font-size="12pt" officeooo:rsid="00129e9f" style:font-size-asian="12pt" style:font-name-complex="Noto Serif Bengali" style:font-size-complex="12pt"/>
    </style:style>
    <style:style style:name="P89" style:family="paragraph" style:parent-style-name="Heading_20_2">
      <style:text-properties style:font-name="Times New Roman" fo:font-size="12pt" officeooo:rsid="00129e9f" officeooo:paragraph-rsid="00129e9f" style:font-size-asian="12pt" style:font-name-complex="Noto Serif Bengali" style:font-size-complex="12pt"/>
    </style:style>
    <style:style style:name="P90" style:family="paragraph" style:parent-style-name="Heading_20_3">
      <style:paragraph-properties fo:margin-top="0in" fo:margin-bottom="0.0972in" style:contextual-spacing="false" fo:line-height="115%"/>
      <style:text-properties style:font-name="Times New Roman" fo:font-size="12pt" officeooo:rsid="00129e9f" style:font-size-asian="12pt" style:font-name-complex="Noto Serif Bengali" style:font-size-complex="12pt"/>
    </style:style>
    <style:style style:name="P91" style:family="paragraph" style:parent-style-name="Preformatted_20_Text">
      <style:paragraph-properties fo:line-height="115%"/>
      <style:text-properties style:font-name="Times New Roman" fo:font-size="12pt" officeooo:rsid="00129e9f" style:font-size-asian="12pt" style:font-name-complex="Noto Serif Bengali" style:font-size-complex="12pt"/>
    </style:style>
    <style:style style:name="P92" style:family="paragraph" style:parent-style-name="Text_20_body" style:list-style-name="L59">
      <style:text-properties style:font-name="Times New Roman" officeooo:rsid="00129e9f" style:font-size-asian="12pt" style:font-name-complex="Noto Serif Bengali"/>
    </style:style>
    <style:style style:name="P93" style:family="paragraph" style:parent-style-name="Text_20_body" style:list-style-name="L60">
      <style:text-properties style:font-name="Times New Roman" fo:font-size="12pt" officeooo:rsid="00129e9f" style:font-size-asian="12pt" style:font-name-complex="Noto Serif Bengali" style:font-size-complex="12pt"/>
    </style:style>
    <style:style style:name="P94" style:family="paragraph" style:parent-style-name="Text_20_body" style:list-style-name="L61">
      <style:text-properties style:font-name="Times New Roman" fo:font-size="12pt" officeooo:rsid="00129e9f" style:font-size-asian="12pt" style:font-name-complex="Noto Serif Bengali" style:font-size-complex="12pt"/>
    </style:style>
    <style:style style:name="P95" style:family="paragraph" style:parent-style-name="Table_20_Heading">
      <style:text-properties style:font-name="Times New Roman" fo:font-size="12pt" style:font-size-asian="12pt" style:font-size-complex="12pt"/>
    </style:style>
    <style:style style:name="P96" style:family="paragraph" style:parent-style-name="Text_20_body" style:list-style-name="L62">
      <style:text-properties style:font-name="Times New Roman" officeooo:rsid="00129e9f" style:font-size-asian="12pt" style:font-name-complex="Noto Serif Bengali"/>
    </style:style>
    <style:style style:name="P97" style:family="paragraph" style:parent-style-name="Text_20_body" style:list-style-name="L62">
      <style:text-properties style:font-name="Times New Roman" fo:font-size="12pt" officeooo:rsid="00129e9f" style:font-size-asian="12pt" style:font-name-complex="Noto Serif Bengali" style:font-size-complex="12pt"/>
    </style:style>
    <style:style style:name="P98" style:family="paragraph" style:parent-style-name="Heading_20_4">
      <style:paragraph-properties fo:margin-top="0in" fo:margin-bottom="0.0972in" style:contextual-spacing="false" fo:line-height="115%"/>
      <style:text-properties style:font-name="Times New Roman" fo:font-size="12pt" officeooo:rsid="00129e9f" style:font-size-asian="12pt" style:font-name-complex="Noto Serif Bengali" style:font-size-complex="12pt"/>
    </style:style>
    <style:style style:name="P99" style:family="paragraph" style:parent-style-name="Text_20_body" style:list-style-name="L63">
      <style:text-properties style:font-name="Times New Roman" officeooo:rsid="00129e9f" style:font-size-asian="12pt" style:font-name-complex="Noto Serif Bengali"/>
    </style:style>
    <style:style style:name="P100" style:family="paragraph" style:parent-style-name="Text_20_body" style:list-style-name="L64">
      <style:text-properties style:font-name="Times New Roman" officeooo:rsid="00129e9f" style:font-size-asian="12pt" style:font-name-complex="Noto Serif Bengali"/>
    </style:style>
    <style:style style:name="P101" style:family="paragraph" style:parent-style-name="Text_20_body" style:list-style-name="L65">
      <style:text-properties style:font-name="Times New Roman" officeooo:rsid="00129e9f" style:font-size-asian="12pt" style:font-name-complex="Noto Serif Bengali"/>
    </style:style>
    <style:style style:name="P102" style:family="paragraph" style:parent-style-name="Heading_20_2">
      <style:paragraph-properties fo:margin-top="0in" fo:margin-bottom="0.0972in" style:contextual-spacing="false" fo:line-height="115%"/>
      <style:text-properties style:font-name="Times New Roman" fo:font-size="12pt" officeooo:rsid="00129e9f" style:font-size-asian="12pt" style:font-name-complex="Noto Serif Bengali"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style:style>
    <style:style style:name="T3" style:family="text">
      <style:text-properties style:font-name="Times New Roman" fo:font-size="12pt" style:font-size-complex="12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text:span text:style-name="T1">C++ Introduction</text:span></text:span></text:h>
      <text:p text:style-name="P2"><text:line-break/>C++ is a powerful, high-performance programming language that is widely used for system/software development, game development, and applications requiring high-performance graphics or computational needs. It is an extension of the C programming language and was developed by Bjarne Stroustrup in 1979. C++ is an object-oriented programming language, which means it focuses on objects and data, as opposed to the procedural approach used in C.</text:p>
      <text:p text:style-name="P2">Key features of C++ include:</text:p>
      <text:list text:style-name="L1">
        <text:list-item>
          <text:p text:style-name="P3"><text:span text:style-name="Strong_20_Emphasis"><text:span text:style-name="T1">Object-Oriented Programming (OOP):</text:span></text:span><text:span text:style-name="T1"> C++ supports the concepts of classes, objects, inheritance, polymorphism, and encapsulation.</text:span></text:p>
        </text:list-item>
        <text:list-item>
          <text:p text:style-name="P3"><text:span text:style-name="Strong_20_Emphasis"><text:span text:style-name="T1">Memory Management:</text:span></text:span><text:span text:style-name="T1"> It allows direct manipulation of memory via pointers, offering fine-grained control.</text:span></text:p>
        </text:list-item>
        <text:list-item>
          <text:p text:style-name="P3"><text:span text:style-name="Strong_20_Emphasis"><text:span text:style-name="T1">Performance:</text:span></text:span><text:span text:style-name="T1"> C++ is known for its high performance, making it suitable for resource-constrained applications like games and real-time systems.</text:span></text:p>
        </text:list-item>
        <text:list-item>
          <text:p text:style-name="P3"><text:span text:style-name="Strong_20_Emphasis"><text:span text:style-name="T1">Standard Template Library (STL):</text:span></text:span><text:span text:style-name="T1"> C++ provides a collection of template classes and functions, like vectors, lists, queues, and algorithms, which can be used directly.</text:span></text:p>
        </text:list-item>
      </text:list>
      <text:p text:style-name="P4"><text:span text:style-name="Strong_20_Emphasis"><text:span text:style-name="T1">Important Keywords in C++:</text:span></text:span></text:p>
      <text:list text:style-name="L2">
        <text:list-item>
          <text:p text:style-name="P5"><text:span text:style-name="Source_20_Text"><text:span text:style-name="T1">class</text:span></text:span><text:span text:style-name="T1">, </text:span><text:span text:style-name="Source_20_Text"><text:span text:style-name="T1">private</text:span></text:span><text:span text:style-name="T1">, </text:span><text:span text:style-name="Source_20_Text"><text:span text:style-name="T1">public</text:span></text:span><text:span text:style-name="T1">, </text:span><text:span text:style-name="Source_20_Text"><text:span text:style-name="T1">protected</text:span></text:span><text:span text:style-name="T1">, </text:span><text:span text:style-name="Source_20_Text"><text:span text:style-name="T1">virtual</text:span></text:span><text:span text:style-name="T1">, </text:span><text:span text:style-name="Source_20_Text"><text:span text:style-name="T1">friend</text:span></text:span><text:span text:style-name="T1">, </text:span><text:span text:style-name="Source_20_Text"><text:span text:style-name="T1">namespace</text:span></text:span><text:span text:style-name="T1">, etc.</text:span></text:p>
        </text:list-item>
      </text:list>
      <text:p text:style-name="P4"><text:span text:style-name="Strong_20_Emphasis"><text:span text:style-name="T1">Summary Note:</text:span></text:span></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ext:span text:style-name="T1">Concept</text:span></text:span></text:p>
            </table:table-cell>
            <table:table-cell table:style-name="Table1.A1" office:value-type="string">
              <text:p text:style-name="Table_20_Heading"><text:span text:style-name="Strong_20_Emphasis"><text:span text:style-name="T1">Explanation</text:span></text:span></text:p>
            </table:table-cell>
          </table:table-row>
        </table:table-header-rows>
        <table:table-row>
          <table:table-cell table:style-name="Table1.A1" office:value-type="string">
            <text:p text:style-name="Table_20_Contents"><text:span text:style-name="Strong_20_Emphasis"><text:span text:style-name="T1">Definition</text:span></text:span></text:p>
          </table:table-cell>
          <table:table-cell table:style-name="Table1.A1" office:value-type="string">
            <text:p text:style-name="P6">C++ is a high-performance, object-oriented programming language.</text:p>
          </table:table-cell>
        </table:table-row>
        <table:table-row>
          <table:table-cell table:style-name="Table1.A1" office:value-type="string">
            <text:p text:style-name="Table_20_Contents"><text:span text:style-name="Strong_20_Emphasis"><text:span text:style-name="T1">Key Features</text:span></text:span></text:p>
          </table:table-cell>
          <table:table-cell table:style-name="Table1.A1" office:value-type="string">
            <text:p text:style-name="P6">OOP, memory management, high performance, STL.</text:p>
          </table:table-cell>
        </table:table-row>
        <table:table-row>
          <table:table-cell table:style-name="Table1.A1" office:value-type="string">
            <text:p text:style-name="Table_20_Contents"><text:span text:style-name="Strong_20_Emphasis"><text:span text:style-name="T1">Important Keywords</text:span></text:span></text:p>
          </table:table-cell>
          <table:table-cell table:style-name="Table1.A1" office:value-type="string">
            <text:p text:style-name="Table_20_Contents"><text:span text:style-name="Source_20_Text"><text:span text:style-name="T1">class</text:span></text:span><text:span text:style-name="T1">, </text:span><text:span text:style-name="Source_20_Text"><text:span text:style-name="T1">private</text:span></text:span><text:span text:style-name="T1">, </text:span><text:span text:style-name="Source_20_Text"><text:span text:style-name="T1">public</text:span></text:span><text:span text:style-name="T1">, </text:span><text:span text:style-name="Source_20_Text"><text:span text:style-name="T1">protected</text:span></text:span><text:span text:style-name="T1">, </text:span><text:span text:style-name="Source_20_Text"><text:span text:style-name="T1">virtual</text:span></text:span><text:span text:style-name="T1">, </text:span><text:span text:style-name="Source_20_Text"><text:span text:style-name="T1">friend</text:span></text:span><text:span text:style-name="T1">.</text:span></text:p>
          </table:table-cell>
        </table:table-row>
      </table:table>
      <text:p text:style-name="P2"/>
      <text:p text:style-name="P2"/>
      <text:p text:style-name="P2"/>
      <text:p text:style-name="P2"/>
      <text:p text:style-name="P2"/>
      <text:h text:style-name="P1" text:outline-level="3"><text:span text:style-name="Strong_20_Emphasis"><text:span text:style-name="T1">Input/Output in C++</text:span></text:span></text:h>
      <text:p text:style-name="P7"/>
      <text:h text:style-name="P8" text:outline-level="4"><text:span text:style-name="Strong_20_Emphasis"><text:span text:style-name="T1">Introduction</text:span></text:span></text:h>
      <text:p text:style-name="P4"><text:span text:style-name="T1">In C++, input and output (I/O) operations are performed using streams. C++ provides several ways to read from and write to the console or files. The two primary methods for input and output in C++ are the </text:span><text:span text:style-name="Source_20_Text"><text:span text:style-name="T1">cin</text:span></text:span><text:span text:style-name="T1"> and </text:span><text:span text:style-name="Source_20_Text"><text:span text:style-name="T1">cout</text:span></text:span><text:span text:style-name="T1"> objects, which belong to the </text:span><text:span text:style-name="Source_20_Text"><text:span text:style-name="T1">iostream</text:span></text:span><text:span text:style-name="T1"> library.</text:span></text:p>
      <text:p text:style-name="P7"/>
      <text:h text:style-name="P8" text:outline-level="4"><text:soft-page-break/><text:span text:style-name="Strong_20_Emphasis"><text:span text:style-name="T1">1. Input in C++ (cin)</text:span></text:span></text:h>
      <text:p text:style-name="P4"><text:span text:style-name="Source_20_Text"><text:span text:style-name="T1">cin</text:span></text:span><text:span text:style-name="T1"> (character input) is used to get input from the user. It is part of the </text:span><text:span text:style-name="Source_20_Text"><text:span text:style-name="T1">iostream</text:span></text:span><text:span text:style-name="T1"> library and is typically used for reading data from the console.</text:span></text:p>
      <text:p text:style-name="P4"><text:span text:style-name="Strong_20_Emphasis"><text:span text:style-name="T1">Syntax</text:span></text:span><text:span text:style-name="T1">:</text:span></text:p>
      <text:p text:style-name="P9"><text:span text:style-name="Source_20_Text"><text:span text:style-name="T1">cin &gt;&gt; variable;</text:span></text:span></text:p>
      <text:p text:style-name="P9"><text:span text:style-name="Source_20_Text"><text:span text:style-name="T1"/></text:span></text:p>
      <text:p text:style-name="P4"><text:span text:style-name="Strong_20_Emphasis"><text:span text:style-name="T1">Explanation</text:span></text:span><text:span text:style-name="T1">:</text:span></text:p>
      <text:list text:style-name="L3">
        <text:list-item>
          <text:p text:style-name="P10"><text:span text:style-name="T1">The </text:span><text:span text:style-name="Source_20_Text"><text:span text:style-name="T1">cin</text:span></text:span><text:span text:style-name="T1"> object reads the data entered by the user and stores it in the specified variable.</text:span></text:p>
        </text:list-item>
        <text:list-item>
          <text:p text:style-name="P10"><text:span text:style-name="Source_20_Text"><text:span text:style-name="T1">&gt;&gt;</text:span></text:span><text:span text:style-name="T1"> is called the extraction operator.</text:span></text:p>
        </text:list-item>
      </text:list>
      <text:h text:style-name="P11" text:outline-level="5"><text:span text:style-name="Strong_20_Emphasis"><text:span text:style-name="T1">Example</text:span></text:span><text:span text:style-name="T1">:</text:span></text:h>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int number;</text:span></text:span></text:p>
      <text:p text:style-name="P13"><text:span text:style-name="Source_20_Text"><text:span text:style-name="T1"><text:s text:c="4"/>cout &lt;&lt; "Enter a number: ";</text:span></text:span></text:p>
      <text:p text:style-name="P13"><text:span text:style-name="Source_20_Text"><text:span text:style-name="T1"><text:s text:c="4"/>cin &gt;&gt; number;</text:span></text:span></text:p>
      <text:p text:style-name="P13"><text:span text:style-name="Source_20_Text"><text:span text:style-name="T1"><text:s text:c="4"/>cout &lt;&lt; "You entered: " &lt;&lt; number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7"/>
      <text:h text:style-name="P8" text:outline-level="4"><text:span text:style-name="Strong_20_Emphasis"><text:span text:style-name="T1">2. Output in C++ (cout)</text:span></text:span></text:h>
      <text:p text:style-name="P4"><text:span text:style-name="Source_20_Text"><text:span text:style-name="T1">cout</text:span></text:span><text:span text:style-name="T1"> (character output) is used to send data to the console. It is also part of the </text:span><text:span text:style-name="Source_20_Text"><text:span text:style-name="T1">iostream</text:span></text:span><text:span text:style-name="T1"> library and is used for displaying information to the user.</text:span></text:p>
      <text:p text:style-name="P4"><text:span text:style-name="Strong_20_Emphasis"><text:span text:style-name="T1">Syntax</text:span></text:span><text:span text:style-name="T1">:</text:span></text:p>
      <text:p text:style-name="P9"><text:span text:style-name="Source_20_Text"><text:span text:style-name="T1">cout &lt;&lt; data;</text:span></text:span></text:p>
      <text:p text:style-name="P4"><text:span text:style-name="Strong_20_Emphasis"><text:span text:style-name="T1">Explanation</text:span></text:span><text:span text:style-name="T1">:</text:span></text:p>
      <text:list text:style-name="L4">
        <text:list-item>
          <text:p text:style-name="P14"><text:span text:style-name="T1">The </text:span><text:span text:style-name="Source_20_Text"><text:span text:style-name="T1">cout</text:span></text:span><text:span text:style-name="T1"> object sends the data to the output stream (usually the console).</text:span></text:p>
        </text:list-item>
        <text:list-item>
          <text:p text:style-name="P14"><text:span text:style-name="Source_20_Text"><text:span text:style-name="T1">&lt;&lt;</text:span></text:span><text:span text:style-name="T1"> is called the insertion operator.</text:span></text:p>
        </text:list-item>
      </text:list>
      <text:h text:style-name="P11" text:outline-level="5"><text:span text:style-name="Strong_20_Emphasis"><text:span text:style-name="T1">Example</text:span></text:span><text:span text:style-name="T1">:</text:span></text:h>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oft-page-break/><text:span text:style-name="Source_20_Text"><text:span text:style-name="T1"><text:s text:c="4"/>int number = 5;</text:span></text:span></text:p>
      <text:p text:style-name="P13"><text:span text:style-name="Source_20_Text"><text:span text:style-name="T1"><text:s text:c="4"/>cout &lt;&lt; "The value of number is: " &lt;&lt; number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7"/>
      <text:h text:style-name="P8" text:outline-level="4"><text:span text:style-name="Strong_20_Emphasis"><text:span text:style-name="T1">3. Formatting Output</text:span></text:span></text:h>
      <text:p text:style-name="P4"><text:span text:style-name="T1">C++ allows you to format the output using manipulators like </text:span><text:span text:style-name="Source_20_Text"><text:span text:style-name="T1">setw</text:span></text:span><text:span text:style-name="T1">, </text:span><text:span text:style-name="Source_20_Text"><text:span text:style-name="T1">setprecision</text:span></text:span><text:span text:style-name="T1">, and </text:span><text:span text:style-name="Source_20_Text"><text:span text:style-name="T1">endl</text:span></text:span><text:span text:style-name="T1">.</text:span></text:p>
      <text:h text:style-name="P11" text:outline-level="5"><text:span text:style-name="Strong_20_Emphasis"><text:span text:style-name="T1">Example</text:span></text:span><text:span text:style-name="T1">:</text:span></text:h>
      <text:p text:style-name="P12"><text:span text:style-name="Source_20_Text"><text:span text:style-name="T1">#include &lt;iostream&gt;</text:span></text:span></text:p>
      <text:p text:style-name="P13"><text:span text:style-name="Source_20_Text"><text:span text:style-name="T1">#include &lt;iomanip&gt; <text:s/>// For setprecision and setw</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double pi = 3.14159;</text:span></text:span></text:p>
      <text:p text:style-name="P13"><text:span text:style-name="Source_20_Text"><text:span text:style-name="T1"><text:s text:c="4"/>cout &lt;&lt; "Pi to 3 decimal places: " &lt;&lt; setprecision(3) &lt;&lt; pi &lt;&lt; endl;</text:span></text:span></text:p>
      <text:p text:style-name="P13"><text:span text:style-name="Source_20_Text"><text:span text:style-name="T1"><text:s text:c="4"/>cout &lt;&lt; "Formatted output with width: " &lt;&lt; setw(10) &lt;&lt; pi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span text:style-name="T1">:</text:span></text:p>
      <text:list text:style-name="L5">
        <text:list-item>
          <text:p text:style-name="P15"><text:span text:style-name="Source_20_Text"><text:span text:style-name="T1">setprecision(n)</text:span></text:span><text:span text:style-name="T1"> sets the number of digits to be displayed after the decimal point.</text:span></text:p>
        </text:list-item>
        <text:list-item>
          <text:p text:style-name="P15"><text:span text:style-name="Source_20_Text"><text:span text:style-name="T1">setw(n)</text:span></text:span><text:span text:style-name="T1"> sets the width of the output field.</text:span></text:p>
        </text:list-item>
      </text:list>
      <text:p text:style-name="P7"/>
      <text:h text:style-name="P8" text:outline-level="4"><text:span text:style-name="Strong_20_Emphasis"><text:span text:style-name="T1">4. Reading Multiple Values</text:span></text:span></text:h>
      <text:p text:style-name="P4"><text:span text:style-name="T1">You can use </text:span><text:span text:style-name="Source_20_Text"><text:span text:style-name="T1">cin</text:span></text:span><text:span text:style-name="T1"> to read multiple values at once, just by chaining the extraction operators.</text:span></text:p>
      <text:h text:style-name="P11" text:outline-level="5"><text:span text:style-name="Strong_20_Emphasis"><text:span text:style-name="T1">Example</text:span></text:span><text:span text:style-name="T1">:</text:span></text:h>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int age;</text:span></text:span></text:p>
      <text:p text:style-name="P13"><text:span text:style-name="Source_20_Text"><text:span text:style-name="T1"><text:s text:c="4"/>double height;</text:span></text:span></text:p>
      <text:p text:style-name="P13"><text:span text:style-name="Source_20_Text"><text:span text:style-name="T1"><text:s text:c="4"/>cout &lt;&lt; "Enter age and height: ";</text:span></text:span></text:p>
      <text:p text:style-name="P13"><text:span text:style-name="Source_20_Text"><text:span text:style-name="T1"><text:s text:c="4"/>cin &gt;&gt; age &gt;&gt; height;</text:span></text:span></text:p>
      <text:p text:style-name="P13"><text:span text:style-name="Source_20_Text"><text:span text:style-name="T1"><text:s text:c="4"/>cout &lt;&lt; "Age: " &lt;&lt; age &lt;&lt; ", Height: " &lt;&lt; height &lt;&lt; endl;</text:span></text:span></text:p>
      <text:p text:style-name="P13"><text:soft-page-break/><text:span text:style-name="Source_20_Text"><text:span text:style-name="T1"><text:s text:c="4"/>return 0;</text:span></text:span></text:p>
      <text:p text:style-name="P13"><text:span text:style-name="Source_20_Text"><text:span text:style-name="T1">}</text:span></text:span></text:p>
      <text:p text:style-name="P7"/>
      <text:h text:style-name="P8" text:outline-level="4"><text:span text:style-name="Strong_20_Emphasis"><text:span text:style-name="T1">5. Common Input/Output Mistakes</text:span></text:span></text:h>
      <text:list text:style-name="L6">
        <text:list-item>
          <text:p text:style-name="P16"><text:span text:style-name="Strong_20_Emphasis"><text:span text:style-name="T1">Input Mistake:</text:span></text:span><text:span text:style-name="T1"> Forgetting to clear the input buffer when reading mixed types (like reading a </text:span><text:span text:style-name="Source_20_Text"><text:span text:style-name="T1">char</text:span></text:span><text:span text:style-name="T1"> after an </text:span><text:span text:style-name="Source_20_Text"><text:span text:style-name="T1">int</text:span></text:span><text:span text:style-name="T1">).</text:span></text:p>
        </text:list-item>
        <text:list-item>
          <text:p text:style-name="P16"><text:span text:style-name="Strong_20_Emphasis"><text:span text:style-name="T1">Output Mistake:</text:span></text:span><text:span text:style-name="T1"> Using </text:span><text:span text:style-name="Source_20_Text"><text:span text:style-name="T1">&lt;&lt;</text:span></text:span><text:span text:style-name="T1"> inappropriately in </text:span><text:span text:style-name="Source_20_Text"><text:span text:style-name="T1">cout</text:span></text:span><text:span text:style-name="T1"> can lead to errors if there is no space between the operators and the values being printed.</text:span></text:p>
        </text:list-item>
      </text:list>
      <text:p text:style-name="P7"/>
      <text:h text:style-name="P8" text:outline-level="4"><text:span text:style-name="Strong_20_Emphasis"><text:span text:style-name="T1">Summary Note</text:span></text:span></text:h>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ext:span text:style-name="T1">Concept</text:span></text:span></text:p>
            </table:table-cell>
            <table:table-cell table:style-name="Table2.A1" office:value-type="string">
              <text:p text:style-name="Table_20_Heading"><text:span text:style-name="Strong_20_Emphasis"><text:span text:style-name="T1">Explanation</text:span></text:span></text:p>
            </table:table-cell>
          </table:table-row>
        </table:table-header-rows>
        <table:table-row>
          <table:table-cell table:style-name="Table2.A1" office:value-type="string">
            <text:p text:style-name="Table_20_Contents"><text:span text:style-name="Strong_20_Emphasis"><text:span text:style-name="T1">cin (Input)</text:span></text:span></text:p>
          </table:table-cell>
          <table:table-cell table:style-name="Table2.A1" office:value-type="string">
            <text:p text:style-name="Table_20_Contents"><text:span text:style-name="T1">Used to get user input. Syntax: </text:span><text:span text:style-name="Source_20_Text"><text:span text:style-name="T1">cin &gt;&gt; variable;</text:span></text:span><text:span text:style-name="T1">.</text:span></text:p>
          </table:table-cell>
        </table:table-row>
        <table:table-row>
          <table:table-cell table:style-name="Table2.A1" office:value-type="string">
            <text:p text:style-name="Table_20_Contents"><text:span text:style-name="Strong_20_Emphasis"><text:span text:style-name="T1">cout (Output)</text:span></text:span></text:p>
          </table:table-cell>
          <table:table-cell table:style-name="Table2.A1" office:value-type="string">
            <text:p text:style-name="Table_20_Contents"><text:span text:style-name="T1">Used to display output. Syntax: </text:span><text:span text:style-name="Source_20_Text"><text:span text:style-name="T1">cout &lt;&lt; data;</text:span></text:span><text:span text:style-name="T1">.</text:span></text:p>
          </table:table-cell>
        </table:table-row>
        <table:table-row>
          <table:table-cell table:style-name="Table2.A1" office:value-type="string">
            <text:p text:style-name="Table_20_Contents"><text:span text:style-name="Strong_20_Emphasis"><text:span text:style-name="T1">setprecision</text:span></text:span></text:p>
          </table:table-cell>
          <table:table-cell table:style-name="Table2.A1" office:value-type="string">
            <text:p text:style-name="P6">Controls the number of digits after the decimal point in floating-point numbers.</text:p>
          </table:table-cell>
        </table:table-row>
        <table:table-row>
          <table:table-cell table:style-name="Table2.A1" office:value-type="string">
            <text:p text:style-name="Table_20_Contents"><text:span text:style-name="Strong_20_Emphasis"><text:span text:style-name="T1">setw</text:span></text:span></text:p>
          </table:table-cell>
          <table:table-cell table:style-name="Table2.A1" office:value-type="string">
            <text:p text:style-name="P6">Sets the width of the output field.</text:p>
          </table:table-cell>
        </table:table-row>
        <table:table-row>
          <table:table-cell table:style-name="Table2.A1" office:value-type="string">
            <text:p text:style-name="Table_20_Contents"><text:span text:style-name="Strong_20_Emphasis"><text:span text:style-name="T1">endl</text:span></text:span></text:p>
          </table:table-cell>
          <table:table-cell table:style-name="Table2.A1" office:value-type="string">
            <text:p text:style-name="P6">Outputs a newline and flushes the output buffer.</text:p>
          </table:table-cell>
        </table:table-row>
        <table:table-row>
          <table:table-cell table:style-name="Table2.A1" office:value-type="string">
            <text:p text:style-name="Table_20_Contents"><text:span text:style-name="Strong_20_Emphasis"><text:span text:style-name="T1">Common Mistakes</text:span></text:span></text:p>
          </table:table-cell>
          <table:table-cell table:style-name="Table2.A1" office:value-type="string">
            <text:p text:style-name="Table_20_Contents"><text:span text:style-name="T1">- Forgetting to clear input buffer when mixing types. - Incorrect use of operators in </text:span><text:span text:style-name="Source_20_Text"><text:span text:style-name="T1">cout</text:span></text:span><text:span text:style-name="T1">.</text:span></text:p>
          </table:table-cell>
        </table:table-row>
      </table:table>
      <text:p text:style-name="P2"/>
      <text:p text:style-name="P2"/>
      <text:p text:style-name="P2"/>
      <text:p text:style-name="P2"/>
      <text:p text:style-name="P2"/>
      <text:h text:style-name="P1" text:outline-level="3"><text:span text:style-name="Strong_20_Emphasis"><text:span text:style-name="T1">Using Namespace std in C++</text:span></text:span></text:h>
      <text:p text:style-name="P7"/>
      <text:h text:style-name="P8" text:outline-level="4"><text:span text:style-name="Strong_20_Emphasis"><text:span text:style-name="T1">1. What is </text:span></text:span><text:span text:style-name="Source_20_Text"><text:span text:style-name="T1">using namespace std</text:span></text:span><text:span text:style-name="Strong_20_Emphasis"><text:span text:style-name="T1">?</text:span></text:span></text:h>
      <text:p text:style-name="P4"><text:span text:style-name="T1">In C++, the </text:span><text:span text:style-name="Source_20_Text"><text:span text:style-name="T1">std</text:span></text:span><text:span text:style-name="T1"> namespace is a standard namespace provided by the C++ Standard Library. It contains all the standard objects and functions like </text:span><text:span text:style-name="Source_20_Text"><text:span text:style-name="T1">cin</text:span></text:span><text:span text:style-name="T1">, </text:span><text:span text:style-name="Source_20_Text"><text:span text:style-name="T1">cout</text:span></text:span><text:span text:style-name="T1">, </text:span><text:span text:style-name="Source_20_Text"><text:span text:style-name="T1">string</text:span></text:span><text:span text:style-name="T1">, etc.<text:line-break/>By using the statement </text:span><text:span text:style-name="Source_20_Text"><text:span text:style-name="T1">using namespace std;</text:span></text:span><text:span text:style-name="T1">, we can access all the elements of the </text:span><text:span text:style-name="Source_20_Text"><text:span text:style-name="T1">std</text:span></text:span><text:span text:style-name="T1"> namespace directly without needing to prefix them with </text:span><text:span text:style-name="Source_20_Text"><text:span text:style-name="T1">std::</text:span></text:span><text:span text:style-name="T1">.</text:span></text:p>
      <text:p text:style-name="P7"/>
      <text:h text:style-name="P8" text:outline-level="4"><text:span text:style-name="Strong_20_Emphasis"><text:span text:style-name="T1">2. Why is </text:span></text:span><text:span text:style-name="Source_20_Text"><text:span text:style-name="T1">using namespace std</text:span></text:span><text:span text:style-name="Strong_20_Emphasis"><text:span text:style-name="T1"> Used?</text:span></text:span></text:h>
      <text:p text:style-name="P4"><text:span text:style-name="T1">In C++, every object or function in the standard library is part of the </text:span><text:span text:style-name="Source_20_Text"><text:span text:style-name="T1">std</text:span></text:span><text:span text:style-name="T1"> namespace. To use them, we need to prefix them with </text:span><text:span text:style-name="Source_20_Text"><text:span text:style-name="T1">std::</text:span></text:span><text:span text:style-name="T1">.<text:line-break/>For example:</text:span></text:p>
      <text:p text:style-name="P9"><text:span text:style-name="Source_20_Text"><text:span text:style-name="T1">std::cout &lt;&lt; "Hello, World!" &lt;&lt; std::endl;</text:span></text:span></text:p>
      <text:p text:style-name="P4"><text:soft-page-break/><text:span text:style-name="T1">However, writing </text:span><text:span text:style-name="Source_20_Text"><text:span text:style-name="T1">std::</text:span></text:span><text:span text:style-name="T1"> before every standard library component can be tedious. To avoid this, we can use the directive </text:span><text:span text:style-name="Source_20_Text"><text:span text:style-name="T1">using namespace std;</text:span></text:span><text:span text:style-name="T1"> at the beginning of the program. This allows us to omit the </text:span><text:span text:style-name="Source_20_Text"><text:span text:style-name="T1">std::</text:span></text:span><text:span text:style-name="T1"> prefix.</text:span></text:p>
      <text:p text:style-name="P7"/>
      <text:h text:style-name="P8" text:outline-level="4"><text:span text:style-name="Strong_20_Emphasis"><text:span text:style-name="T1">3. Example of </text:span></text:span><text:span text:style-name="Source_20_Text"><text:span text:style-name="T1">using namespace std</text:span></text:span></text:h>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cout &lt;&lt; "Hello, World!"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7">
        <text:list-item>
          <text:p text:style-name="P17"><text:span text:style-name="T1">In this example, </text:span><text:span text:style-name="Source_20_Text"><text:span text:style-name="T1">using namespace std;</text:span></text:span><text:span text:style-name="T1"> eliminates the need for </text:span><text:span text:style-name="Source_20_Text"><text:span text:style-name="T1">std::</text:span></text:span><text:span text:style-name="T1"> before </text:span><text:span text:style-name="Source_20_Text"><text:span text:style-name="T1">cout</text:span></text:span><text:span text:style-name="T1"> and </text:span><text:span text:style-name="Source_20_Text"><text:span text:style-name="T1">endl</text:span></text:span><text:span text:style-name="T1">.</text:span></text:p>
        </text:list-item>
        <text:list-item>
          <text:p text:style-name="P17"><text:span text:style-name="Source_20_Text"><text:span text:style-name="T1">cout</text:span></text:span><text:span text:style-name="T1"> and </text:span><text:span text:style-name="Source_20_Text"><text:span text:style-name="T1">endl</text:span></text:span><text:span text:style-name="T1"> are used without the </text:span><text:span text:style-name="Source_20_Text"><text:span text:style-name="T1">std::</text:span></text:span><text:span text:style-name="T1"> prefix because the </text:span><text:span text:style-name="Source_20_Text"><text:span text:style-name="T1">using namespace std;</text:span></text:span><text:span text:style-name="T1"> declaration tells the compiler to consider the </text:span><text:span text:style-name="Source_20_Text"><text:span text:style-name="T1">std</text:span></text:span><text:span text:style-name="T1"> namespace by default.</text:span></text:p>
        </text:list-item>
      </text:list>
      <text:p text:style-name="P7"/>
      <text:h text:style-name="P8" text:outline-level="4"><text:span text:style-name="Strong_20_Emphasis"><text:span text:style-name="T1">4. Where Should </text:span></text:span><text:span text:style-name="Source_20_Text"><text:span text:style-name="T1">using namespace std</text:span></text:span><text:span text:style-name="Strong_20_Emphasis"><text:span text:style-name="T1"> Be Used?</text:span></text:span></text:h>
      <text:list text:style-name="L8">
        <text:list-item>
          <text:p text:style-name="P18"><text:span text:style-name="Strong_20_Emphasis"><text:span text:style-name="T1">Globally</text:span></text:span><text:span text:style-name="T1">: It is typically used at the beginning of the program (globally) to avoid writing </text:span><text:span text:style-name="Source_20_Text"><text:span text:style-name="T1">std::</text:span></text:span><text:span text:style-name="T1"> every time.</text:span></text:p>
        </text:list-item>
        <text:list-item>
          <text:p text:style-name="P18"><text:span text:style-name="Strong_20_Emphasis"><text:span text:style-name="T1">Local Scope</text:span></text:span><text:span text:style-name="T1">: In large programs, using </text:span><text:span text:style-name="Source_20_Text"><text:span text:style-name="T1">using namespace std;</text:span></text:span><text:span text:style-name="T1"> globally may cause name conflicts, especially if multiple namespaces are used. In such cases, it is advisable to use it inside functions or specific blocks of code.</text:span></text:p>
        </text:list-item>
      </text:list>
      <text:p text:style-name="P7"/>
      <text:h text:style-name="P8" text:outline-level="4"><text:span text:style-name="Strong_20_Emphasis"><text:span text:style-name="T1">5. Potential Issues of Using </text:span></text:span><text:span text:style-name="Source_20_Text"><text:span text:style-name="T1">using namespace std</text:span></text:span></text:h>
      <text:list text:style-name="L9">
        <text:list-item>
          <text:p text:style-name="P19"><text:span text:style-name="Strong_20_Emphasis"><text:span text:style-name="T1">Namespace Collision</text:span></text:span><text:span text:style-name="T1">: If multiple namespaces define the same name, using </text:span><text:span text:style-name="Source_20_Text"><text:span text:style-name="T1">using namespace std;</text:span></text:span><text:span text:style-name="T1"> might cause ambiguity and errors in the code.</text:span></text:p>
        </text:list-item>
        <text:list-item>
          <text:p text:style-name="P19"><text:span text:style-name="Strong_20_Emphasis"><text:span text:style-name="T1">Large Programs</text:span></text:span><text:span text:style-name="T1">: In large projects, it’s better to avoid global use of </text:span><text:span text:style-name="Source_20_Text"><text:span text:style-name="T1">using namespace std;</text:span></text:span><text:span text:style-name="T1"> because it can cause unintentional clashes with names from other libraries.</text:span></text:p>
        </text:list-item>
      </text:list>
      <text:p text:style-name="P7"/>
      <text:h text:style-name="P8" text:outline-level="4"><text:span text:style-name="Strong_20_Emphasis"><text:span text:style-name="T1">6. Best Practices</text:span></text:span></text:h>
      <text:list text:style-name="L10">
        <text:list-item>
          <text:p text:style-name="P20"><text:span text:style-name="T1">For small programs or beginners, using </text:span><text:span text:style-name="Source_20_Text"><text:span text:style-name="T1">using namespace std;</text:span></text:span><text:span text:style-name="T1"> is acceptable for convenience.</text:span></text:p>
        </text:list-item>
        <text:list-item>
          <text:p text:style-name="P20"><text:span text:style-name="T1">For larger projects, it's better to use </text:span><text:span text:style-name="Source_20_Text"><text:span text:style-name="T1">std::</text:span></text:span><text:span text:style-name="T1"> explicitly or limit </text:span><text:span text:style-name="Source_20_Text"><text:span text:style-name="T1">using namespace std;</text:span></text:span><text:span text:style-name="T1"> to a local scope (within functions or classes).</text:span></text:p>
        </text:list-item>
      </text:list>
      <text:p text:style-name="P7"/>
      <text:h text:style-name="P8" text:outline-level="4"><text:soft-page-break/><text:span text:style-name="Strong_20_Emphasis"><text:span text:style-name="T1">Summary Note</text:span></text:span></text:h>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text:span text:style-name="T1">Concept</text:span></text:span></text:p>
            </table:table-cell>
            <table:table-cell table:style-name="Table3.A1" office:value-type="string">
              <text:p text:style-name="Table_20_Heading"><text:span text:style-name="Strong_20_Emphasis"><text:span text:style-name="T1">Explanation</text:span></text:span></text:p>
            </table:table-cell>
          </table:table-row>
        </table:table-header-rows>
        <table:table-row>
          <table:table-cell table:style-name="Table3.A1" office:value-type="string">
            <text:p text:style-name="Table_20_Contents"><text:span text:style-name="Strong_20_Emphasis"><text:span text:style-name="T1">What is </text:span></text:span><text:span text:style-name="Source_20_Text"><text:span text:style-name="T1">std</text:span></text:span><text:span text:style-name="Strong_20_Emphasis"><text:span text:style-name="T1">?</text:span></text:span></text:p>
          </table:table-cell>
          <table:table-cell table:style-name="Table3.A1" office:value-type="string">
            <text:p text:style-name="P6">A standard namespace containing all standard library objects and functions.</text:p>
          </table:table-cell>
        </table:table-row>
        <table:table-row>
          <table:table-cell table:style-name="Table3.A1" office:value-type="string">
            <text:p text:style-name="Table_20_Contents"><text:span text:style-name="Strong_20_Emphasis"><text:span text:style-name="T1">Why </text:span></text:span><text:span text:style-name="Source_20_Text"><text:span text:style-name="T1">using namespace std</text:span></text:span><text:span text:style-name="Strong_20_Emphasis"><text:span text:style-name="T1">?</text:span></text:span></text:p>
          </table:table-cell>
          <table:table-cell table:style-name="Table3.A1" office:value-type="string">
            <text:p text:style-name="Table_20_Contents"><text:span text:style-name="T1">Avoids the need to prefix standard objects with </text:span><text:span text:style-name="Source_20_Text"><text:span text:style-name="T1">std::</text:span></text:span><text:span text:style-name="T1"> each time.</text:span></text:p>
          </table:table-cell>
        </table:table-row>
        <table:table-row>
          <table:table-cell table:style-name="Table3.A1" office:value-type="string">
            <text:p text:style-name="Table_20_Contents"><text:span text:style-name="Strong_20_Emphasis"><text:span text:style-name="T1">Example</text:span></text:span></text:p>
          </table:table-cell>
          <table:table-cell table:style-name="Table3.A1" office:value-type="string">
            <text:p text:style-name="Table_20_Contents"><text:span text:style-name="Source_20_Text"><text:span text:style-name="T1">using namespace std;</text:span></text:span><text:span text:style-name="T1"> allows using </text:span><text:span text:style-name="Source_20_Text"><text:span text:style-name="T1">cout</text:span></text:span><text:span text:style-name="T1">, </text:span><text:span text:style-name="Source_20_Text"><text:span text:style-name="T1">endl</text:span></text:span><text:span text:style-name="T1"> without </text:span><text:span text:style-name="Source_20_Text"><text:span text:style-name="T1">std::</text:span></text:span><text:span text:style-name="T1"> prefix.</text:span></text:p>
          </table:table-cell>
        </table:table-row>
        <table:table-row>
          <table:table-cell table:style-name="Table3.A1" office:value-type="string">
            <text:p text:style-name="Table_20_Contents"><text:span text:style-name="Strong_20_Emphasis"><text:span text:style-name="T1">Where to use</text:span></text:span></text:p>
          </table:table-cell>
          <table:table-cell table:style-name="Table3.A1" office:value-type="string">
            <text:p text:style-name="P6">Use globally for small programs or locally within functions for better control.</text:p>
          </table:table-cell>
        </table:table-row>
        <table:table-row>
          <table:table-cell table:style-name="Table3.A1" office:value-type="string">
            <text:p text:style-name="Table_20_Contents"><text:span text:style-name="Strong_20_Emphasis"><text:span text:style-name="T1">Potential Issues</text:span></text:span></text:p>
          </table:table-cell>
          <table:table-cell table:style-name="Table3.A1" office:value-type="string">
            <text:p text:style-name="P6">Can cause namespace collisions and ambiguity in large projects.</text:p>
          </table:table-cell>
        </table:table-row>
        <table:table-row>
          <table:table-cell table:style-name="Table3.A1" office:value-type="string">
            <text:p text:style-name="Table_20_Contents"><text:span text:style-name="Strong_20_Emphasis"><text:span text:style-name="T1">Best Practices</text:span></text:span></text:p>
          </table:table-cell>
          <table:table-cell table:style-name="Table3.A1" office:value-type="string">
            <text:p text:style-name="Table_20_Contents"><text:span text:style-name="T1">Prefer explicit </text:span><text:span text:style-name="Source_20_Text"><text:span text:style-name="T1">std::</text:span></text:span><text:span text:style-name="T1"> in large projects to avoid name conflicts.</text:span></text:p>
          </table:table-cell>
        </table:table-row>
      </table:table>
      <text:p text:style-name="P2"/>
      <text:p text:style-name="P2"/>
      <text:p text:style-name="P2"/>
      <text:p text:style-name="P2"/>
      <text:p text:style-name="P2"/>
      <text:p text:style-name="P2"/>
      <text:p text:style-name="P2"/>
      <text:h text:style-name="P1" text:outline-level="3"><text:span text:style-name="Strong_20_Emphasis"><text:span text:style-name="T1">Typecasting in C++</text:span></text:span></text:h>
      <text:p text:style-name="P7"/>
      <text:h text:style-name="P8" text:outline-level="4"><text:span text:style-name="Strong_20_Emphasis"><text:span text:style-name="T1">1. What is Typecasting?</text:span></text:span></text:h>
      <text:p text:style-name="P2">Typecasting in C++ refers to the conversion of one data type to another. It is used when you need to convert a variable of one type to another type to perform certain operations or meet specific function requirements.</text:p>
      <text:p text:style-name="P2">There are two types of typecasting in C++:</text:p>
      <text:list text:style-name="L11">
        <text:list-item>
          <text:p text:style-name="P21"><text:span text:style-name="Strong_20_Emphasis"><text:span text:style-name="T1">Implicit Typecasting</text:span></text:span><text:span text:style-name="T1"> (Automatic Type Conversion)</text:span></text:p>
        </text:list-item>
        <text:list-item>
          <text:p text:style-name="P21"><text:span text:style-name="Strong_20_Emphasis"><text:span text:style-name="T1">Explicit Typecasting</text:span></text:span><text:span text:style-name="T1"> (Manual Type Conversion)</text:span></text:p>
        </text:list-item>
      </text:list>
      <text:p text:style-name="P7"/>
      <text:h text:style-name="P8" text:outline-level="4"><text:span text:style-name="Strong_20_Emphasis"><text:span text:style-name="T1">2. Implicit Typecasting</text:span></text:span></text:h>
      <text:p text:style-name="P4"><text:span text:style-name="T1">Implicit typecasting, also known as </text:span><text:span text:style-name="Strong_20_Emphasis"><text:span text:style-name="T1">automatic type conversion</text:span></text:span><text:span text:style-name="T1">, is done by the C++ compiler automatically when you assign a value of one data type to a variable of another compatible type. This typically happens when you assign a smaller data type to a larger data type (e.g., </text:span><text:span text:style-name="Source_20_Text"><text:span text:style-name="T1">int</text:span></text:span><text:span text:style-name="T1"> to </text:span><text:span text:style-name="Source_20_Text"><text:span text:style-name="T1">float</text:span></text:span><text:span text:style-name="T1">).</text:span></text:p>
      <text:p text:style-name="P2">Example:</text:p>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oft-page-break/><text:span text:style-name="Source_20_Text"><text:span text:style-name="T1"><text:s text:c="4"/>int num = 10;</text:span></text:span></text:p>
      <text:p text:style-name="P13"><text:span text:style-name="Source_20_Text"><text:span text:style-name="T1"><text:s text:c="4"/>float result = num; // Implicit typecasting (int to float)</text:span></text:span></text:p>
      <text:p text:style-name="P13"><text:span text:style-name="Source_20_Text"><text:span text:style-name="T1"><text:s text:c="4"/>cout &lt;&lt; "Result: " &lt;&lt; result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12">
        <text:list-item>
          <text:p text:style-name="P22"><text:span text:style-name="T1">The value of </text:span><text:span text:style-name="Source_20_Text"><text:span text:style-name="T1">num</text:span></text:span><text:span text:style-name="T1"> (an </text:span><text:span text:style-name="Source_20_Text"><text:span text:style-name="T1">int</text:span></text:span><text:span text:style-name="T1">) is automatically converted to a </text:span><text:span text:style-name="Source_20_Text"><text:span text:style-name="T1">float</text:span></text:span><text:span text:style-name="T1"> type and assigned to </text:span><text:span text:style-name="Source_20_Text"><text:span text:style-name="T1">result</text:span></text:span><text:span text:style-name="T1">.</text:span></text:p>
        </text:list-item>
      </text:list>
      <text:p text:style-name="P7"/>
      <text:h text:style-name="P8" text:outline-level="4"><text:span text:style-name="Strong_20_Emphasis"><text:span text:style-name="T1">3. Explicit Typecasting</text:span></text:span></text:h>
      <text:p text:style-name="P4"><text:span text:style-name="T1">Explicit typecasting, also known as </text:span><text:span text:style-name="Strong_20_Emphasis"><text:span text:style-name="T1">manual type conversion</text:span></text:span><text:span text:style-name="T1">, occurs when you manually convert one data type to another using casting operators. This is used when the conversion cannot happen automatically or when you need to convert between incompatible types.</text:span></text:p>
      <text:p text:style-name="P2">C++ provides two types of explicit casting:</text:p>
      <text:list text:style-name="L13">
        <text:list-item>
          <text:p text:style-name="P23"><text:span text:style-name="Strong_20_Emphasis"><text:span text:style-name="T1">C-Style Casting</text:span></text:span></text:p>
        </text:list-item>
        <text:list-item>
          <text:p text:style-name="P23"><text:span text:style-name="Strong_20_Emphasis"><text:span text:style-name="T1">C++ Casting (using </text:span></text:span><text:span text:style-name="Source_20_Text"><text:span text:style-name="T1">static_cast</text:span></text:span><text:span text:style-name="Strong_20_Emphasis"><text:span text:style-name="T1">, </text:span></text:span><text:span text:style-name="Source_20_Text"><text:span text:style-name="T1">dynamic_cast</text:span></text:span><text:span text:style-name="Strong_20_Emphasis"><text:span text:style-name="T1">, </text:span></text:span><text:span text:style-name="Source_20_Text"><text:span text:style-name="T1">const_cast</text:span></text:span><text:span text:style-name="Strong_20_Emphasis"><text:span text:style-name="T1">, and </text:span></text:span><text:span text:style-name="Source_20_Text"><text:span text:style-name="T1">reinterpret_cast</text:span></text:span><text:span text:style-name="Strong_20_Emphasis"><text:span text:style-name="T1">)</text:span></text:span></text:p>
        </text:list-item>
      </text:list>
      <text:p text:style-name="P7"/>
      <text:h text:style-name="P8" text:outline-level="4"><text:span text:style-name="Strong_20_Emphasis"><text:span text:style-name="T1">4. C-Style Typecasting</text:span></text:span></text:h>
      <text:p text:style-name="P2">C-Style typecasting uses the following syntax:</text:p>
      <text:p text:style-name="P9"><text:span text:style-name="Source_20_Text"><text:span text:style-name="T1">(destination_type) value;</text:span></text:span></text:p>
      <text:p text:style-name="P2">Example:</text:p>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float num = 9.57;</text:span></text:span></text:p>
      <text:p text:style-name="P13"><text:span text:style-name="Source_20_Text"><text:span text:style-name="T1"><text:s text:c="4"/>int result = (int) num; // C-Style typecasting (float to int)</text:span></text:span></text:p>
      <text:p text:style-name="P13"><text:span text:style-name="Source_20_Text"><text:span text:style-name="T1"><text:s text:c="4"/>cout &lt;&lt; "Result: " &lt;&lt; result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14">
        <text:list-item>
          <text:p text:style-name="P24"><text:span text:style-name="Source_20_Text"><text:span text:style-name="T1">(int)</text:span></text:span><text:span text:style-name="T1"> before </text:span><text:span text:style-name="Source_20_Text"><text:span text:style-name="T1">num</text:span></text:span><text:span text:style-name="T1"> explicitly converts the float value </text:span><text:span text:style-name="Source_20_Text"><text:span text:style-name="T1">9.57</text:span></text:span><text:span text:style-name="T1"> to an integer </text:span><text:span text:style-name="Source_20_Text"><text:span text:style-name="T1">9</text:span></text:span><text:span text:style-name="T1">, truncating the decimal part.</text:span></text:p>
        </text:list-item>
      </text:list>
      <text:p text:style-name="P7"/>
      <text:h text:style-name="P8" text:outline-level="4"><text:soft-page-break/><text:span text:style-name="Strong_20_Emphasis"><text:span text:style-name="T1">5. C++ Typecasting</text:span></text:span></text:h>
      <text:p text:style-name="P2">In C++, more advanced typecasting operators can be used:</text:p>
      <text:list text:style-name="L15">
        <text:list-item>
          <text:p text:style-name="P25"><text:span text:style-name="Source_20_Text"><text:span text:style-name="T1">static_cast</text:span></text:span><text:span text:style-name="T1">: Used for converting between related types (e.g., </text:span><text:span text:style-name="Source_20_Text"><text:span text:style-name="T1">int</text:span></text:span><text:span text:style-name="T1"> to </text:span><text:span text:style-name="Source_20_Text"><text:span text:style-name="T1">float</text:span></text:span><text:span text:style-name="T1">).</text:span></text:p>
        </text:list-item>
      </text:list>
      <text:p text:style-name="P2">Example:</text:p>
      <text:p text:style-name="P12"><text:span text:style-name="Source_20_Text"><text:span text:style-name="T1">#include &lt;iostream&gt;</text:span></text:span></text:p>
      <text:p text:style-name="P13"><text:span text:style-name="Source_20_Text"><text:span text:style-name="T1">using namespace std;</text:span></text:span></text:p>
      <text:p text:style-name="P26"/>
      <text:p text:style-name="P13"><text:span text:style-name="Source_20_Text"><text:span text:style-name="T1">int main() {</text:span></text:span></text:p>
      <text:p text:style-name="P13"><text:span text:style-name="Source_20_Text"><text:span text:style-name="T1"><text:s text:c="4"/>float num = 9.57;</text:span></text:span></text:p>
      <text:p text:style-name="P13"><text:span text:style-name="Source_20_Text"><text:span text:style-name="T1"><text:s text:c="4"/>int result = static_cast&lt;int&gt;(num); // C++ typecasting (float to int)</text:span></text:span></text:p>
      <text:p text:style-name="P13"><text:span text:style-name="Source_20_Text"><text:span text:style-name="T1"><text:s text:c="4"/>cout &lt;&lt; "Result: " &lt;&lt; result &lt;&lt; endl;</text:span></text:span></text:p>
      <text:p text:style-name="P13"><text:span text:style-name="Source_20_Text"><text:span text:style-name="T1"><text:s text:c="4"/>return 0;</text:span></text:span></text:p>
      <text:p text:style-name="P13"><text:span text:style-name="Source_20_Text"><text:span text:style-name="T1">}</text:span></text:span></text:p>
      <text:list text:style-name="L16">
        <text:list-item>
          <text:p text:style-name="P27"><text:span text:style-name="Source_20_Text"><text:span text:style-name="T1">dynamic_cast</text:span></text:span><text:span text:style-name="T1">: Used for safe downcasting in polymorphic inheritance. It checks if the cast is valid at runtime.</text:span></text:p>
        </text:list-item>
        <text:list-item>
          <text:p text:style-name="P27"><text:span text:style-name="Source_20_Text"><text:span text:style-name="T1">const_cast</text:span></text:span><text:span text:style-name="T1">: Used to add or remove </text:span><text:span text:style-name="Source_20_Text"><text:span text:style-name="T1">const</text:span></text:span><text:span text:style-name="T1"> qualifier from a variable.</text:span></text:p>
        </text:list-item>
        <text:list-item>
          <text:p text:style-name="P27"><text:span text:style-name="Source_20_Text"><text:span text:style-name="T1">reinterpret_cast</text:span></text:span><text:span text:style-name="T1">: Used for low-level casting between unrelated types (usually pointers).</text:span></text:p>
        </text:list-item>
      </text:list>
      <text:p text:style-name="P7"/>
      <text:h text:style-name="P8" text:outline-level="4"><text:span text:style-name="Strong_20_Emphasis"><text:span text:style-name="T1">6. Example of C++ Typecasting</text:span></text:span></text:h>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double pi = 3.14159;</text:span></text:span></text:p>
      <text:p text:style-name="P13"><text:span text:style-name="Source_20_Text"><text:span text:style-name="T1"><text:s text:c="4"/>int integer_part = static_cast&lt;int&gt;(pi); // Convert double to int</text:span></text:span></text:p>
      <text:p text:style-name="P13"><text:span text:style-name="Source_20_Text"><text:span text:style-name="T1"><text:s text:c="4"/>cout &lt;&lt; "Integer part: " &lt;&lt; integer_part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17">
        <text:list-item>
          <text:p text:style-name="P28"><text:span text:style-name="Source_20_Text"><text:span text:style-name="T1">static_cast&lt;int&gt;(pi)</text:span></text:span><text:span text:style-name="T1"> converts the </text:span><text:span text:style-name="Source_20_Text"><text:span text:style-name="T1">double</text:span></text:span><text:span text:style-name="T1"> value </text:span><text:span text:style-name="Source_20_Text"><text:span text:style-name="T1">3.14159</text:span></text:span><text:span text:style-name="T1"> to an integer value </text:span><text:span text:style-name="Source_20_Text"><text:span text:style-name="T1">3</text:span></text:span><text:span text:style-name="T1">.</text:span></text:p>
        </text:list-item>
      </text:list>
      <text:p text:style-name="P7"/>
      <text:h text:style-name="P8" text:outline-level="4"><text:span text:style-name="Strong_20_Emphasis"><text:span text:style-name="T1">7. Benefits of Typecasting</text:span></text:span></text:h>
      <text:list text:style-name="L18">
        <text:list-item>
          <text:p text:style-name="P29"><text:span text:style-name="Strong_20_Emphasis"><text:span text:style-name="T1">Flexibility</text:span></text:span><text:span text:style-name="T1">: Allows flexibility to perform mathematical or logical operations between different types.</text:span></text:p>
        </text:list-item>
        <text:list-item>
          <text:p text:style-name="P29"><text:soft-page-break/><text:span text:style-name="Strong_20_Emphasis"><text:span text:style-name="T1">Memory Efficiency</text:span></text:span><text:span text:style-name="T1">: Can help to store and manipulate values in the most suitable data types, optimizing memory usage.</text:span></text:p>
        </text:list-item>
        <text:list-item>
          <text:p text:style-name="P29"><text:span text:style-name="Strong_20_Emphasis"><text:span text:style-name="T1">Precision Control</text:span></text:span><text:span text:style-name="T1">: Explicit typecasting can be used to control the precision of calculations (e.g., converting a </text:span><text:span text:style-name="Source_20_Text"><text:span text:style-name="T1">double</text:span></text:span><text:span text:style-name="T1"> to an </text:span><text:span text:style-name="Source_20_Text"><text:span text:style-name="T1">int</text:span></text:span><text:span text:style-name="T1"> to discard the fractional part).</text:span></text:p>
        </text:list-item>
      </text:list>
      <text:p text:style-name="P7"/>
      <text:h text:style-name="P8" text:outline-level="4"><text:span text:style-name="Strong_20_Emphasis"><text:span text:style-name="T1">8. Potential Risks of Typecasting</text:span></text:span></text:h>
      <text:list text:style-name="L19">
        <text:list-item>
          <text:p text:style-name="P30"><text:span text:style-name="Strong_20_Emphasis"><text:span text:style-name="T1">Data Loss</text:span></text:span><text:span text:style-name="T1">: Typecasting from a larger data type to a smaller one (e.g., </text:span><text:span text:style-name="Source_20_Text"><text:span text:style-name="T1">double</text:span></text:span><text:span text:style-name="T1"> to </text:span><text:span text:style-name="Source_20_Text"><text:span text:style-name="T1">int</text:span></text:span><text:span text:style-name="T1">) can lead to loss of data, such as truncating decimal values.</text:span></text:p>
        </text:list-item>
        <text:list-item>
          <text:p text:style-name="P30"><text:span text:style-name="Strong_20_Emphasis"><text:span text:style-name="T1">Undefined Behavior</text:span></text:span><text:span text:style-name="T1">: Improper use of typecasting (e.g., casting incompatible types) may lead to undefined behavior and errors.</text:span></text:p>
        </text:list-item>
      </text:list>
      <text:p text:style-name="P7"/>
      <text:h text:style-name="P8" text:outline-level="4"><text:span text:style-name="Strong_20_Emphasis"><text:span text:style-name="T1">9. Summary Note</text:span></text:span></text:h>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text:span text:style-name="T1">Concept</text:span></text:span></text:p>
            </table:table-cell>
            <table:table-cell table:style-name="Table4.A1" office:value-type="string">
              <text:p text:style-name="Table_20_Heading"><text:span text:style-name="Strong_20_Emphasis"><text:span text:style-name="T1">Explanation</text:span></text:span></text:p>
            </table:table-cell>
          </table:table-row>
        </table:table-header-rows>
        <table:table-row>
          <table:table-cell table:style-name="Table4.A1" office:value-type="string">
            <text:p text:style-name="Table_20_Contents"><text:span text:style-name="Strong_20_Emphasis"><text:span text:style-name="T1">Implicit Typecasting</text:span></text:span></text:p>
          </table:table-cell>
          <table:table-cell table:style-name="Table4.A1" office:value-type="string">
            <text:p text:style-name="Table_20_Contents"><text:span text:style-name="T1">Automatic conversion of compatible data types (e.g., </text:span><text:span text:style-name="Source_20_Text"><text:span text:style-name="T1">int</text:span></text:span><text:span text:style-name="T1"> to </text:span><text:span text:style-name="Source_20_Text"><text:span text:style-name="T1">float</text:span></text:span><text:span text:style-name="T1">).</text:span></text:p>
          </table:table-cell>
        </table:table-row>
        <table:table-row>
          <table:table-cell table:style-name="Table4.A1" office:value-type="string">
            <text:p text:style-name="Table_20_Contents"><text:span text:style-name="Strong_20_Emphasis"><text:span text:style-name="T1">Explicit Typecasting</text:span></text:span></text:p>
          </table:table-cell>
          <table:table-cell table:style-name="Table4.A1" office:value-type="string">
            <text:p text:style-name="Table_20_Contents"><text:span text:style-name="T1">Manual conversion using casting operators such as </text:span><text:span text:style-name="Source_20_Text"><text:span text:style-name="T1">static_cast</text:span></text:span><text:span text:style-name="T1">, </text:span><text:span text:style-name="Source_20_Text"><text:span text:style-name="T1">dynamic_cast</text:span></text:span><text:span text:style-name="T1">, </text:span><text:span text:style-name="Source_20_Text"><text:span text:style-name="T1">const_cast</text:span></text:span><text:span text:style-name="T1">, </text:span><text:span text:style-name="Source_20_Text"><text:span text:style-name="T1">reinterpret_cast</text:span></text:span><text:span text:style-name="T1">.</text:span></text:p>
          </table:table-cell>
        </table:table-row>
        <table:table-row>
          <table:table-cell table:style-name="Table4.A1" office:value-type="string">
            <text:p text:style-name="Table_20_Contents"><text:span text:style-name="Strong_20_Emphasis"><text:span text:style-name="T1">C-Style Typecasting</text:span></text:span></text:p>
          </table:table-cell>
          <table:table-cell table:style-name="Table4.A1" office:value-type="string">
            <text:p text:style-name="Table_20_Contents"><text:span text:style-name="T1">Typecasting using the syntax </text:span><text:span text:style-name="Source_20_Text"><text:span text:style-name="T1">(destination_type) value</text:span></text:span><text:span text:style-name="T1">.</text:span></text:p>
          </table:table-cell>
        </table:table-row>
        <table:table-row>
          <table:table-cell table:style-name="Table4.A1" office:value-type="string">
            <text:p text:style-name="Table_20_Contents"><text:span text:style-name="Strong_20_Emphasis"><text:span text:style-name="T1">C++ Typecasting</text:span></text:span></text:p>
          </table:table-cell>
          <table:table-cell table:style-name="Table4.A1" office:value-type="string">
            <text:p text:style-name="Table_20_Contents"><text:span text:style-name="T1">More specific and safer casting using </text:span><text:span text:style-name="Source_20_Text"><text:span text:style-name="T1">static_cast</text:span></text:span><text:span text:style-name="T1">, </text:span><text:span text:style-name="Source_20_Text"><text:span text:style-name="T1">dynamic_cast</text:span></text:span><text:span text:style-name="T1">, </text:span><text:span text:style-name="Source_20_Text"><text:span text:style-name="T1">const_cast</text:span></text:span><text:span text:style-name="T1">, and </text:span><text:span text:style-name="Source_20_Text"><text:span text:style-name="T1">reinterpret_cast</text:span></text:span><text:span text:style-name="T1">.</text:span></text:p>
          </table:table-cell>
        </table:table-row>
        <table:table-row>
          <table:table-cell table:style-name="Table4.A1" office:value-type="string">
            <text:p text:style-name="Table_20_Contents"><text:span text:style-name="Strong_20_Emphasis"><text:span text:style-name="T1">Benefits</text:span></text:span></text:p>
          </table:table-cell>
          <table:table-cell table:style-name="Table4.A1" office:value-type="string">
            <text:p text:style-name="P6">Provides flexibility, memory efficiency, and precision control.</text:p>
          </table:table-cell>
        </table:table-row>
        <table:table-row>
          <table:table-cell table:style-name="Table4.A1" office:value-type="string">
            <text:p text:style-name="Table_20_Contents"><text:span text:style-name="Strong_20_Emphasis"><text:span text:style-name="T1">Risks</text:span></text:span></text:p>
          </table:table-cell>
          <table:table-cell table:style-name="Table4.A1" office:value-type="string">
            <text:p text:style-name="P6">Potential for data loss and undefined behavior if casting is not done properly.</text:p>
          </table:table-cell>
        </table:table-row>
      </table:table>
      <text:p text:style-name="P2"/>
      <text:p text:style-name="P2"/>
      <text:p text:style-name="P2"/>
      <text:p text:style-name="P2"/>
      <text:p text:style-name="P2"/>
      <text:h text:style-name="P1" text:outline-level="3"><text:span text:style-name="Strong_20_Emphasis"><text:span text:style-name="T1">EOF (End Of File) in C++</text:span></text:span></text:h>
      <text:p text:style-name="P7"/>
      <text:h text:style-name="P8" text:outline-level="4"><text:span text:style-name="Strong_20_Emphasis"><text:span text:style-name="T1">1. What is EOF?</text:span></text:span></text:h>
      <text:p text:style-name="P4"><text:span text:style-name="T1">EOF (End of File) is a special marker or condition used to indicate the end of a file or an input stream. In C++, EOF is represented by a constant, usually defined as </text:span><text:span text:style-name="Source_20_Text"><text:span text:style-name="T1">-1</text:span></text:span><text:span text:style-name="T1">. It is returned by input functions such as </text:span><text:span text:style-name="Source_20_Text"><text:span text:style-name="T1">get()</text:span></text:span><text:span text:style-name="T1">, </text:span><text:span text:style-name="Source_20_Text"><text:span text:style-name="T1">getchar()</text:span></text:span><text:span text:style-name="T1">, or </text:span><text:span text:style-name="Source_20_Text"><text:span text:style-name="T1">cin.eof()</text:span></text:span><text:span text:style-name="T1"> when there is no more data to read.</text:span></text:p>
      <text:p text:style-name="P7"/>
      <text:h text:style-name="P8" text:outline-level="4"><text:soft-page-break/><text:span text:style-name="Strong_20_Emphasis"><text:span text:style-name="T1">2. How is EOF Used in C++?</text:span></text:span></text:h>
      <text:p text:style-name="P2">EOF is typically used in file handling or input loops to detect the end of the input. It is often used to stop reading characters or data from a file or user input once the end has been reached.</text:p>
      <text:p text:style-name="P7"/>
      <text:h text:style-name="P8" text:outline-level="4"><text:span text:style-name="Strong_20_Emphasis"><text:span text:style-name="T1">3. Using </text:span></text:span><text:span text:style-name="Source_20_Text"><text:span text:style-name="T1">getchar()</text:span></text:span><text:span text:style-name="Strong_20_Emphasis"><text:span text:style-name="T1"> with EOF</text:span></text:span></text:h>
      <text:p text:style-name="P4"><text:span text:style-name="T1">The function </text:span><text:span text:style-name="Source_20_Text"><text:span text:style-name="T1">getchar()</text:span></text:span><text:span text:style-name="T1"> reads a single character from standard input. When the end of the input is reached, it returns </text:span><text:span text:style-name="Source_20_Text"><text:span text:style-name="T1">EOF</text:span></text:span><text:span text:style-name="T1">.</text:span></text:p>
      <text:p text:style-name="P2">Example:</text:p>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int c;</text:span></text:span></text:p>
      <text:p text:style-name="P13"><text:span text:style-name="Source_20_Text"><text:span text:style-name="T1"><text:s text:c="4"/>while ((c = getchar()) != EOF) {</text:span></text:span></text:p>
      <text:p text:style-name="P13"><text:span text:style-name="Source_20_Text"><text:span text:style-name="T1"><text:s text:c="8"/>putchar(c); // Prints each character until EOF is encountered</text:span></text:span></text:p>
      <text:p text:style-name="P13"><text:span text:style-name="Source_20_Text"><text:span text:style-name="T1"><text:s text:c="4"/>}</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20">
        <text:list-item>
          <text:p text:style-name="P31"><text:span text:style-name="Source_20_Text"><text:span text:style-name="T1">getchar()</text:span></text:span><text:span text:style-name="T1"> reads a character from the input.</text:span></text:p>
        </text:list-item>
        <text:list-item>
          <text:p text:style-name="P31"><text:span text:style-name="T1">When the end of input (EOF) is reached, it returns </text:span><text:span text:style-name="Source_20_Text"><text:span text:style-name="T1">EOF</text:span></text:span><text:span text:style-name="T1">, causing the loop to exit.</text:span></text:p>
        </text:list-item>
        <text:list-item>
          <text:p text:style-name="P32">The loop continues reading and printing characters until EOF is encountered.</text:p>
        </text:list-item>
      </text:list>
      <text:p text:style-name="P7"/>
      <text:h text:style-name="P8" text:outline-level="4"><text:span text:style-name="Strong_20_Emphasis"><text:span text:style-name="T1">4. Using </text:span></text:span><text:span text:style-name="Source_20_Text"><text:span text:style-name="T1">cin.eof()</text:span></text:span></text:h>
      <text:p text:style-name="P4"><text:span text:style-name="T1">The function </text:span><text:span text:style-name="Source_20_Text"><text:span text:style-name="T1">cin.eof()</text:span></text:span><text:span text:style-name="T1"> returns </text:span><text:span text:style-name="Source_20_Text"><text:span text:style-name="T1">true</text:span></text:span><text:span text:style-name="T1"> if the end of input is reached when using </text:span><text:span text:style-name="Source_20_Text"><text:span text:style-name="T1">cin</text:span></text:span><text:span text:style-name="T1">. It is often used in a while loop to handle user input until EOF is encountered.</text:span></text:p>
      <text:p text:style-name="P2">Example:</text:p>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int num;</text:span></text:span></text:p>
      <text:p text:style-name="P13"><text:span text:style-name="Source_20_Text"><text:span text:style-name="T1"><text:s text:c="4"/>while (cin &gt;&gt; num) { // Reads integers until EOF (Ctrl+Z in Windows, Ctrl+D in Linux)</text:span></text:span></text:p>
      <text:p text:style-name="P13"><text:span text:style-name="Source_20_Text"><text:span text:style-name="T1"><text:s text:c="8"/>cout &lt;&lt; "Read: " &lt;&lt; num &lt;&lt; endl;</text:span></text:span></text:p>
      <text:p text:style-name="P13"><text:span text:style-name="Source_20_Text"><text:span text:style-name="T1"><text:s text:c="4"/>}</text:span></text:span></text:p>
      <text:p text:style-name="P13"><text:soft-page-break/><text:span text:style-name="Source_20_Text"><text:span text:style-name="T1"><text:s text:c="4"/>if (cin.eof()) {</text:span></text:span></text:p>
      <text:p text:style-name="P13"><text:span text:style-name="Source_20_Text"><text:span text:style-name="T1"><text:s text:c="8"/>cout &lt;&lt; "End of input reached." &lt;&lt; endl;</text:span></text:span></text:p>
      <text:p text:style-name="P13"><text:span text:style-name="Source_20_Text"><text:span text:style-name="T1"><text:s text:c="4"/>}</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21">
        <text:list-item>
          <text:p text:style-name="P33"><text:span text:style-name="Source_20_Text"><text:span text:style-name="T1">cin &gt;&gt; num</text:span></text:span><text:span text:style-name="T1"> keeps reading integers until EOF is detected.</text:span></text:p>
        </text:list-item>
        <text:list-item>
          <text:p text:style-name="P33"><text:span text:style-name="T1">If </text:span><text:span text:style-name="Source_20_Text"><text:span text:style-name="T1">cin.eof()</text:span></text:span><text:span text:style-name="T1"> returns </text:span><text:span text:style-name="Source_20_Text"><text:span text:style-name="T1">true</text:span></text:span><text:span text:style-name="T1">, it indicates the end of input.</text:span></text:p>
        </text:list-item>
      </text:list>
      <text:p text:style-name="P7"/>
      <text:h text:style-name="P8" text:outline-level="4"><text:span text:style-name="Strong_20_Emphasis"><text:span text:style-name="T1">5. Triggering EOF</text:span></text:span></text:h>
      <text:p text:style-name="P2">You can trigger EOF manually in the following ways:</text:p>
      <text:list text:style-name="L22">
        <text:list-item>
          <text:p text:style-name="P34"><text:span text:style-name="Strong_20_Emphasis"><text:span text:style-name="T1">Windows</text:span></text:span><text:span text:style-name="T1">: Press </text:span><text:span text:style-name="Source_20_Text"><text:span text:style-name="T1">Ctrl + Z</text:span></text:span><text:span text:style-name="T1"> in the Command Prompt.</text:span></text:p>
        </text:list-item>
        <text:list-item>
          <text:p text:style-name="P34"><text:span text:style-name="Strong_20_Emphasis"><text:span text:style-name="T1">Linux/Mac</text:span></text:span><text:span text:style-name="T1">: Press </text:span><text:span text:style-name="Source_20_Text"><text:span text:style-name="T1">Ctrl + D</text:span></text:span><text:span text:style-name="T1">.</text:span></text:p>
        </text:list-item>
        <text:list-item>
          <text:p text:style-name="P34"><text:span text:style-name="Strong_20_Emphasis"><text:span text:style-name="T1">In Files</text:span></text:span><text:span text:style-name="T1">: The end of a file is automatically detected when the end is reached.</text:span></text:p>
        </text:list-item>
      </text:list>
      <text:p text:style-name="P7"/>
      <text:h text:style-name="P8" text:outline-level="4"><text:span text:style-name="Strong_20_Emphasis"><text:span text:style-name="T1">6. Common Mistakes</text:span></text:span></text:h>
      <text:list text:style-name="L23">
        <text:list-item>
          <text:p text:style-name="P35"><text:span text:style-name="Strong_20_Emphasis"><text:span text:style-name="T1">Using </text:span></text:span><text:span text:style-name="Source_20_Text"><text:span text:style-name="T1">char</text:span></text:span><text:span text:style-name="Strong_20_Emphasis"><text:span text:style-name="T1"> instead of </text:span></text:span><text:span text:style-name="Source_20_Text"><text:span text:style-name="T1">int</text:span></text:span><text:span text:style-name="Strong_20_Emphasis"><text:span text:style-name="T1"> with </text:span></text:span><text:span text:style-name="Source_20_Text"><text:span text:style-name="T1">getchar()</text:span></text:span><text:span text:style-name="T1">: Since </text:span><text:span text:style-name="Source_20_Text"><text:span text:style-name="T1">EOF</text:span></text:span><text:span text:style-name="T1"> is typically </text:span><text:span text:style-name="Source_20_Text"><text:span text:style-name="T1">-1</text:span></text:span><text:span text:style-name="T1">, using </text:span><text:span text:style-name="Source_20_Text"><text:span text:style-name="T1">char</text:span></text:span><text:span text:style-name="T1"> to store the result of </text:span><text:span text:style-name="Source_20_Text"><text:span text:style-name="T1">getchar()</text:span></text:span><text:span text:style-name="T1"> can cause issues because </text:span><text:span text:style-name="Source_20_Text"><text:span text:style-name="T1">char</text:span></text:span><text:span text:style-name="T1"> may not be able to hold the value </text:span><text:span text:style-name="Source_20_Text"><text:span text:style-name="T1">-1</text:span></text:span><text:span text:style-name="T1"> correctly.</text:span></text:p>
        </text:list-item>
      </text:list>
      <text:p text:style-name="P2">Example of incorrect use:</text:p>
      <text:p text:style-name="P12"><text:span text:style-name="Source_20_Text"><text:span text:style-name="T1">char c; // Wrong! EOF may not fit in a char.</text:span></text:span></text:p>
      <text:p text:style-name="P13"><text:span text:style-name="Source_20_Text"><text:span text:style-name="T1">while ((c = getchar()) != EOF) {</text:span></text:span></text:p>
      <text:p text:style-name="P13"><text:span text:style-name="Source_20_Text"><text:span text:style-name="T1"><text:s text:c="4"/>// May cause an infinite loop</text:span></text:span></text:p>
      <text:p text:style-name="P13"><text:span text:style-name="Source_20_Text"><text:span text:style-name="T1">}</text:span></text:span></text:p>
      <text:p text:style-name="P4"><text:span text:style-name="Strong_20_Emphasis"><text:span text:style-name="T1">Fix:</text:span></text:span><text:span text:style-name="T1"> Always use </text:span><text:span text:style-name="Source_20_Text"><text:span text:style-name="T1">int</text:span></text:span><text:span text:style-name="T1"> to store the result of </text:span><text:span text:style-name="Source_20_Text"><text:span text:style-name="T1">getchar()</text:span></text:span><text:span text:style-name="T1">.</text:span></text:p>
      <text:p text:style-name="P7"/>
      <text:h text:style-name="P8" text:outline-level="4"><text:span text:style-name="Strong_20_Emphasis"><text:span text:style-name="T1">7. Summary Note</text:span></text:span></text:h>
      <table:table table:name="Table5" table:style-name="Table5">
        <table:table-column table:style-name="Table5.A"/>
        <table:table-column table:style-name="Table5.B"/>
        <table:table-header-rows>
          <table:table-row>
            <table:table-cell table:style-name="Table5.A1" office:value-type="string">
              <text:p text:style-name="Table_20_Heading"><text:span text:style-name="Strong_20_Emphasis"><text:span text:style-name="T1">Concept</text:span></text:span></text:p>
            </table:table-cell>
            <table:table-cell table:style-name="Table5.A1" office:value-type="string">
              <text:p text:style-name="Table_20_Heading"><text:span text:style-name="Strong_20_Emphasis"><text:span text:style-name="T1">Explanation</text:span></text:span></text:p>
            </table:table-cell>
          </table:table-row>
        </table:table-header-rows>
        <table:table-row>
          <table:table-cell table:style-name="Table5.A1" office:value-type="string">
            <text:p text:style-name="Table_20_Contents"><text:span text:style-name="Strong_20_Emphasis"><text:span text:style-name="T1">EOF Definition</text:span></text:span></text:p>
          </table:table-cell>
          <table:table-cell table:style-name="Table5.A1" office:value-type="string">
            <text:p text:style-name="Table_20_Contents"><text:span text:style-name="T1">EOF marks the end of input or file, represented by </text:span><text:span text:style-name="Source_20_Text"><text:span text:style-name="T1">-1</text:span></text:span><text:span text:style-name="T1"> in C++.</text:span></text:p>
          </table:table-cell>
        </table:table-row>
        <table:table-row>
          <table:table-cell table:style-name="Table5.A1" office:value-type="string">
            <text:p text:style-name="Table_20_Contents"><text:span text:style-name="Strong_20_Emphasis"><text:span text:style-name="T1">EOF with </text:span></text:span><text:span text:style-name="Source_20_Text"><text:span text:style-name="T1">getchar()</text:span></text:span></text:p>
          </table:table-cell>
          <table:table-cell table:style-name="Table5.A1" office:value-type="string">
            <text:p text:style-name="Table_20_Contents"><text:span text:style-name="Source_20_Text"><text:span text:style-name="T1">getchar()</text:span></text:span><text:span text:style-name="T1"> returns </text:span><text:span text:style-name="Source_20_Text"><text:span text:style-name="T1">EOF</text:span></text:span><text:span text:style-name="T1"> when the end of input is reached.</text:span></text:p>
          </table:table-cell>
        </table:table-row>
        <table:table-row>
          <table:table-cell table:style-name="Table5.A1" office:value-type="string">
            <text:p text:style-name="Table_20_Contents"><text:span text:style-name="Strong_20_Emphasis"><text:span text:style-name="T1">EOF with </text:span></text:span><text:span text:style-name="Source_20_Text"><text:span text:style-name="T1">cin.eof()</text:span></text:span></text:p>
          </table:table-cell>
          <table:table-cell table:style-name="Table5.A1" office:value-type="string">
            <text:p text:style-name="Table_20_Contents"><text:span text:style-name="Source_20_Text"><text:span text:style-name="T1">cin.eof()</text:span></text:span><text:span text:style-name="T1"> returns </text:span><text:span text:style-name="Source_20_Text"><text:span text:style-name="T1">true</text:span></text:span><text:span text:style-name="T1"> when the end of input is reached, commonly used in input loops.</text:span></text:p>
          </table:table-cell>
        </table:table-row>
        <table:table-row>
          <table:table-cell table:style-name="Table5.A1" office:value-type="string">
            <text:p text:style-name="Table_20_Contents"><text:span text:style-name="Strong_20_Emphasis"><text:span text:style-name="T1">Triggering EOF</text:span></text:span></text:p>
          </table:table-cell>
          <table:table-cell table:style-name="Table5.A1" office:value-type="string">
            <text:p text:style-name="Table_20_Contents"><text:span text:style-name="T1">In Windows, press </text:span><text:span text:style-name="Source_20_Text"><text:span text:style-name="T1">Ctrl+Z</text:span></text:span><text:span text:style-name="T1">; in Linux/Mac, press </text:span><text:span text:style-name="Source_20_Text"><text:span text:style-name="T1">Ctrl+D</text:span></text:span><text:span text:style-name="T1">; EOF is automatically detected in files when the end is reached.</text:span></text:p>
          </table:table-cell>
        </table:table-row>
        <text:soft-page-break/>
        <table:table-row>
          <table:table-cell table:style-name="Table5.A1" office:value-type="string">
            <text:p text:style-name="Table_20_Contents"><text:span text:style-name="Strong_20_Emphasis"><text:span text:style-name="T1">Common Mistake</text:span></text:span></text:p>
          </table:table-cell>
          <table:table-cell table:style-name="Table5.A1" office:value-type="string">
            <text:p text:style-name="Table_20_Contents"><text:span text:style-name="T1">Avoid using </text:span><text:span text:style-name="Source_20_Text"><text:span text:style-name="T1">char</text:span></text:span><text:span text:style-name="T1"> to store </text:span><text:span text:style-name="Source_20_Text"><text:span text:style-name="T1">getchar()</text:span></text:span><text:span text:style-name="T1"> result; use </text:span><text:span text:style-name="Source_20_Text"><text:span text:style-name="T1">int</text:span></text:span><text:span text:style-name="T1"> instead to handle </text:span><text:span text:style-name="Source_20_Text"><text:span text:style-name="T1">EOF</text:span></text:span><text:span text:style-name="T1"> correctly.</text:span></text:p>
          </table:table-cell>
        </table:table-row>
      </table:table>
      <text:p text:style-name="P2"/>
      <text:p text:style-name="P2"/>
      <text:p text:style-name="P2"/>
      <text:p text:style-name="P2"/>
      <text:p text:style-name="P2"/>
      <text:p text:style-name="P2"/>
      <text:h text:style-name="P1" text:outline-level="3"><text:span text:style-name="Source_20_Text"><text:span text:style-name="T1">setprecision()</text:span></text:span><text:span text:style-name="Strong_20_Emphasis"><text:span text:style-name="T1"> in C++</text:span></text:span></text:h>
      <text:p text:style-name="P7"/>
      <text:h text:style-name="P8" text:outline-level="4"><text:span text:style-name="Strong_20_Emphasis"><text:span text:style-name="T1">1. What is </text:span></text:span><text:span text:style-name="Source_20_Text"><text:span text:style-name="T1">setprecision()</text:span></text:span><text:span text:style-name="Strong_20_Emphasis"><text:span text:style-name="T1">?</text:span></text:span></text:h>
      <text:p text:style-name="P4"><text:span text:style-name="T1">In C++, </text:span><text:span text:style-name="Source_20_Text"><text:span text:style-name="T1">setprecision()</text:span></text:span><text:span text:style-name="T1"> is a function from the </text:span><text:span text:style-name="Source_20_Text"><text:span text:style-name="T1">&lt;iomanip&gt;</text:span></text:span><text:span text:style-name="T1"> library that controls the number of digits to be displayed for floating-point numbers. It is used to set the precision of floating-point output in terms of the number of digits after the decimal point.</text:span></text:p>
      <text:p text:style-name="P7"/>
      <text:h text:style-name="P8" text:outline-level="4"><text:span text:style-name="Strong_20_Emphasis"><text:span text:style-name="T1">2. How Does </text:span></text:span><text:span text:style-name="Source_20_Text"><text:span text:style-name="T1">setprecision()</text:span></text:span><text:span text:style-name="Strong_20_Emphasis"><text:span text:style-name="T1"> Work?</text:span></text:span></text:h>
      <text:p text:style-name="P4"><text:span text:style-name="Source_20_Text"><text:span text:style-name="T1">setprecision()</text:span></text:span><text:span text:style-name="T1"> can be used in conjunction with </text:span><text:span text:style-name="Source_20_Text"><text:span text:style-name="T1">cout</text:span></text:span><text:span text:style-name="T1"> to set the precision for output. By default, C++ displays floating-point numbers up to a certain precision, but this can be adjusted with </text:span><text:span text:style-name="Source_20_Text"><text:span text:style-name="T1">setprecision()</text:span></text:span><text:span text:style-name="T1">.</text:span></text:p>
      <text:list text:style-name="L24">
        <text:list-item>
          <text:p text:style-name="P36"><text:span text:style-name="Strong_20_Emphasis"><text:span text:style-name="T1">Without Fixed or Scientific Notation:</text:span></text:span><text:span text:style-name="T1"> </text:span><text:span text:style-name="Source_20_Text"><text:span text:style-name="T1">setprecision()</text:span></text:span><text:span text:style-name="T1"> controls the total number of significant digits.</text:span></text:p>
        </text:list-item>
        <text:list-item>
          <text:p text:style-name="P36"><text:span text:style-name="Strong_20_Emphasis"><text:span text:style-name="T1">With Fixed or Scientific Notation:</text:span></text:span><text:span text:style-name="T1"> It controls the number of digits after the decimal point.</text:span></text:p>
        </text:list-item>
      </text:list>
      <text:p text:style-name="P7"/>
      <text:h text:style-name="P8" text:outline-level="4"><text:span text:style-name="Strong_20_Emphasis"><text:span text:style-name="T1">3. Syntax of </text:span></text:span><text:span text:style-name="Source_20_Text"><text:span text:style-name="T1">setprecision()</text:span></text:span></text:h>
      <text:p text:style-name="P12"><text:span text:style-name="Source_20_Text"><text:span text:style-name="T1">#include &lt;iostream&gt;</text:span></text:span></text:p>
      <text:p text:style-name="P13"><text:span text:style-name="Source_20_Text"><text:span text:style-name="T1">#include &lt;iomanip&gt; <text:s/>// Required to use setprecision</text:span></text:span></text:p>
      <text:p text:style-name="P13"><text:span text:style-name="Source_20_Text"><text:span text:style-name="T1">using namespace std;</text:span></text:span></text:p>
      <text:p text:style-name="P13"><text:span text:style-name="Source_20_Text"><text:span text:style-name="T1">cout &lt;&lt; setprecision(n); <text:s/>// Where n is the number of significant digits</text:span></text:span></text:p>
      <text:list text:style-name="L25">
        <text:list-item>
          <text:p text:style-name="P37"><text:span text:style-name="Source_20_Text"><text:span text:style-name="T1">n</text:span></text:span><text:span text:style-name="T1"> represents the number of significant digits you want to display.</text:span></text:p>
        </text:list-item>
      </text:list>
      <text:p text:style-name="P7"/>
      <text:h text:style-name="P8" text:outline-level="4"><text:span text:style-name="Strong_20_Emphasis"><text:span text:style-name="T1">4. Example Usage</text:span></text:span></text:h>
      <text:h text:style-name="P11" text:outline-level="5"><text:span text:style-name="Strong_20_Emphasis"><text:span text:style-name="T1">Example 1: Without Fixed Notation</text:span></text:span></text:h>
      <text:p text:style-name="P12"><text:span text:style-name="Source_20_Text"><text:span text:style-name="T1">#include &lt;iostream&gt;</text:span></text:span></text:p>
      <text:p text:style-name="P13"><text:span text:style-name="Source_20_Text"><text:span text:style-name="T1">#include &lt;iomanip&gt;</text:span></text:span></text:p>
      <text:p text:style-name="P13"><text:soft-page-break/><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double num = 123.456789;</text:span></text:span></text:p>
      <text:p text:style-name="P26"/>
      <text:p text:style-name="P13"><text:span text:style-name="Source_20_Text"><text:span text:style-name="T1"><text:s text:c="4"/>// Default precision (usually 6 digits)</text:span></text:span></text:p>
      <text:p text:style-name="P13"><text:span text:style-name="Source_20_Text"><text:span text:style-name="T1"><text:s text:c="4"/>cout &lt;&lt; num &lt;&lt; endl;</text:span></text:span></text:p>
      <text:p text:style-name="P13"><text:span text:style-name="Source_20_Text"><text:span text:style-name="T1"><text:s text:c="4"/>// Set precision to 3 significant digits</text:span></text:span></text:p>
      <text:p text:style-name="P13"><text:span text:style-name="Source_20_Text"><text:span text:style-name="T1"><text:s text:c="4"/>cout &lt;&lt; setprecision(3) &lt;&lt; num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26">
        <text:list-item>
          <text:p text:style-name="P38">By default, the floating-point number is displayed with up to 6 digits of precision.</text:p>
        </text:list-item>
        <text:list-item>
          <text:p text:style-name="P39"><text:span text:style-name="T1">After using </text:span><text:span text:style-name="Source_20_Text"><text:span text:style-name="T1">setprecision(3)</text:span></text:span><text:span text:style-name="T1">, only 3 significant digits are displayed.</text:span></text:p>
        </text:list-item>
      </text:list>
      <text:p text:style-name="P7"/>
      <text:h text:style-name="P11" text:outline-level="5"><text:span text:style-name="Strong_20_Emphasis"><text:span text:style-name="T1">Example 2: With Fixed Notation</text:span></text:span></text:h>
      <text:p text:style-name="P4"><text:span text:style-name="T1">To control the number of digits after the decimal point, use </text:span><text:span text:style-name="Source_20_Text"><text:span text:style-name="T1">fixed</text:span></text:span><text:span text:style-name="T1"> along with </text:span><text:span text:style-name="Source_20_Text"><text:span text:style-name="T1">setprecision()</text:span></text:span><text:span text:style-name="T1">.</text:span></text:p>
      <text:p text:style-name="P12"><text:span text:style-name="Source_20_Text"><text:span text:style-name="T1">#include &lt;iostream&gt;</text:span></text:span></text:p>
      <text:p text:style-name="P13"><text:span text:style-name="Source_20_Text"><text:span text:style-name="T1">#include &lt;iomanip&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double num = 123.456789;</text:span></text:span></text:p>
      <text:p text:style-name="P13"><text:span text:style-name="Source_20_Text"><text:span text:style-name="T1"><text:s text:c="4"/>// Set precision to 2 digits after the decimal point</text:span></text:span></text:p>
      <text:p text:style-name="P13"><text:span text:style-name="Source_20_Text"><text:span text:style-name="T1"><text:s text:c="4"/>cout &lt;&lt; fixed &lt;&lt; setprecision(2) &lt;&lt; num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27">
        <text:list-item>
          <text:p text:style-name="P40"><text:span text:style-name="T1">The </text:span><text:span text:style-name="Source_20_Text"><text:span text:style-name="T1">fixed</text:span></text:span><text:span text:style-name="T1"> manipulator forces the output to display a fixed number of decimal places.</text:span></text:p>
        </text:list-item>
        <text:list-item>
          <text:p text:style-name="P40"><text:span text:style-name="T1">The precision is set to 2, so the output will be </text:span><text:span text:style-name="Source_20_Text"><text:span text:style-name="T1">123.46</text:span></text:span><text:span text:style-name="T1">.</text:span></text:p>
        </text:list-item>
      </text:list>
      <text:p text:style-name="P7"/>
      <text:h text:style-name="P11" text:outline-level="5"><text:span text:style-name="Strong_20_Emphasis"><text:span text:style-name="T1">Example 3: With Scientific Notation</text:span></text:span></text:h>
      <text:p text:style-name="P2">You can also control the number of significant digits in scientific notation.</text:p>
      <text:p text:style-name="P12"><text:span text:style-name="Source_20_Text"><text:span text:style-name="T1">#include &lt;iostream&gt;</text:span></text:span></text:p>
      <text:p text:style-name="P13"><text:soft-page-break/><text:span text:style-name="Source_20_Text"><text:span text:style-name="T1">#include &lt;iomanip&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double num = 123.456789;</text:span></text:span></text:p>
      <text:p text:style-name="P13"><text:span text:style-name="Source_20_Text"><text:span text:style-name="T1"><text:s text:c="4"/>// Set precision to 3 significant digits</text:span></text:span></text:p>
      <text:p text:style-name="P13"><text:span text:style-name="Source_20_Text"><text:span text:style-name="T1"><text:s text:c="4"/>cout &lt;&lt; scientific &lt;&lt; setprecision(3) &lt;&lt; num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28">
        <text:list-item>
          <text:p text:style-name="P41"><text:span text:style-name="T1">The </text:span><text:span text:style-name="Source_20_Text"><text:span text:style-name="T1">scientific</text:span></text:span><text:span text:style-name="T1"> manipulator displays the number in scientific notation.</text:span></text:p>
        </text:list-item>
        <text:list-item>
          <text:p text:style-name="P41"><text:span text:style-name="T1">The precision is set to 3, so the output will be </text:span><text:span text:style-name="Source_20_Text"><text:span text:style-name="T1">1.235e+02</text:span></text:span><text:span text:style-name="T1">.</text:span></text:p>
        </text:list-item>
      </text:list>
      <text:p text:style-name="P7"/>
      <text:h text:style-name="P8" text:outline-level="4"><text:span text:style-name="Strong_20_Emphasis"><text:span text:style-name="T1">5. Common Mistakes</text:span></text:span></text:h>
      <text:list text:style-name="L29">
        <text:list-item>
          <text:p text:style-name="P42"><text:span text:style-name="Strong_20_Emphasis"><text:span text:style-name="T1">Forgetting to include </text:span></text:span><text:span text:style-name="Source_20_Text"><text:span text:style-name="T1">&lt;iomanip&gt;</text:span></text:span><text:span text:style-name="T1">: </text:span><text:span text:style-name="Source_20_Text"><text:span text:style-name="T1">setprecision()</text:span></text:span><text:span text:style-name="T1"> is defined in the </text:span><text:span text:style-name="Source_20_Text"><text:span text:style-name="T1">&lt;iomanip&gt;</text:span></text:span><text:span text:style-name="T1"> library. Make sure to include it when using </text:span><text:span text:style-name="Source_20_Text"><text:span text:style-name="T1">setprecision()</text:span></text:span><text:span text:style-name="T1">.</text:span></text:p>
        </text:list-item>
        <text:list-item>
          <text:p text:style-name="P42"><text:span text:style-name="Strong_20_Emphasis"><text:span text:style-name="T1">Not using </text:span></text:span><text:span text:style-name="Source_20_Text"><text:span text:style-name="T1">fixed</text:span></text:span><text:span text:style-name="Strong_20_Emphasis"><text:span text:style-name="T1"> or </text:span></text:span><text:span text:style-name="Source_20_Text"><text:span text:style-name="T1">scientific</text:span></text:span><text:span text:style-name="Strong_20_Emphasis"><text:span text:style-name="T1"> with precision</text:span></text:span><text:span text:style-name="T1">: When you want to control digits after the decimal point, always use the </text:span><text:span text:style-name="Source_20_Text"><text:span text:style-name="T1">fixed</text:span></text:span><text:span text:style-name="T1"> manipulator for fixed decimal places or </text:span><text:span text:style-name="Source_20_Text"><text:span text:style-name="T1">scientific</text:span></text:span><text:span text:style-name="T1"> for scientific notation.</text:span></text:p>
        </text:list-item>
      </text:list>
      <text:p text:style-name="P7"/>
      <text:h text:style-name="P8" text:outline-level="4"><text:span text:style-name="Strong_20_Emphasis"><text:span text:style-name="T1">6. Summary Note</text:span></text:span></text:h>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text:span text:style-name="T1">Concept</text:span></text:span></text:p>
            </table:table-cell>
            <table:table-cell table:style-name="Table6.A1" office:value-type="string">
              <text:p text:style-name="Table_20_Heading"><text:span text:style-name="Strong_20_Emphasis"><text:span text:style-name="T1">Explanation</text:span></text:span></text:p>
            </table:table-cell>
          </table:table-row>
        </table:table-header-rows>
        <table:table-row>
          <table:table-cell table:style-name="Table6.A1" office:value-type="string">
            <text:p text:style-name="Table_20_Contents"><text:span text:style-name="Strong_20_Emphasis"><text:span text:style-name="T1">Definition</text:span></text:span></text:p>
          </table:table-cell>
          <table:table-cell table:style-name="Table6.A1" office:value-type="string">
            <text:p text:style-name="Table_20_Contents"><text:span text:style-name="Source_20_Text"><text:span text:style-name="T1">setprecision()</text:span></text:span><text:span text:style-name="T1"> controls the number of digits displayed for floating-point numbers.</text:span></text:p>
          </table:table-cell>
        </table:table-row>
        <table:table-row>
          <table:table-cell table:style-name="Table6.A1" office:value-type="string">
            <text:p text:style-name="Table_20_Contents"><text:span text:style-name="Strong_20_Emphasis"><text:span text:style-name="T1">Usage without Fixed</text:span></text:span></text:p>
          </table:table-cell>
          <table:table-cell table:style-name="Table6.A1" office:value-type="string">
            <text:p text:style-name="Table_20_Contents"><text:span text:style-name="Source_20_Text"><text:span text:style-name="T1">setprecision(n)</text:span></text:span><text:span text:style-name="T1"> controls the total number of significant digits displayed.</text:span></text:p>
          </table:table-cell>
        </table:table-row>
        <table:table-row>
          <table:table-cell table:style-name="Table6.A1" office:value-type="string">
            <text:p text:style-name="Table_20_Contents"><text:span text:style-name="Strong_20_Emphasis"><text:span text:style-name="T1">Usage with Fixed</text:span></text:span></text:p>
          </table:table-cell>
          <table:table-cell table:style-name="Table6.A1" office:value-type="string">
            <text:p text:style-name="Table_20_Contents"><text:span text:style-name="Source_20_Text"><text:span text:style-name="T1">fixed</text:span></text:span><text:span text:style-name="T1"> along with </text:span><text:span text:style-name="Source_20_Text"><text:span text:style-name="T1">setprecision(n)</text:span></text:span><text:span text:style-name="T1"> controls the number of digits after the decimal point.</text:span></text:p>
          </table:table-cell>
        </table:table-row>
        <table:table-row>
          <table:table-cell table:style-name="Table6.A1" office:value-type="string">
            <text:p text:style-name="Table_20_Contents"><text:span text:style-name="Strong_20_Emphasis"><text:span text:style-name="T1">Usage with Scientific</text:span></text:span></text:p>
          </table:table-cell>
          <table:table-cell table:style-name="Table6.A1" office:value-type="string">
            <text:p text:style-name="Table_20_Contents"><text:span text:style-name="Source_20_Text"><text:span text:style-name="T1">scientific</text:span></text:span><text:span text:style-name="T1"> along with </text:span><text:span text:style-name="Source_20_Text"><text:span text:style-name="T1">setprecision(n)</text:span></text:span><text:span text:style-name="T1"> controls the number of significant digits in scientific notation.</text:span></text:p>
          </table:table-cell>
        </table:table-row>
        <table:table-row>
          <table:table-cell table:style-name="Table6.A1" office:value-type="string">
            <text:p text:style-name="Table_20_Contents"><text:span text:style-name="Strong_20_Emphasis"><text:span text:style-name="T1">Common Mistake</text:span></text:span></text:p>
          </table:table-cell>
          <table:table-cell table:style-name="Table6.A1" office:value-type="string">
            <text:p text:style-name="Table_20_Contents"><text:span text:style-name="T1">Forgetting to include </text:span><text:span text:style-name="Source_20_Text"><text:span text:style-name="T1">&lt;iomanip&gt;</text:span></text:span><text:span text:style-name="T1"> or using </text:span><text:span text:style-name="Source_20_Text"><text:span text:style-name="T1">setprecision()</text:span></text:span><text:span text:style-name="T1"> without the </text:span><text:span text:style-name="Source_20_Text"><text:span text:style-name="T1">fixed</text:span></text:span><text:span text:style-name="T1"> or </text:span><text:span text:style-name="Source_20_Text"><text:span text:style-name="T1">scientific</text:span></text:span><text:span text:style-name="T1"> manipulators.</text:span></text:p>
          </table:table-cell>
        </table:table-row>
      </table:table>
      <text:p text:style-name="P2"/>
      <text:p text:style-name="P2"/>
      <text:p text:style-name="P2"/>
      <text:h text:style-name="P1" text:outline-level="3"><text:span text:style-name="Strong_20_Emphasis"><text:span text:style-name="T1">if-else and Ternary Operator in C++</text:span></text:span></text:h>
      <text:p text:style-name="P7"/>
      <text:h text:style-name="P8" text:outline-level="4"><text:soft-page-break/><text:span text:style-name="Strong_20_Emphasis"><text:span text:style-name="T1">1. What is the </text:span></text:span><text:span text:style-name="Source_20_Text"><text:span text:style-name="T1">if-else</text:span></text:span><text:span text:style-name="Strong_20_Emphasis"><text:span text:style-name="T1"> Statement?</text:span></text:span></text:h>
      <text:p text:style-name="P4"><text:span text:style-name="T1">The </text:span><text:span text:style-name="Source_20_Text"><text:span text:style-name="T1">if-else</text:span></text:span><text:span text:style-name="T1"> statement in C++ is used for decision-making, allowing the program to execute different blocks of code based on certain conditions.</text:span></text:p>
      <text:list text:style-name="L30">
        <text:list-item>
          <text:p text:style-name="P43"><text:span text:style-name="Source_20_Text"><text:span text:style-name="T1">if</text:span></text:span><text:span text:style-name="T1"> executes a block of code if the condition is true.</text:span></text:p>
        </text:list-item>
        <text:list-item>
          <text:p text:style-name="P43"><text:span text:style-name="Source_20_Text"><text:span text:style-name="T1">else</text:span></text:span><text:span text:style-name="T1"> executes a block of code if the condition is false.</text:span></text:p>
        </text:list-item>
      </text:list>
      <text:p text:style-name="P7"/>
      <text:h text:style-name="P8" text:outline-level="4"><text:span text:style-name="Strong_20_Emphasis"><text:span text:style-name="T1">2. Syntax of </text:span></text:span><text:span text:style-name="Source_20_Text"><text:span text:style-name="T1">if-else</text:span></text:span><text:span text:style-name="Strong_20_Emphasis"><text:span text:style-name="T1"> Statement</text:span></text:span></text:h>
      <text:p text:style-name="P12"><text:span text:style-name="Source_20_Text"><text:span text:style-name="T1">if (condition) {</text:span></text:span></text:p>
      <text:p text:style-name="P13"><text:span text:style-name="Source_20_Text"><text:span text:style-name="T1"><text:s text:c="4"/>// Block of code if condition is true</text:span></text:span></text:p>
      <text:p text:style-name="P13"><text:span text:style-name="Source_20_Text"><text:span text:style-name="T1">} else {</text:span></text:span></text:p>
      <text:p text:style-name="P13"><text:span text:style-name="Source_20_Text"><text:span text:style-name="T1"><text:s text:c="4"/>// Block of code if condition is false</text:span></text:span></text:p>
      <text:p text:style-name="P13"><text:span text:style-name="Source_20_Text"><text:span text:style-name="T1">}</text:span></text:span></text:p>
      <text:list text:style-name="L31">
        <text:list-item>
          <text:p text:style-name="P44"><text:span text:style-name="Source_20_Text"><text:span text:style-name="T1">condition</text:span></text:span><text:span text:style-name="T1"> is an expression that is evaluated. If it is true, the code inside the </text:span><text:span text:style-name="Source_20_Text"><text:span text:style-name="T1">if</text:span></text:span><text:span text:style-name="T1"> block executes; otherwise, the </text:span><text:span text:style-name="Source_20_Text"><text:span text:style-name="T1">else</text:span></text:span><text:span text:style-name="T1"> block executes.</text:span></text:p>
        </text:list-item>
      </text:list>
      <text:p text:style-name="P7"/>
      <text:h text:style-name="P8" text:outline-level="4"><text:span text:style-name="Strong_20_Emphasis"><text:span text:style-name="T1">3. Example of </text:span></text:span><text:span text:style-name="Source_20_Text"><text:span text:style-name="T1">if-else</text:span></text:span><text:span text:style-name="Strong_20_Emphasis"><text:span text:style-name="T1"> Statement</text:span></text:span></text:h>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int a = 10, b = 20;</text:span></text:span></text:p>
      <text:p text:style-name="P13"><text:span text:style-name="Source_20_Text"><text:span text:style-name="T1"><text:s text:c="4"/>if (a &gt; b) {</text:span></text:span></text:p>
      <text:p text:style-name="P13"><text:span text:style-name="Source_20_Text"><text:span text:style-name="T1"><text:s text:c="8"/>cout &lt;&lt; "a is greater than b." &lt;&lt; endl;</text:span></text:span></text:p>
      <text:p text:style-name="P13"><text:span text:style-name="Source_20_Text"><text:span text:style-name="T1"><text:s text:c="4"/>} else {</text:span></text:span></text:p>
      <text:p text:style-name="P13"><text:span text:style-name="Source_20_Text"><text:span text:style-name="T1"><text:s text:c="8"/>cout &lt;&lt; "a is not greater than b." &lt;&lt; endl;</text:span></text:span></text:p>
      <text:p text:style-name="P13"><text:span text:style-name="Source_20_Text"><text:span text:style-name="T1"><text:s text:c="4"/>}</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32">
        <text:list-item>
          <text:p text:style-name="P45"><text:span text:style-name="T1">The program checks whether </text:span><text:span text:style-name="Source_20_Text"><text:span text:style-name="T1">a &gt; b</text:span></text:span><text:span text:style-name="T1">.</text:span></text:p>
        </text:list-item>
        <text:list-item>
          <text:p text:style-name="P45"><text:span text:style-name="T1">If true, it prints </text:span><text:span text:style-name="Source_20_Text"><text:span text:style-name="T1">"a is greater than b."</text:span></text:span><text:span text:style-name="T1">.</text:span></text:p>
        </text:list-item>
        <text:list-item>
          <text:p text:style-name="P45"><text:span text:style-name="T1">If false, it prints </text:span><text:span text:style-name="Source_20_Text"><text:span text:style-name="T1">"a is not greater than b."</text:span></text:span><text:span text:style-name="T1">.</text:span></text:p>
        </text:list-item>
      </text:list>
      <text:p text:style-name="P7"/>
      <text:h text:style-name="P8" text:outline-level="4"><text:soft-page-break/><text:span text:style-name="Strong_20_Emphasis"><text:span text:style-name="T1">4. What is the Ternary Operator?</text:span></text:span></text:h>
      <text:p text:style-name="P4"><text:span text:style-name="T1">The </text:span><text:span text:style-name="Strong_20_Emphasis"><text:span text:style-name="T1">ternary operator</text:span></text:span><text:span text:style-name="T1"> (</text:span><text:span text:style-name="Source_20_Text"><text:span text:style-name="T1">?:</text:span></text:span><text:span text:style-name="T1">) is a shorthand for the </text:span><text:span text:style-name="Source_20_Text"><text:span text:style-name="T1">if-else</text:span></text:span><text:span text:style-name="T1"> statement. It allows you to write a concise decision-making expression.</text:span></text:p>
      <text:p text:style-name="P2">The syntax for the ternary operator is:</text:p>
      <text:p text:style-name="P9"><text:span text:style-name="Source_20_Text"><text:span text:style-name="T1">condition ? expression_if_true : expression_if_false;</text:span></text:span></text:p>
      <text:list text:style-name="L33">
        <text:list-item>
          <text:p text:style-name="P46"><text:span text:style-name="T1">If the </text:span><text:span text:style-name="Source_20_Text"><text:span text:style-name="T1">condition</text:span></text:span><text:span text:style-name="T1"> is true, the expression before the colon (</text:span><text:span text:style-name="Source_20_Text"><text:span text:style-name="T1">:</text:span></text:span><text:span text:style-name="T1">) is executed.</text:span></text:p>
        </text:list-item>
        <text:list-item>
          <text:p text:style-name="P46"><text:span text:style-name="T1">If the </text:span><text:span text:style-name="Source_20_Text"><text:span text:style-name="T1">condition</text:span></text:span><text:span text:style-name="T1"> is false, the expression after the colon is executed.</text:span></text:p>
        </text:list-item>
      </text:list>
      <text:p text:style-name="P7"/>
      <text:h text:style-name="P8" text:outline-level="4"><text:span text:style-name="Strong_20_Emphasis"><text:span text:style-name="T1">5. Syntax of the Ternary Operator</text:span></text:span></text:h>
      <text:p text:style-name="P9"><text:span text:style-name="Source_20_Text"><text:span text:style-name="T1">variable = (condition) ? value_if_true : value_if_false;</text:span></text:span></text:p>
      <text:list text:style-name="L34">
        <text:list-item>
          <text:p text:style-name="P47"><text:span text:style-name="Source_20_Text"><text:span text:style-name="T1">condition</text:span></text:span><text:span text:style-name="T1"> is an expression that evaluates to </text:span><text:span text:style-name="Source_20_Text"><text:span text:style-name="T1">true</text:span></text:span><text:span text:style-name="T1"> or </text:span><text:span text:style-name="Source_20_Text"><text:span text:style-name="T1">false</text:span></text:span><text:span text:style-name="T1">.</text:span></text:p>
        </text:list-item>
        <text:list-item>
          <text:p text:style-name="P47"><text:span text:style-name="Source_20_Text"><text:span text:style-name="T1">value_if_true</text:span></text:span><text:span text:style-name="T1"> is the value assigned to the variable if the condition is true.</text:span></text:p>
        </text:list-item>
        <text:list-item>
          <text:p text:style-name="P47"><text:span text:style-name="Source_20_Text"><text:span text:style-name="T1">value_if_false</text:span></text:span><text:span text:style-name="T1"> is the value assigned to the variable if the condition is false.</text:span></text:p>
        </text:list-item>
      </text:list>
      <text:p text:style-name="P7"/>
      <text:h text:style-name="P8" text:outline-level="4"><text:span text:style-name="Strong_20_Emphasis"><text:span text:style-name="T1">6. Example of Ternary Operator</text:span></text:span></text:h>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int a = 10, b = 20;</text:span></text:span></text:p>
      <text:p text:style-name="P13"><text:span text:style-name="Source_20_Text"><text:span text:style-name="T1"><text:s text:c="4"/>// Using ternary operator to check condition</text:span></text:span></text:p>
      <text:p text:style-name="P13"><text:span text:style-name="Source_20_Text"><text:span text:style-name="T1"><text:s text:c="4"/>string result = (a &gt; b) ? "a is greater than b" : "a is not greater than b";</text:span></text:span></text:p>
      <text:p text:style-name="P13"><text:span text:style-name="Source_20_Text"><text:span text:style-name="T1"><text:s text:c="4"/>cout &lt;&lt; result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13"><text:span text:style-name="Source_20_Text"><text:span text:style-name="T1"/></text:span></text:p>
      <text:p text:style-name="P13"><text:span text:style-name="Source_20_Text"><text:span text:style-name="T1"/></text:span></text:p>
      <text:p text:style-name="P4"><text:span text:style-name="Strong_20_Emphasis"><text:span text:style-name="T1">Explanation:</text:span></text:span></text:p>
      <text:list text:style-name="L35">
        <text:list-item>
          <text:p text:style-name="P48"><text:span text:style-name="T1">The ternary operator checks if </text:span><text:span text:style-name="Source_20_Text"><text:span text:style-name="T1">a &gt; b</text:span></text:span><text:span text:style-name="T1">.</text:span></text:p>
        </text:list-item>
        <text:list-item>
          <text:p text:style-name="P48"><text:span text:style-name="T1">If true, </text:span><text:span text:style-name="Source_20_Text"><text:span text:style-name="T1">"a is greater than b"</text:span></text:span><text:span text:style-name="T1"> is assigned to </text:span><text:span text:style-name="Source_20_Text"><text:span text:style-name="T1">result</text:span></text:span><text:span text:style-name="T1">.</text:span></text:p>
        </text:list-item>
        <text:list-item>
          <text:p text:style-name="P48"><text:span text:style-name="T1">If false, </text:span><text:span text:style-name="Source_20_Text"><text:span text:style-name="T1">"a is not greater than b"</text:span></text:span><text:span text:style-name="T1"> is assigned to </text:span><text:span text:style-name="Source_20_Text"><text:span text:style-name="T1">result</text:span></text:span><text:span text:style-name="T1">.</text:span></text:p>
        </text:list-item>
        <text:list-item>
          <text:p text:style-name="P49">The result is printed.</text:p>
        </text:list-item>
      </text:list>
      <text:p text:style-name="P7"/>
      <text:h text:style-name="P8" text:outline-level="4"><text:soft-page-break/><text:span text:style-name="Strong_20_Emphasis"><text:span text:style-name="T1">7. Differences Between </text:span></text:span><text:span text:style-name="Source_20_Text"><text:span text:style-name="T1">if-else</text:span></text:span><text:span text:style-name="Strong_20_Emphasis"><text:span text:style-name="T1"> and Ternary Operator</text:span></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text:span text:style-name="Strong_20_Emphasis"><text:span text:style-name="T1">Aspect</text:span></text:span></text:p>
            </table:table-cell>
            <table:table-cell table:style-name="Table7.A1" office:value-type="string">
              <text:p text:style-name="Table_20_Heading"><text:span text:style-name="Source_20_Text"><text:span text:style-name="T1">if-else</text:span></text:span><text:span text:style-name="Strong_20_Emphasis"><text:span text:style-name="T1"> Statement</text:span></text:span></text:p>
            </table:table-cell>
            <table:table-cell table:style-name="Table7.A1" office:value-type="string">
              <text:p text:style-name="Table_20_Heading"><text:span text:style-name="Strong_20_Emphasis"><text:span text:style-name="T1">Ternary Operator</text:span></text:span></text:p>
            </table:table-cell>
          </table:table-row>
        </table:table-header-rows>
        <table:table-row>
          <table:table-cell table:style-name="Table7.A1" office:value-type="string">
            <text:p text:style-name="Table_20_Contents"><text:span text:style-name="Strong_20_Emphasis"><text:span text:style-name="T1">Syntax</text:span></text:span></text:p>
          </table:table-cell>
          <table:table-cell table:style-name="Table7.A1" office:value-type="string">
            <text:p text:style-name="Table_20_Contents"><text:span text:style-name="T1">Multiple lines, with </text:span><text:span text:style-name="Source_20_Text"><text:span text:style-name="T1">if</text:span></text:span><text:span text:style-name="T1"> and </text:span><text:span text:style-name="Source_20_Text"><text:span text:style-name="T1">else</text:span></text:span><text:span text:style-name="T1"> blocks.</text:span></text:p>
          </table:table-cell>
          <table:table-cell table:style-name="Table7.A1" office:value-type="string">
            <text:p text:style-name="P6">Single line, more concise.</text:p>
          </table:table-cell>
        </table:table-row>
        <table:table-row>
          <table:table-cell table:style-name="Table7.A1" office:value-type="string">
            <text:p text:style-name="Table_20_Contents"><text:span text:style-name="Strong_20_Emphasis"><text:span text:style-name="T1">Return Value</text:span></text:span></text:p>
          </table:table-cell>
          <table:table-cell table:style-name="Table7.A1" office:value-type="string">
            <text:p text:style-name="P6">Doesn't return a value (used for control flow).</text:p>
          </table:table-cell>
          <table:table-cell table:style-name="Table7.A1" office:value-type="string">
            <text:p text:style-name="P6">Returns a value that can be assigned to a variable.</text:p>
          </table:table-cell>
        </table:table-row>
        <table:table-row>
          <table:table-cell table:style-name="Table7.A1" office:value-type="string">
            <text:p text:style-name="Table_20_Contents"><text:span text:style-name="Strong_20_Emphasis"><text:span text:style-name="T1">Readability</text:span></text:span></text:p>
          </table:table-cell>
          <table:table-cell table:style-name="Table7.A1" office:value-type="string">
            <text:p text:style-name="P6">More readable, especially with complex conditions.</text:p>
          </table:table-cell>
          <table:table-cell table:style-name="Table7.A1" office:value-type="string">
            <text:p text:style-name="P6">Less readable for complex expressions, but concise.</text:p>
          </table:table-cell>
        </table:table-row>
        <table:table-row>
          <table:table-cell table:style-name="Table7.A1" office:value-type="string">
            <text:p text:style-name="Table_20_Contents"><text:span text:style-name="Strong_20_Emphasis"><text:span text:style-name="T1">Usage</text:span></text:span></text:p>
          </table:table-cell>
          <table:table-cell table:style-name="Table7.A1" office:value-type="string">
            <text:p text:style-name="P6">Used when multiple statements need to be executed.</text:p>
          </table:table-cell>
          <table:table-cell table:style-name="Table7.A1" office:value-type="string">
            <text:p text:style-name="P6">Suitable for simple conditions with a single statement.</text:p>
          </table:table-cell>
        </table:table-row>
      </table:table>
      <text:p text:style-name="P7"/>
      <text:h text:style-name="P8" text:outline-level="4"><text:span text:style-name="Strong_20_Emphasis"><text:span text:style-name="T1">8. Summary Note</text:span></text:span></text:h>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text:span text:style-name="T1">Concept</text:span></text:span></text:p>
            </table:table-cell>
            <table:table-cell table:style-name="Table8.A1" office:value-type="string">
              <text:p text:style-name="Table_20_Heading"><text:span text:style-name="Strong_20_Emphasis"><text:span text:style-name="T1">Explanation</text:span></text:span></text:p>
            </table:table-cell>
          </table:table-row>
        </table:table-header-rows>
        <table:table-row>
          <table:table-cell table:style-name="Table8.A1" office:value-type="string">
            <text:p text:style-name="Table_20_Contents"><text:span text:style-name="Source_20_Text"><text:span text:style-name="T1">if-else</text:span></text:span><text:span text:style-name="Strong_20_Emphasis"><text:span text:style-name="T1"> Statement</text:span></text:span></text:p>
          </table:table-cell>
          <table:table-cell table:style-name="Table8.A1" office:value-type="string">
            <text:p text:style-name="P6">Used for decision-making, executes one block of code if true, another if false.</text:p>
          </table:table-cell>
        </table:table-row>
        <table:table-row>
          <table:table-cell table:style-name="Table8.A1" office:value-type="string">
            <text:p text:style-name="Table_20_Contents"><text:span text:style-name="Strong_20_Emphasis"><text:span text:style-name="T1">Ternary Operator</text:span></text:span></text:p>
          </table:table-cell>
          <table:table-cell table:style-name="Table8.A1" office:value-type="string">
            <text:p text:style-name="Table_20_Contents"><text:span text:style-name="T1">A shorthand for </text:span><text:span text:style-name="Source_20_Text"><text:span text:style-name="T1">if-else</text:span></text:span><text:span text:style-name="T1">, used for simple conditions that return a value.</text:span></text:p>
          </table:table-cell>
        </table:table-row>
        <table:table-row>
          <table:table-cell table:style-name="Table8.A1" office:value-type="string">
            <text:p text:style-name="Table_20_Contents"><text:span text:style-name="Strong_20_Emphasis"><text:span text:style-name="T1">When to Use</text:span></text:span></text:p>
          </table:table-cell>
          <table:table-cell table:style-name="Table8.A1" office:value-type="string">
            <text:p text:style-name="Table_20_Contents"><text:span text:style-name="T1">Use </text:span><text:span text:style-name="Source_20_Text"><text:span text:style-name="T1">if-else</text:span></text:span><text:span text:style-name="T1"> for complex decisions or multiple statements. Use ternary for simple conditions with one statement.</text:span></text:p>
          </table:table-cell>
        </table:table-row>
      </table:table>
      <text:p text:style-name="P2"/>
      <text:p text:style-name="P2"/>
      <text:p text:style-name="P2"/>
      <text:p text:style-name="P2"/>
      <text:p text:style-name="P2"/>
      <text:p text:style-name="P2"/>
      <text:p text:style-name="P2"/>
      <text:p text:style-name="P2"/>
      <text:h text:style-name="P1" text:outline-level="3"><text:span text:style-name="Strong_20_Emphasis"><text:span text:style-name="T1">Switch-Case in C++</text:span></text:span></text:h>
      <text:p text:style-name="P7"/>
      <text:h text:style-name="P8" text:outline-level="4"><text:span text:style-name="Strong_20_Emphasis"><text:span text:style-name="T1">1. What is </text:span></text:span><text:span text:style-name="Source_20_Text"><text:span text:style-name="T1">switch-case</text:span></text:span><text:span text:style-name="Strong_20_Emphasis"><text:span text:style-name="T1">?</text:span></text:span></text:h>
      <text:p text:style-name="P4"><text:span text:style-name="T1">The </text:span><text:span text:style-name="Source_20_Text"><text:span text:style-name="T1">switch-case</text:span></text:span><text:span text:style-name="T1"> statement in C++ is used for decision-making where the value of a variable is compared with multiple possible values. Based on the value, a particular block of code is executed.</text:span></text:p>
      <text:list text:style-name="L36">
        <text:list-item>
          <text:p text:style-name="P50"><text:span text:style-name="T1">It is a more efficient alternative to using multiple </text:span><text:span text:style-name="Source_20_Text"><text:span text:style-name="T1">if-else</text:span></text:span><text:span text:style-name="T1"> statements when there are many possible values to check.</text:span></text:p>
        </text:list-item>
      </text:list>
      <text:p text:style-name="P7"/>
      <text:h text:style-name="P8" text:outline-level="4"><text:span text:style-name="Strong_20_Emphasis"><text:span text:style-name="T1">2. Syntax of </text:span></text:span><text:span text:style-name="Source_20_Text"><text:span text:style-name="T1">switch-case</text:span></text:span></text:h>
      <text:p text:style-name="P12"><text:span text:style-name="Source_20_Text"><text:span text:style-name="T1">switch (variable) {</text:span></text:span></text:p>
      <text:p text:style-name="P13"><text:span text:style-name="Source_20_Text"><text:span text:style-name="T1"><text:s text:c="4"/>case value1:</text:span></text:span></text:p>
      <text:p text:style-name="P13"><text:span text:style-name="Source_20_Text"><text:span text:style-name="T1"><text:s text:c="8"/>// Block of code if variable == value1</text:span></text:span></text:p>
      <text:p text:style-name="P13"><text:soft-page-break/><text:span text:style-name="Source_20_Text"><text:span text:style-name="T1"><text:s text:c="8"/>break;</text:span></text:span></text:p>
      <text:p text:style-name="P13"><text:span text:style-name="Source_20_Text"><text:span text:style-name="T1"><text:s text:c="4"/>case value2:</text:span></text:span></text:p>
      <text:p text:style-name="P13"><text:span text:style-name="Source_20_Text"><text:span text:style-name="T1"><text:s text:c="8"/>// Block of code if variable == value2</text:span></text:span></text:p>
      <text:p text:style-name="P13"><text:span text:style-name="Source_20_Text"><text:span text:style-name="T1"><text:s text:c="8"/>break;</text:span></text:span></text:p>
      <text:p text:style-name="P13"><text:span text:style-name="Source_20_Text"><text:span text:style-name="T1"><text:s text:c="4"/>// More cases...</text:span></text:span></text:p>
      <text:p text:style-name="P13"><text:span text:style-name="Source_20_Text"><text:span text:style-name="T1"><text:s text:c="4"/>default:</text:span></text:span></text:p>
      <text:p text:style-name="P13"><text:span text:style-name="Source_20_Text"><text:span text:style-name="T1"><text:s text:c="8"/>// Block of code if variable doesn't match any case</text:span></text:span></text:p>
      <text:p text:style-name="P13"><text:span text:style-name="Source_20_Text"><text:span text:style-name="T1">}</text:span></text:span></text:p>
      <text:list text:style-name="L37">
        <text:list-item>
          <text:p text:style-name="P51"><text:span text:style-name="Source_20_Text"><text:span text:style-name="T1">variable</text:span></text:span><text:span text:style-name="T1"> is the expression whose value is being evaluated.</text:span></text:p>
        </text:list-item>
        <text:list-item>
          <text:p text:style-name="P51"><text:span text:style-name="Source_20_Text"><text:span text:style-name="T1">case</text:span></text:span><text:span text:style-name="T1"> specifies the possible values of the variable.</text:span></text:p>
        </text:list-item>
        <text:list-item>
          <text:p text:style-name="P51"><text:span text:style-name="Source_20_Text"><text:span text:style-name="T1">break</text:span></text:span><text:span text:style-name="T1"> is used to terminate the case and prevent the execution from falling through to the next case.</text:span></text:p>
        </text:list-item>
        <text:list-item>
          <text:p text:style-name="P51"><text:span text:style-name="Source_20_Text"><text:span text:style-name="T1">default</text:span></text:span><text:span text:style-name="T1"> is optional and executes when none of the </text:span><text:span text:style-name="Source_20_Text"><text:span text:style-name="T1">case</text:span></text:span><text:span text:style-name="T1"> values match the variable.</text:span></text:p>
        </text:list-item>
      </text:list>
      <text:p text:style-name="P7"/>
      <text:h text:style-name="P8" text:outline-level="4"><text:span text:style-name="Strong_20_Emphasis"><text:span text:style-name="T1">3. Example of </text:span></text:span><text:span text:style-name="Source_20_Text"><text:span text:style-name="T1">switch-case</text:span></text:span></text:h>
      <text:p text:style-name="P12"><text:span text:style-name="Source_20_Text"><text:span text:style-name="T1">#include &lt;iostream&gt;</text:span></text:span></text:p>
      <text:p text:style-name="P26"/>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int day = 3;</text:span></text:span></text:p>
      <text:p text:style-name="P13"><text:span text:style-name="Source_20_Text"><text:span text:style-name="T1"><text:s text:c="4"/>switch (day) {</text:span></text:span></text:p>
      <text:p text:style-name="P13"><text:span text:style-name="Source_20_Text"><text:span text:style-name="T1"><text:s text:c="8"/>case 1:</text:span></text:span></text:p>
      <text:p text:style-name="P13"><text:span text:style-name="Source_20_Text"><text:span text:style-name="T1"><text:s text:c="12"/>cout &lt;&lt; "Monday" &lt;&lt; endl;</text:span></text:span></text:p>
      <text:p text:style-name="P13"><text:span text:style-name="Source_20_Text"><text:span text:style-name="T1"><text:s text:c="12"/>break;</text:span></text:span></text:p>
      <text:p text:style-name="P13"><text:span text:style-name="Source_20_Text"><text:span text:style-name="T1"><text:s text:c="8"/>case 2:</text:span></text:span></text:p>
      <text:p text:style-name="P13"><text:span text:style-name="Source_20_Text"><text:span text:style-name="T1"><text:s text:c="12"/>cout &lt;&lt; "Tuesday" &lt;&lt; endl;</text:span></text:span></text:p>
      <text:p text:style-name="P13"><text:span text:style-name="Source_20_Text"><text:span text:style-name="T1"><text:s text:c="12"/>break;</text:span></text:span></text:p>
      <text:p text:style-name="P13"><text:span text:style-name="Source_20_Text"><text:span text:style-name="T1"><text:s text:c="8"/>case 3:</text:span></text:span></text:p>
      <text:p text:style-name="P13"><text:span text:style-name="Source_20_Text"><text:span text:style-name="T1"><text:s text:c="12"/>cout &lt;&lt; "Wednesday" &lt;&lt; endl;</text:span></text:span></text:p>
      <text:p text:style-name="P13"><text:span text:style-name="Source_20_Text"><text:span text:style-name="T1"><text:s text:c="12"/>break;</text:span></text:span></text:p>
      <text:p text:style-name="P13"><text:span text:style-name="Source_20_Text"><text:span text:style-name="T1"><text:s text:c="8"/>case 4:</text:span></text:span></text:p>
      <text:p text:style-name="P13"><text:span text:style-name="Source_20_Text"><text:span text:style-name="T1"><text:s text:c="12"/>cout &lt;&lt; "Thursday" &lt;&lt; endl;</text:span></text:span></text:p>
      <text:p text:style-name="P13"><text:soft-page-break/><text:span text:style-name="Source_20_Text"><text:span text:style-name="T1"><text:s text:c="12"/>break;</text:span></text:span></text:p>
      <text:p text:style-name="P13"><text:span text:style-name="Source_20_Text"><text:span text:style-name="T1"><text:s text:c="8"/>case 5:</text:span></text:span></text:p>
      <text:p text:style-name="P13"><text:span text:style-name="Source_20_Text"><text:span text:style-name="T1"><text:s text:c="12"/>cout &lt;&lt; "Friday" &lt;&lt; endl;</text:span></text:span></text:p>
      <text:p text:style-name="P13"><text:span text:style-name="Source_20_Text"><text:span text:style-name="T1"><text:s text:c="12"/>break;</text:span></text:span></text:p>
      <text:p text:style-name="P13"><text:span text:style-name="Source_20_Text"><text:span text:style-name="T1"><text:s text:c="8"/>case 6:</text:span></text:span></text:p>
      <text:p text:style-name="P13"><text:span text:style-name="Source_20_Text"><text:span text:style-name="T1"><text:s text:c="12"/>cout &lt;&lt; "Saturday" &lt;&lt; endl;</text:span></text:span></text:p>
      <text:p text:style-name="P13"><text:span text:style-name="Source_20_Text"><text:span text:style-name="T1"><text:s text:c="12"/>break;</text:span></text:span></text:p>
      <text:p text:style-name="P13"><text:span text:style-name="Source_20_Text"><text:span text:style-name="T1"><text:s text:c="8"/>case 7:</text:span></text:span></text:p>
      <text:p text:style-name="P13"><text:span text:style-name="Source_20_Text"><text:span text:style-name="T1"><text:s text:c="12"/>cout &lt;&lt; "Sunday" &lt;&lt; endl;</text:span></text:span></text:p>
      <text:p text:style-name="P13"><text:span text:style-name="Source_20_Text"><text:span text:style-name="T1"><text:s text:c="12"/>break;</text:span></text:span></text:p>
      <text:p text:style-name="P13"><text:span text:style-name="Source_20_Text"><text:span text:style-name="T1"><text:s text:c="8"/>default:</text:span></text:span></text:p>
      <text:p text:style-name="P13"><text:span text:style-name="Source_20_Text"><text:span text:style-name="T1"><text:s text:c="12"/>cout &lt;&lt; "Invalid day" &lt;&lt; endl;</text:span></text:span></text:p>
      <text:p text:style-name="P13"><text:span text:style-name="Source_20_Text"><text:span text:style-name="T1"><text:s text:c="4"/>}</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Explanation:</text:span></text:span></text:p>
      <text:list text:style-name="L38">
        <text:list-item>
          <text:p text:style-name="P52"><text:span text:style-name="T1">The </text:span><text:span text:style-name="Source_20_Text"><text:span text:style-name="T1">switch</text:span></text:span><text:span text:style-name="T1"> statement evaluates the value of </text:span><text:span text:style-name="Source_20_Text"><text:span text:style-name="T1">day</text:span></text:span><text:span text:style-name="T1">.</text:span></text:p>
        </text:list-item>
        <text:list-item>
          <text:p text:style-name="P52"><text:span text:style-name="T1">If </text:span><text:span text:style-name="Source_20_Text"><text:span text:style-name="T1">day == 3</text:span></text:span><text:span text:style-name="T1">, it will print </text:span><text:span text:style-name="Source_20_Text"><text:span text:style-name="T1">"Wednesday"</text:span></text:span><text:span text:style-name="T1">.</text:span></text:p>
        </text:list-item>
        <text:list-item>
          <text:p text:style-name="P52"><text:span text:style-name="T1">The </text:span><text:span text:style-name="Source_20_Text"><text:span text:style-name="T1">break</text:span></text:span><text:span text:style-name="T1"> statement ensures that only the matching case is executed.</text:span></text:p>
        </text:list-item>
      </text:list>
      <text:p text:style-name="P7"/>
      <text:h text:style-name="P8" text:outline-level="4"><text:span text:style-name="Strong_20_Emphasis"><text:span text:style-name="T1">4. How does </text:span></text:span><text:span text:style-name="Source_20_Text"><text:span text:style-name="T1">switch-case</text:span></text:span><text:span text:style-name="Strong_20_Emphasis"><text:span text:style-name="T1"> work?</text:span></text:span></text:h>
      <text:list text:style-name="L39">
        <text:list-item>
          <text:p text:style-name="P53"><text:span text:style-name="T1">The </text:span><text:span text:style-name="Source_20_Text"><text:span text:style-name="T1">switch</text:span></text:span><text:span text:style-name="T1"> expression (in this case, </text:span><text:span text:style-name="Source_20_Text"><text:span text:style-name="T1">day</text:span></text:span><text:span text:style-name="T1">) is compared with each </text:span><text:span text:style-name="Source_20_Text"><text:span text:style-name="T1">case</text:span></text:span><text:span text:style-name="T1"> value in order.</text:span></text:p>
        </text:list-item>
        <text:list-item>
          <text:p text:style-name="P54">If a match is found, the corresponding block of code is executed.</text:p>
        </text:list-item>
        <text:list-item>
          <text:p text:style-name="P53"><text:span text:style-name="T1">If no match is found, the </text:span><text:span text:style-name="Source_20_Text"><text:span text:style-name="T1">default</text:span></text:span><text:span text:style-name="T1"> block (if provided) is executed.</text:span></text:p>
        </text:list-item>
      </text:list>
      <text:p text:style-name="P7"/>
      <text:h text:style-name="P8" text:outline-level="4"><text:span text:style-name="Strong_20_Emphasis"><text:span text:style-name="T1">5. Important Notes</text:span></text:span></text:h>
      <text:list text:style-name="L40">
        <text:list-item>
          <text:p text:style-name="P55"><text:span text:style-name="Source_20_Text"><text:span text:style-name="T1">break</text:span></text:span><text:span text:style-name="Strong_20_Emphasis"><text:span text:style-name="T1"> Statement</text:span></text:span><text:span text:style-name="T1">: Without a </text:span><text:span text:style-name="Source_20_Text"><text:span text:style-name="T1">break</text:span></text:span><text:span text:style-name="T1">, the program will execute the subsequent </text:span><text:span text:style-name="Source_20_Text"><text:span text:style-name="T1">case</text:span></text:span><text:span text:style-name="T1"> statements, even if they don't match the </text:span><text:span text:style-name="Source_20_Text"><text:span text:style-name="T1">switch</text:span></text:span><text:span text:style-name="T1"> value. This behavior is called "fall-through."</text:span></text:p>
        </text:list-item>
        <text:list-item>
          <text:p text:style-name="P55"><text:span text:style-name="Source_20_Text"><text:span text:style-name="T1">default</text:span></text:span><text:span text:style-name="Strong_20_Emphasis"><text:span text:style-name="T1"> Case</text:span></text:span><text:span text:style-name="T1">: The </text:span><text:span text:style-name="Source_20_Text"><text:span text:style-name="T1">default</text:span></text:span><text:span text:style-name="T1"> case is optional. If none of the cases match the value, and if no </text:span><text:span text:style-name="Source_20_Text"><text:span text:style-name="T1">default</text:span></text:span><text:span text:style-name="T1"> is provided, the program will not do anything.</text:span></text:p>
        </text:list-item>
      </text:list>
      <text:p text:style-name="P7"/>
      <text:h text:style-name="P8" text:outline-level="4"><text:soft-page-break/><text:span text:style-name="Strong_20_Emphasis"><text:span text:style-name="T1">6. Example Without </text:span></text:span><text:span text:style-name="Source_20_Text"><text:span text:style-name="T1">break</text:span></text:span><text:span text:style-name="Strong_20_Emphasis"><text:span text:style-name="T1"> (Fall-through)</text:span></text:span></text:h>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pan text:style-name="Source_20_Text"><text:span text:style-name="T1"><text:s text:c="4"/>int day = 2;</text:span></text:span></text:p>
      <text:p text:style-name="P13"><text:span text:style-name="Source_20_Text"><text:span text:style-name="T1"><text:s text:c="4"/>switch (day) {</text:span></text:span></text:p>
      <text:p text:style-name="P13"><text:span text:style-name="Source_20_Text"><text:span text:style-name="T1"><text:s text:c="8"/>case 1:</text:span></text:span></text:p>
      <text:p text:style-name="P13"><text:span text:style-name="Source_20_Text"><text:span text:style-name="T1"><text:s text:c="12"/>cout &lt;&lt; "Monday" &lt;&lt; endl;</text:span></text:span></text:p>
      <text:p text:style-name="P13"><text:span text:style-name="Source_20_Text"><text:span text:style-name="T1"><text:s text:c="8"/>case 2:</text:span></text:span></text:p>
      <text:p text:style-name="P13"><text:span text:style-name="Source_20_Text"><text:span text:style-name="T1"><text:s text:c="12"/>cout &lt;&lt; "Tuesday" &lt;&lt; endl;</text:span></text:span></text:p>
      <text:p text:style-name="P13"><text:span text:style-name="Source_20_Text"><text:span text:style-name="T1"><text:s text:c="8"/>case 3:</text:span></text:span></text:p>
      <text:p text:style-name="P13"><text:span text:style-name="Source_20_Text"><text:span text:style-name="T1"><text:s text:c="12"/>cout &lt;&lt; "Wednesday" &lt;&lt; endl;</text:span></text:span></text:p>
      <text:p text:style-name="P13"><text:span text:style-name="Source_20_Text"><text:span text:style-name="T1"><text:s text:c="8"/>default:</text:span></text:span></text:p>
      <text:p text:style-name="P13"><text:span text:style-name="Source_20_Text"><text:span text:style-name="T1"><text:s text:c="12"/>cout &lt;&lt; "Invalid day" &lt;&lt; endl;</text:span></text:span></text:p>
      <text:p text:style-name="P13"><text:span text:style-name="Source_20_Text"><text:span text:style-name="T1"><text:s text:c="4"/>}</text:span></text:span></text:p>
      <text:p text:style-name="P13"><text:span text:style-name="Source_20_Text"><text:span text:style-name="T1"><text:s text:c="4"/>return 0;</text:span></text:span></text:p>
      <text:p text:style-name="P13"><text:span text:style-name="Source_20_Text"><text:span text:style-name="T1">}</text:span></text:span></text:p>
      <text:p text:style-name="P4"><text:span text:style-name="Strong_20_Emphasis"><text:span text:style-name="T1">Output:</text:span></text:span></text:p>
      <text:p text:style-name="P56">mathematica</text:p>
      <text:p text:style-name="P56">CopyEdit</text:p>
      <text:p text:style-name="P12"><text:span text:style-name="Source_20_Text"><text:span text:style-name="T1">Tuesday</text:span></text:span></text:p>
      <text:p text:style-name="P13"><text:span text:style-name="Source_20_Text"><text:span text:style-name="T1">Wednesday</text:span></text:span></text:p>
      <text:p text:style-name="P13"><text:span text:style-name="Source_20_Text"><text:span text:style-name="T1">Invalid day</text:span></text:span></text:p>
      <text:p text:style-name="P4"><text:span text:style-name="Strong_20_Emphasis"><text:span text:style-name="T1">Explanation:</text:span></text:span></text:p>
      <text:list text:style-name="L41">
        <text:list-item>
          <text:p text:style-name="P57"><text:span text:style-name="T1">Since there is no </text:span><text:span text:style-name="Source_20_Text"><text:span text:style-name="T1">break</text:span></text:span><text:span text:style-name="T1"> after </text:span><text:span text:style-name="Source_20_Text"><text:span text:style-name="T1">case 1</text:span></text:span><text:span text:style-name="T1">, the program will execute </text:span><text:span text:style-name="Source_20_Text"><text:span text:style-name="T1">case 2</text:span></text:span><text:span text:style-name="T1">, </text:span><text:span text:style-name="Source_20_Text"><text:span text:style-name="T1">case 3</text:span></text:span><text:span text:style-name="T1">, and </text:span><text:span text:style-name="Source_20_Text"><text:span text:style-name="T1">default</text:span></text:span><text:span text:style-name="T1"> even if the value doesn't match. This is called </text:span><text:span text:style-name="Strong_20_Emphasis"><text:span text:style-name="T1">fall-through</text:span></text:span><text:span text:style-name="T1">.</text:span></text:p>
        </text:list-item>
      </text:list>
      <text:p text:style-name="P7"/>
      <text:h text:style-name="P8" text:outline-level="4"><text:span text:style-name="Strong_20_Emphasis"><text:span text:style-name="T1">7. When to Use </text:span></text:span><text:span text:style-name="Source_20_Text"><text:span text:style-name="T1">switch-case</text:span></text:span></text:h>
      <text:list text:style-name="L42">
        <text:list-item>
          <text:p text:style-name="P58"><text:span text:style-name="Source_20_Text"><text:span text:style-name="T1">switch-case</text:span></text:span><text:span text:style-name="T1"> is ideal when you have multiple possible values for a variable and need to choose from them. It is more efficient and readable than using multiple </text:span><text:span text:style-name="Source_20_Text"><text:span text:style-name="T1">if-else</text:span></text:span><text:span text:style-name="T1"> conditions.</text:span></text:p>
        </text:list-item>
      </text:list>
      <text:p text:style-name="P7"/>
      <text:h text:style-name="P8" text:outline-level="4"><text:span text:style-name="Strong_20_Emphasis"><text:span text:style-name="T1">8. Summary Note</text:span></text:span></text:h>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text:span text:style-name="T1">Concept</text:span></text:span></text:p>
            </table:table-cell>
            <table:table-cell table:style-name="Table9.A1" office:value-type="string">
              <text:p text:style-name="Table_20_Heading"><text:span text:style-name="Strong_20_Emphasis"><text:span text:style-name="T1">Explanation</text:span></text:span></text:p>
            </table:table-cell>
          </table:table-row>
        </table:table-header-rows>
        <table:table-row>
          <table:table-cell table:style-name="Table9.A1" office:value-type="string">
            <text:p text:style-name="Table_20_Contents"><text:span text:style-name="Source_20_Text"><text:span text:style-name="T1">switch-case</text:span></text:span></text:p>
          </table:table-cell>
          <table:table-cell table:style-name="Table9.A1" office:value-type="string">
            <text:p text:style-name="P6">Used for multi-way branching based on the value of a variable.</text:p>
          </table:table-cell>
        </table:table-row>
        <text:soft-page-break/>
        <table:table-row>
          <table:table-cell table:style-name="Table9.A1" office:value-type="string">
            <text:p text:style-name="Table_20_Contents"><text:span text:style-name="Source_20_Text"><text:span text:style-name="T1">case</text:span></text:span></text:p>
          </table:table-cell>
          <table:table-cell table:style-name="Table9.A1" office:value-type="string">
            <text:p text:style-name="P6">Defines specific values for comparison.</text:p>
          </table:table-cell>
        </table:table-row>
        <table:table-row>
          <table:table-cell table:style-name="Table9.A1" office:value-type="string">
            <text:p text:style-name="Table_20_Contents"><text:span text:style-name="Source_20_Text"><text:span text:style-name="T1">break</text:span></text:span></text:p>
          </table:table-cell>
          <table:table-cell table:style-name="Table9.A1" office:value-type="string">
            <text:p text:style-name="P6">Ends the execution of the current case.</text:p>
          </table:table-cell>
        </table:table-row>
        <table:table-row>
          <table:table-cell table:style-name="Table9.A1" office:value-type="string">
            <text:p text:style-name="Table_20_Contents"><text:span text:style-name="Source_20_Text"><text:span text:style-name="T1">default</text:span></text:span></text:p>
          </table:table-cell>
          <table:table-cell table:style-name="Table9.A1" office:value-type="string">
            <text:p text:style-name="P6">An optional case executed if no match is found.</text:p>
          </table:table-cell>
        </table:table-row>
        <table:table-row>
          <table:table-cell table:style-name="Table9.A1" office:value-type="string">
            <text:p text:style-name="Table_20_Contents"><text:span text:style-name="Strong_20_Emphasis"><text:span text:style-name="T1">Use Case</text:span></text:span></text:p>
          </table:table-cell>
          <table:table-cell table:style-name="Table9.A1" office:value-type="string">
            <text:p text:style-name="P6">When there are multiple possible values for a variable.</text:p>
          </table:table-cell>
        </table:table-row>
      </table:table>
      <text:p text:style-name="P2"/>
      <text:p text:style-name="P2"/>
      <text:p text:style-name="P2"/>
      <text:p text:style-name="P2"/>
      <text:p text:style-name="P2"/>
      <text:p text:style-name="P2"/>
      <text:p text:style-name="P2"/>
      <text:p text:style-name="P2"/>
      <text:h text:style-name="P1" text:outline-level="3"><text:span text:style-name="Strong_20_Emphasis"><text:span text:style-name="T1">Min-Max Swap Function in C++</text:span></text:span></text:h>
      <text:p text:style-name="P7"/>
      <text:h text:style-name="P8" text:outline-level="4"><text:span text:style-name="Strong_20_Emphasis"><text:span text:style-name="T1">1. What is a Min-Max Swap?</text:span></text:span></text:h>
      <text:p text:style-name="P2">A Min-Max Swap refers to the process of finding the minimum and maximum values of two variables and swapping their values. This operation ensures that the variable with the smaller value becomes the minimum and the one with the larger value becomes the maximum.</text:p>
      <text:p text:style-name="P7"/>
      <text:h text:style-name="P8" text:outline-level="4"><text:span text:style-name="Strong_20_Emphasis"><text:span text:style-name="T1">2. Custom Min-Max Swap Function</text:span></text:span></text:h>
      <text:p text:style-name="P2">In a custom function, we can write code to swap the values of two variables such that the smaller one becomes the minimum and the larger one becomes the maximum. Here's how you can do it:</text:p>
      <text:p text:style-name="P7"/>
      <text:h text:style-name="P8" text:outline-level="4"><text:span text:style-name="Strong_20_Emphasis"><text:span text:style-name="T1">3. Syntax of Min-Max Swap Function</text:span></text:span></text:h>
      <text:p text:style-name="P12"><text:span text:style-name="Source_20_Text"><text:span text:style-name="T1">#include &lt;iostream&gt;</text:span></text:span></text:p>
      <text:p text:style-name="P13"><text:span text:style-name="Source_20_Text"><text:span text:style-name="T1">using namespace std;</text:span></text:span></text:p>
      <text:p text:style-name="P13"><text:span text:style-name="Source_20_Text"><text:span text:style-name="T1">void minMaxSwap(int &amp;a, int &amp;b) {</text:span></text:span></text:p>
      <text:p text:style-name="P13"><text:span text:style-name="Source_20_Text"><text:span text:style-name="T1"><text:s text:c="4"/>if (a &gt; b) {</text:span></text:span></text:p>
      <text:p text:style-name="P13"><text:span text:style-name="Source_20_Text"><text:span text:style-name="T1"><text:s text:c="8"/>// Swap values to make 'a' the minimum and 'b' the maximum</text:span></text:span></text:p>
      <text:p text:style-name="P13"><text:span text:style-name="Source_20_Text"><text:span text:style-name="T1"><text:s text:c="8"/>int temp = a;</text:span></text:span></text:p>
      <text:p text:style-name="P13"><text:span text:style-name="Source_20_Text"><text:span text:style-name="T1"><text:s text:c="8"/>a = b;</text:span></text:span></text:p>
      <text:p text:style-name="P13"><text:span text:style-name="Source_20_Text"><text:span text:style-name="T1"><text:s text:c="8"/>b = temp;</text:span></text:span></text:p>
      <text:p text:style-name="P13"><text:span text:style-name="Source_20_Text"><text:span text:style-name="T1"><text:s text:c="4"/>}</text:span></text:span></text:p>
      <text:p text:style-name="P13"><text:soft-page-break/><text:span text:style-name="Source_20_Text"><text:span text:style-name="T1">}</text:span></text:span></text:p>
      <text:p text:style-name="P26"/>
      <text:p text:style-name="P13"><text:span text:style-name="Source_20_Text"><text:span text:style-name="T1">int main() {</text:span></text:span></text:p>
      <text:p text:style-name="P13"><text:span text:style-name="Source_20_Text"><text:span text:style-name="T1"><text:s text:c="4"/>int x = 10, y = 5;</text:span></text:span></text:p>
      <text:p text:style-name="P13"><text:span text:style-name="Source_20_Text"><text:span text:style-name="T1"><text:s text:c="4"/>cout &lt;&lt; "Before Swap: x = " &lt;&lt; x &lt;&lt; ", y = " &lt;&lt; y &lt;&lt; endl;</text:span></text:span></text:p>
      <text:p text:style-name="P13"><text:span text:style-name="Source_20_Text"><text:span text:style-name="T1"><text:s text:c="4"/>minMaxSwap(x, y);</text:span></text:span></text:p>
      <text:p text:style-name="P13"><text:span text:style-name="Source_20_Text"><text:span text:style-name="T1"><text:s text:c="4"/>cout &lt;&lt; "After Swap: x = " &lt;&lt; x &lt;&lt; ", y = " &lt;&lt; y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7"/>
      <text:h text:style-name="P8" text:outline-level="4"><text:span text:style-name="Strong_20_Emphasis"><text:span text:style-name="T1">4. Explanation of Custom Min-Max Swap:</text:span></text:span></text:h>
      <text:list text:style-name="L43">
        <text:list-item>
          <text:p text:style-name="P59"><text:span text:style-name="T1">The </text:span><text:span text:style-name="Source_20_Text"><text:span text:style-name="T1">minMaxSwap</text:span></text:span><text:span text:style-name="T1"> function takes two integers by reference (</text:span><text:span text:style-name="Source_20_Text"><text:span text:style-name="T1">a</text:span></text:span><text:span text:style-name="T1"> and </text:span><text:span text:style-name="Source_20_Text"><text:span text:style-name="T1">b</text:span></text:span><text:span text:style-name="T1">).</text:span></text:p>
        </text:list-item>
        <text:list-item>
          <text:p text:style-name="P59"><text:span text:style-name="T1">If </text:span><text:span text:style-name="Source_20_Text"><text:span text:style-name="T1">a</text:span></text:span><text:span text:style-name="T1"> is greater than </text:span><text:span text:style-name="Source_20_Text"><text:span text:style-name="T1">b</text:span></text:span><text:span text:style-name="T1">, it swaps their values to ensure </text:span><text:span text:style-name="Source_20_Text"><text:span text:style-name="T1">a</text:span></text:span><text:span text:style-name="T1"> becomes the minimum and </text:span><text:span text:style-name="Source_20_Text"><text:span text:style-name="T1">b</text:span></text:span><text:span text:style-name="T1"> becomes the maximum.</text:span></text:p>
        </text:list-item>
        <text:list-item>
          <text:p text:style-name="P59"><text:span text:style-name="T1">The function uses a temporary variable </text:span><text:span text:style-name="Source_20_Text"><text:span text:style-name="T1">temp</text:span></text:span><text:span text:style-name="T1"> to perform the swap.</text:span></text:p>
        </text:list-item>
      </text:list>
      <text:p text:style-name="P7"/>
      <text:h text:style-name="P8" text:outline-level="4"><text:span text:style-name="Strong_20_Emphasis"><text:span text:style-name="T1">5. Example Output:</text:span></text:span></text:h>
      <text:p text:style-name="P12"><text:span text:style-name="Source_20_Text"><text:span text:style-name="T1">Before Swap: x = 10, y = 5</text:span></text:span></text:p>
      <text:p text:style-name="P13"><text:span text:style-name="Source_20_Text"><text:span text:style-name="T1">After Swap: x = 5, y = 10</text:span></text:span></text:p>
      <text:p text:style-name="P7"/>
      <text:h text:style-name="P8" text:outline-level="4"><text:span text:style-name="Strong_20_Emphasis"><text:span text:style-name="T1">6. Using C++ Standard Library Functions for Min-Max</text:span></text:span></text:h>
      <text:p text:style-name="P4"><text:span text:style-name="T1">The C++ Standard Library provides </text:span><text:span text:style-name="Source_20_Text"><text:span text:style-name="T1">std::min</text:span></text:span><text:span text:style-name="T1"> and </text:span><text:span text:style-name="Source_20_Text"><text:span text:style-name="T1">std::max</text:span></text:span><text:span text:style-name="T1"> functions to directly obtain the minimum and maximum values of two variables.</text:span></text:p>
      <text:list text:style-name="L44">
        <text:list-item>
          <text:p text:style-name="P60"><text:span text:style-name="Source_20_Text"><text:span text:style-name="T1">std::min</text:span></text:span><text:span text:style-name="T1"> returns the smaller value.</text:span></text:p>
        </text:list-item>
        <text:list-item>
          <text:p text:style-name="P60"><text:span text:style-name="Source_20_Text"><text:span text:style-name="T1">std::max</text:span></text:span><text:span text:style-name="T1"> returns the larger value.</text:span></text:p>
        </text:list-item>
      </text:list>
      <text:p text:style-name="P2">You can use these functions to perform the Min-Max operation without writing your own logic. Here's an example:</text:p>
      <text:p text:style-name="P7"/>
      <text:h text:style-name="P8" text:outline-level="4"><text:span text:style-name="Strong_20_Emphasis"><text:span text:style-name="T1">7. Using </text:span></text:span><text:span text:style-name="Source_20_Text"><text:span text:style-name="T1">std::min</text:span></text:span><text:span text:style-name="Strong_20_Emphasis"><text:span text:style-name="T1"> and </text:span></text:span><text:span text:style-name="Source_20_Text"><text:span text:style-name="T1">std::max</text:span></text:span></text:h>
      <text:p text:style-name="P12"><text:span text:style-name="Source_20_Text"><text:span text:style-name="T1">#include &lt;iostream&gt;</text:span></text:span></text:p>
      <text:p text:style-name="P13"><text:span text:style-name="Source_20_Text"><text:span text:style-name="T1">#include &lt;algorithm&gt; <text:s/>// For std::min and std::max</text:span></text:span></text:p>
      <text:p text:style-name="P13"><text:span text:style-name="Source_20_Text"><text:span text:style-name="T1">using namespace std;</text:span></text:span></text:p>
      <text:p text:style-name="P13"><text:span text:style-name="Source_20_Text"><text:span text:style-name="T1">int main() {</text:span></text:span></text:p>
      <text:p text:style-name="P13"><text:soft-page-break/><text:span text:style-name="Source_20_Text"><text:span text:style-name="T1"><text:s text:c="4"/>int x = 10, y = 5;</text:span></text:span></text:p>
      <text:p text:style-name="P13"><text:span text:style-name="Source_20_Text"><text:span text:style-name="T1"><text:s text:c="4"/>cout &lt;&lt; "Before Swap: x = " &lt;&lt; x &lt;&lt; ", y = " &lt;&lt; y &lt;&lt; endl;</text:span></text:span></text:p>
      <text:p text:style-name="P13"><text:span text:style-name="Source_20_Text"><text:span text:style-name="T1"><text:s text:c="4"/>// Using std::min and std::max to find the minimum and maximum values</text:span></text:span></text:p>
      <text:p text:style-name="P13"><text:span text:style-name="Source_20_Text"><text:span text:style-name="T1"><text:s text:c="4"/>int min_val = min(x, y);</text:span></text:span></text:p>
      <text:p text:style-name="P13"><text:span text:style-name="Source_20_Text"><text:span text:style-name="T1"><text:s text:c="4"/>int max_val = max(x, y); <text:s text:c="2"/></text:span></text:span></text:p>
      <text:p text:style-name="P13"><text:span text:style-name="Source_20_Text"><text:span text:style-name="T1"><text:s text:c="4"/>// Swapping the values</text:span></text:span></text:p>
      <text:p text:style-name="P13"><text:span text:style-name="Source_20_Text"><text:span text:style-name="T1"><text:s text:c="4"/>x = min_val;</text:span></text:span></text:p>
      <text:p text:style-name="P13"><text:span text:style-name="Source_20_Text"><text:span text:style-name="T1"><text:s text:c="4"/>y = max_val; <text:s text:c="2"/></text:span></text:span></text:p>
      <text:p text:style-name="P13"><text:span text:style-name="Source_20_Text"><text:span text:style-name="T1"><text:s text:c="4"/>cout &lt;&lt; "After Swap: x = " &lt;&lt; x &lt;&lt; ", y = " &lt;&lt; y &lt;&lt; endl;</text:span></text:span></text:p>
      <text:p text:style-name="P13"><text:span text:style-name="Source_20_Text"><text:span text:style-name="T1"><text:s text:c="4"/>return 0;</text:span></text:span></text:p>
      <text:p text:style-name="P13"><text:span text:style-name="Source_20_Text"><text:span text:style-name="T1">}</text:span></text:span></text:p>
      <text:p text:style-name="P7"/>
      <text:h text:style-name="P8" text:outline-level="4"><text:span text:style-name="Strong_20_Emphasis"><text:span text:style-name="T1">8. Explanation of Using Library Functions:</text:span></text:span></text:h>
      <text:list text:style-name="L45">
        <text:list-item>
          <text:p text:style-name="P61"><text:span text:style-name="T1">The </text:span><text:span text:style-name="Source_20_Text"><text:span text:style-name="T1">std::min(x, y)</text:span></text:span><text:span text:style-name="T1"> function returns the minimum of </text:span><text:span text:style-name="Source_20_Text"><text:span text:style-name="T1">x</text:span></text:span><text:span text:style-name="T1"> and </text:span><text:span text:style-name="Source_20_Text"><text:span text:style-name="T1">y</text:span></text:span><text:span text:style-name="T1">.</text:span></text:p>
        </text:list-item>
        <text:list-item>
          <text:p text:style-name="P61"><text:span text:style-name="T1">The </text:span><text:span text:style-name="Source_20_Text"><text:span text:style-name="T1">std::max(x, y)</text:span></text:span><text:span text:style-name="T1"> function returns the maximum of </text:span><text:span text:style-name="Source_20_Text"><text:span text:style-name="T1">x</text:span></text:span><text:span text:style-name="T1"> and </text:span><text:span text:style-name="Source_20_Text"><text:span text:style-name="T1">y</text:span></text:span><text:span text:style-name="T1">.</text:span></text:p>
        </text:list-item>
        <text:list-item>
          <text:p text:style-name="P61"><text:span text:style-name="T1">After finding the minimum and maximum, we directly assign the results to </text:span><text:span text:style-name="Source_20_Text"><text:span text:style-name="T1">x</text:span></text:span><text:span text:style-name="T1"> and </text:span><text:span text:style-name="Source_20_Text"><text:span text:style-name="T1">y</text:span></text:span><text:span text:style-name="T1"> respectively.</text:span></text:p>
        </text:list-item>
      </text:list>
      <text:p text:style-name="P7"/>
      <text:h text:style-name="P8" text:outline-level="4"><text:span text:style-name="Strong_20_Emphasis"><text:span text:style-name="T1">9. Example Output (Using Library Functions):</text:span></text:span></text:h>
      <text:p text:style-name="P12"><text:span text:style-name="Source_20_Text"><text:span text:style-name="T1">Before Swap: x = 10, y = 5</text:span></text:span></text:p>
      <text:p text:style-name="P13"><text:span text:style-name="Source_20_Text"><text:span text:style-name="T1">After Swap: x = 5, y = 10</text:span></text:span></text:p>
      <text:p text:style-name="P7"/>
      <text:h text:style-name="P8" text:outline-level="4"><text:span text:style-name="Strong_20_Emphasis"><text:span text:style-name="T1">10. When to Use Min-Max Swap</text:span></text:span></text:h>
      <text:list text:style-name="L46">
        <text:list-item>
          <text:p text:style-name="P62">Use a custom function when you need more control over how the swap is performed or when additional operations need to be done.</text:p>
        </text:list-item>
        <text:list-item>
          <text:p text:style-name="P63"><text:span text:style-name="T1">Use the </text:span><text:span text:style-name="Source_20_Text"><text:span text:style-name="T1">std::min</text:span></text:span><text:span text:style-name="T1"> and </text:span><text:span text:style-name="Source_20_Text"><text:span text:style-name="T1">std::max</text:span></text:span><text:span text:style-name="T1"> functions for cleaner, shorter code when you just need the minimum or maximum value.</text:span></text:p>
        </text:list-item>
      </text:list>
      <text:p text:style-name="P7"/>
      <text:h text:style-name="P8" text:outline-level="4"><text:span text:style-name="Strong_20_Emphasis"><text:span text:style-name="T1">11. Summary Note</text:span></text:span></text:h>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Strong_20_Emphasis"><text:span text:style-name="T1">Concept</text:span></text:span></text:p>
            </table:table-cell>
            <table:table-cell table:style-name="Table10.A1" office:value-type="string">
              <text:p text:style-name="Table_20_Heading"><text:span text:style-name="Strong_20_Emphasis"><text:span text:style-name="T1">Explanation</text:span></text:span></text:p>
            </table:table-cell>
          </table:table-row>
        </table:table-header-rows>
        <table:table-row>
          <table:table-cell table:style-name="Table10.A1" office:value-type="string">
            <text:p text:style-name="Table_20_Contents"><text:span text:style-name="Strong_20_Emphasis"><text:span text:style-name="T1">Custom Min-Max</text:span></text:span></text:p>
          </table:table-cell>
          <table:table-cell table:style-name="Table10.A1" office:value-type="string">
            <text:p text:style-name="P6">A function that swaps values between two variables to ensure one is minimum and the other is maximum.</text:p>
          </table:table-cell>
        </table:table-row>
        <table:table-row>
          <table:table-cell table:style-name="Table10.A1" office:value-type="string">
            <text:p text:style-name="Table_20_Contents"><text:span text:style-name="Strong_20_Emphasis"><text:span text:style-name="T1">Library Min-Max</text:span></text:span></text:p>
          </table:table-cell>
          <table:table-cell table:style-name="Table10.A1" office:value-type="string">
            <text:p text:style-name="Table_20_Contents"><text:span text:style-name="T1">Using </text:span><text:span text:style-name="Source_20_Text"><text:span text:style-name="T1">std::min</text:span></text:span><text:span text:style-name="T1"> and </text:span><text:span text:style-name="Source_20_Text"><text:span text:style-name="T1">std::max</text:span></text:span><text:span text:style-name="T1"> functions from the C++ standard library to find the minimum and maximum.</text:span></text:p>
          </table:table-cell>
        </table:table-row>
        <text:soft-page-break/>
        <table:table-row>
          <table:table-cell table:style-name="Table10.A1" office:value-type="string">
            <text:p text:style-name="Table_20_Contents"><text:span text:style-name="Strong_20_Emphasis"><text:span text:style-name="T1">Use Case</text:span></text:span></text:p>
          </table:table-cell>
          <table:table-cell table:style-name="Table10.A1" office:value-type="string">
            <text:p text:style-name="Table_20_Contents"><text:span text:style-name="T1">Use a custom swap function when extra logic is needed, otherwise use </text:span><text:span text:style-name="Source_20_Text"><text:span text:style-name="T1">std::min</text:span></text:span><text:span text:style-name="T1"> and </text:span><text:span text:style-name="Source_20_Text"><text:span text:style-name="T1">std::max</text:span></text:span><text:span text:style-name="T1"> for simplicity.</text:span></text:p>
          </table:table-cell>
        </table:table-row>
      </table:table>
      <text:p text:style-name="P2"/>
      <text:p text:style-name="P2"/>
      <text:p text:style-name="P2"/>
      <text:p text:style-name="P2"/>
      <text:p text:style-name="P2"/>
      <text:p text:style-name="P2"/>
      <text:p text:style-name="P2"/>
      <text:p text:style-name="P2"/>
      <text:p text:style-name="P2"/>
      <text:h text:style-name="P64" text:outline-level="3"><text:span text:style-name="Strong_20_Emphasis"><text:span text:style-name="T2">String in C++</text:span></text:span></text:h>
      <text:p text:style-name="P7"/>
      <text:h text:style-name="P65" text:outline-level="4"><text:span text:style-name="Strong_20_Emphasis"><text:span text:style-name="T1">1. What is a String in C++?</text:span></text:span></text:h>
      <text:p text:style-name="P66"><text:span text:style-name="T3">In C++, a string is a sequence of characters enclosed in double quotes (</text:span><text:span text:style-name="Source_20_Text"><text:span text:style-name="T3">" "</text:span></text:span><text:span text:style-name="T3">). It is a built-in data type in C++ and can hold any sequence of characters, including letters, numbers, symbols, or spaces. Strings are widely used for manipulating textual data.</text:span></text:p>
      <text:p text:style-name="P7"/>
      <text:h text:style-name="P65" text:outline-level="4"><text:span text:style-name="Strong_20_Emphasis"><text:span text:style-name="T1">2. Declaring Strings in C++</text:span></text:span></text:h>
      <text:p text:style-name="P2">There are two primary ways to declare strings in C++:</text:p>
      <text:list text:style-name="L47">
        <text:list-item>
          <text:p text:style-name="P67"><text:span text:style-name="Strong_20_Emphasis"><text:span text:style-name="T3">Using C-style arrays of characters</text:span></text:span><text:span text:style-name="T3">: This is the traditional way of handling strings in C.</text:span></text:p>
        </text:list-item>
        <text:list-item>
          <text:p text:style-name="P67"><text:span text:style-name="Strong_20_Emphasis"><text:span text:style-name="T3">Using </text:span></text:span><text:span text:style-name="Source_20_Text"><text:span text:style-name="T3">std::string</text:span></text:span><text:span text:style-name="Strong_20_Emphasis"><text:span text:style-name="T3"> class</text:span></text:span><text:span text:style-name="T3">: This is a more modern approach that offers easier manipulation and is safer.</text:span></text:p>
        </text:list-item>
      </text:list>
      <text:p text:style-name="P7"/>
      <text:h text:style-name="P65" text:outline-level="4"><text:span text:style-name="Strong_20_Emphasis"><text:span text:style-name="T1">3. Declaring C-style String</text:span></text:span></text:h>
      <text:p text:style-name="P66"><text:span text:style-name="T3">A C-style string is simply an array of characters with a null terminator (</text:span><text:span text:style-name="Source_20_Text"><text:span text:style-name="T3">'\0'</text:span></text:span><text:span text:style-name="T3">) to mark the end of the string.</text:span></text:p>
      <text:p text:style-name="P68"><text:span text:style-name="Source_20_Text"><text:span text:style-name="T2">#include &lt;iostream&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 Declaring a C-style string</text:span></text:span></text:p>
      <text:p text:style-name="P26"><text:span text:style-name="Source_20_Text"><text:span text:style-name="T2"><text:s text:c="4"/>char str[] = "Hello, World!";</text:span></text:span></text:p>
      <text:p text:style-name="P26"><text:span text:style-name="Source_20_Text"><text:span text:style-name="T2"><text:s text:c="4"/>cout &lt;&lt; "C-style String: " &lt;&lt; str &lt;&lt; endl;</text:span></text:span></text:p>
      <text:p text:style-name="P26"><text:soft-page-break/><text:span text:style-name="Source_20_Text"><text:span text:style-name="T2"><text:s text:c="4"/>return 0;</text:span></text:span></text:p>
      <text:p text:style-name="P26"><text:span text:style-name="Source_20_Text"><text:span text:style-name="T2">}</text:span></text:span></text:p>
      <text:p text:style-name="P66"><text:span text:style-name="Strong_20_Emphasis"><text:span text:style-name="T3">Explanation:</text:span></text:span></text:p>
      <text:list text:style-name="L48">
        <text:list-item>
          <text:p text:style-name="P69"><text:span text:style-name="Source_20_Text"><text:span text:style-name="T3">char str[]</text:span></text:span><text:span text:style-name="T3"> declares an array of characters and initializes it with </text:span><text:span text:style-name="Source_20_Text"><text:span text:style-name="T3">"Hello, World!"</text:span></text:span><text:span text:style-name="T3">.</text:span></text:p>
        </text:list-item>
        <text:list-item>
          <text:p text:style-name="P69"><text:span text:style-name="T3">The null character </text:span><text:span text:style-name="Source_20_Text"><text:span text:style-name="T3">'\0'</text:span></text:span><text:span text:style-name="T3"> is automatically added at the end of the string.</text:span></text:p>
        </text:list-item>
      </text:list>
      <text:p text:style-name="P7"/>
      <text:h text:style-name="P65" text:outline-level="4"><text:span text:style-name="Strong_20_Emphasis"><text:span text:style-name="T1">4. Declaring String Using </text:span></text:span><text:span text:style-name="Source_20_Text"><text:span text:style-name="T1">std::string</text:span></text:span></text:h>
      <text:p text:style-name="P66"><text:span text:style-name="Source_20_Text"><text:span text:style-name="T3">std::string</text:span></text:span><text:span text:style-name="T3"> is a more modern way to handle strings in C++. It is part of the C++ Standard Library (</text:span><text:span text:style-name="Source_20_Text"><text:span text:style-name="T3">&lt;string&gt;</text:span></text:span><text:span text:style-name="T3"> header). It is more flexible and easy to use compared to C-style strings.</text:span></text:p>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
      <text:p text:style-name="P26"><text:span text:style-name="Source_20_Text"><text:span text:style-name="T2">int main() {</text:span></text:span></text:p>
      <text:p text:style-name="P26"><text:span text:style-name="Source_20_Text"><text:span text:style-name="T2"><text:s text:c="4"/>// Declaring a string using std::string</text:span></text:span></text:p>
      <text:p text:style-name="P26"><text:span text:style-name="Source_20_Text"><text:span text:style-name="T2"><text:s text:c="4"/>string str = "Hello, World!";</text:span></text:span></text:p>
      <text:p text:style-name="P26"><text:span text:style-name="Source_20_Text"><text:span text:style-name="T2"><text:s text:c="4"/>cout &lt;&lt; "std::string: " &lt;&lt; str &lt;&lt; endl;</text:span></text:span></text:p>
      <text:p text:style-name="P26"><text:span text:style-name="Source_20_Text"><text:span text:style-name="T2"><text:s text:c="4"/>return 0;</text:span></text:span></text:p>
      <text:p text:style-name="P26"><text:span text:style-name="Source_20_Text"><text:span text:style-name="T2">}</text:span></text:span></text:p>
      <text:p text:style-name="P66"><text:span text:style-name="Strong_20_Emphasis"><text:span text:style-name="T3">Explanation:</text:span></text:span></text:p>
      <text:list text:style-name="L49">
        <text:list-item>
          <text:p text:style-name="P70"><text:span text:style-name="Source_20_Text"><text:span text:style-name="T3">string str</text:span></text:span><text:span text:style-name="T3"> declares a string variable </text:span><text:span text:style-name="Source_20_Text"><text:span text:style-name="T3">str</text:span></text:span><text:span text:style-name="T3"> using the </text:span><text:span text:style-name="Source_20_Text"><text:span text:style-name="T3">std::string</text:span></text:span><text:span text:style-name="T3"> class.</text:span></text:p>
        </text:list-item>
        <text:list-item>
          <text:p text:style-name="P70"><text:span text:style-name="T3">The </text:span><text:span text:style-name="Source_20_Text"><text:span text:style-name="T3">std::string</text:span></text:span><text:span text:style-name="T3"> class provides various useful functions to manipulate strings.</text:span></text:p>
        </text:list-item>
      </text:list>
      <text:p text:style-name="P7"/>
      <text:h text:style-name="P65" text:outline-level="4"><text:span text:style-name="Strong_20_Emphasis"><text:span text:style-name="T1">5. Basic Operations with Strings</text:span></text:span></text:h>
      <text:list text:style-name="L50">
        <text:list-item>
          <text:p text:style-name="P71"><text:span text:style-name="Strong_20_Emphasis"><text:span text:style-name="T3">Concatenation</text:span></text:span><text:span text:style-name="T3">: You can join two strings using the </text:span><text:span text:style-name="Source_20_Text"><text:span text:style-name="T3">+</text:span></text:span><text:span text:style-name="T3"> operator.</text:span></text:p>
        </text:list-item>
      </text:list>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str1 = "Hello";</text:span></text:span></text:p>
      <text:p text:style-name="P26"><text:span text:style-name="Source_20_Text"><text:span text:style-name="T2"><text:s text:c="4"/>string str2 = "World";</text:span></text:span></text:p>
      <text:p text:style-name="P26"><text:span text:style-name="Source_20_Text"><text:span text:style-name="T2"><text:s text:c="4"/>string result = str1 + ", " + str2 + "!";</text:span></text:span></text:p>
      <text:p text:style-name="P26"><text:span text:style-name="Source_20_Text"><text:span text:style-name="T2"><text:s text:c="4"/>cout &lt;&lt; result &lt;&lt; endl; <text:s/>// Output: Hello, World!</text:span></text:span></text:p>
      <text:p text:style-name="P26"><text:soft-page-break/><text:span text:style-name="Source_20_Text"><text:span text:style-name="T2"><text:s text:c="4"/>return 0;</text:span></text:span></text:p>
      <text:p text:style-name="P26"><text:span text:style-name="Source_20_Text"><text:span text:style-name="T2">}</text:span></text:span></text:p>
      <text:list text:style-name="L51">
        <text:list-item>
          <text:p text:style-name="P72"><text:span text:style-name="Strong_20_Emphasis"><text:span text:style-name="T3">Accessing Characters</text:span></text:span><text:span text:style-name="T3">: You can access individual characters using the array subscript </text:span><text:span text:style-name="Source_20_Text"><text:span text:style-name="T3">[]</text:span></text:span><text:span text:style-name="T3"> or the </text:span><text:span text:style-name="Source_20_Text"><text:span text:style-name="T3">at()</text:span></text:span><text:span text:style-name="T3"> function.</text:span></text:p>
        </text:list-item>
      </text:list>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str = "Hello";</text:span></text:span></text:p>
      <text:p text:style-name="P26"><text:span text:style-name="Source_20_Text"><text:span text:style-name="T2"><text:s text:c="4"/>cout &lt;&lt; "First character: " &lt;&lt; str[0] &lt;&lt; endl; <text:s/>// Output: H</text:span></text:span></text:p>
      <text:p text:style-name="P26"><text:span text:style-name="Source_20_Text"><text:span text:style-name="T2"><text:s text:c="4"/>cout &lt;&lt; "Second character: " &lt;&lt; str.at(1) &lt;&lt; endl; <text:s/>// Output: e</text:span></text:span></text:p>
      <text:p text:style-name="P26"><text:span text:style-name="Source_20_Text"><text:span text:style-name="T2"><text:s text:c="4"/>return 0;</text:span></text:span></text:p>
      <text:p text:style-name="P26"><text:span text:style-name="Source_20_Text"><text:span text:style-name="T2">}</text:span></text:span></text:p>
      <text:list text:style-name="L52">
        <text:list-item>
          <text:p text:style-name="P73"><text:span text:style-name="Strong_20_Emphasis"><text:span text:style-name="T3">Length of String</text:span></text:span><text:span text:style-name="T3">: The length of a string can be found using the </text:span><text:span text:style-name="Source_20_Text"><text:span text:style-name="T3">size()</text:span></text:span><text:span text:style-name="T3"> or </text:span><text:span text:style-name="Source_20_Text"><text:span text:style-name="T3">length()</text:span></text:span><text:span text:style-name="T3"> method.</text:span></text:p>
        </text:list-item>
      </text:list>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str = "Hello, World!";</text:span></text:span></text:p>
      <text:p text:style-name="P26"><text:span text:style-name="Source_20_Text"><text:span text:style-name="T2"><text:s text:c="4"/>cout &lt;&lt; "Length of the string: " &lt;&lt; str.size() &lt;&lt; endl; <text:s/>// Output: 13</text:span></text:span></text:p>
      <text:p text:style-name="P26"><text:span text:style-name="Source_20_Text"><text:span text:style-name="T2"><text:s text:c="4"/>return 0;</text:span></text:span></text:p>
      <text:p text:style-name="P26"><text:span text:style-name="Source_20_Text"><text:span text:style-name="T2">}</text:span></text:span></text:p>
      <text:list text:style-name="L53">
        <text:list-item>
          <text:p text:style-name="P74"><text:span text:style-name="Strong_20_Emphasis"><text:span text:style-name="T3">Substring</text:span></text:span><text:span text:style-name="T3">: You can extract a part of a string using the </text:span><text:span text:style-name="Source_20_Text"><text:span text:style-name="T3">substr()</text:span></text:span><text:span text:style-name="T3"> method.</text:span></text:p>
        </text:list-item>
      </text:list>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str = "Hello, World!";</text:span></text:span></text:p>
      <text:p text:style-name="P26"><text:span text:style-name="Source_20_Text"><text:span text:style-name="T2"><text:s text:c="4"/>string sub = str.substr(7, 5); <text:s/>// Extracts "World"</text:span></text:span></text:p>
      <text:p text:style-name="P26"><text:span text:style-name="Source_20_Text"><text:span text:style-name="T2"><text:s text:c="4"/>cout &lt;&lt; "Substring: " &lt;&lt; sub &lt;&lt; endl;</text:span></text:span></text:p>
      <text:p text:style-name="P26"><text:span text:style-name="Source_20_Text"><text:span text:style-name="T2"><text:s text:c="4"/>return 0;</text:span></text:span></text:p>
      <text:p text:style-name="P26"><text:span text:style-name="Source_20_Text"><text:span text:style-name="T2">}</text:span></text:span></text:p>
      <text:p text:style-name="P7"/>
      <text:h text:style-name="P65" text:outline-level="4"><text:soft-page-break/><text:span text:style-name="Strong_20_Emphasis"><text:span text:style-name="T1">6. Common String Functions</text:span></text:span></text:h>
      <text:list text:style-name="L54">
        <text:list-item>
          <text:p text:style-name="P75"><text:span text:style-name="Source_20_Text"><text:span text:style-name="T3">append()</text:span></text:span><text:span text:style-name="T3">: Adds characters to the end of the string.</text:span></text:p>
        </text:list-item>
      </text:list>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str = "Hello";</text:span></text:span></text:p>
      <text:p text:style-name="P26"><text:span text:style-name="Source_20_Text"><text:span text:style-name="T2"><text:s text:c="4"/>str.append(", World!");</text:span></text:span></text:p>
      <text:p text:style-name="P26"><text:span text:style-name="Source_20_Text"><text:span text:style-name="T2"><text:s text:c="4"/>cout &lt;&lt; str &lt;&lt; endl; <text:s/>// Output: Hello, World!</text:span></text:span></text:p>
      <text:p text:style-name="P26"><text:span text:style-name="Source_20_Text"><text:span text:style-name="T2"><text:s text:c="4"/>return 0;</text:span></text:span></text:p>
      <text:p text:style-name="P26"><text:span text:style-name="Source_20_Text"><text:span text:style-name="T2">}</text:span></text:span></text:p>
      <text:list text:style-name="L55">
        <text:list-item>
          <text:p text:style-name="P76"><text:span text:style-name="Source_20_Text"><text:span text:style-name="T3">find()</text:span></text:span><text:span text:style-name="T3">: Finds the first occurrence of a substring in the string.</text:span></text:p>
        </text:list-item>
      </text:list>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str = "Hello, World!";</text:span></text:span></text:p>
      <text:p text:style-name="P26"><text:span text:style-name="Source_20_Text"><text:span text:style-name="T2"><text:s text:c="4"/>size_t pos = str.find("World");</text:span></text:span></text:p>
      <text:p text:style-name="P26"><text:span text:style-name="Source_20_Text"><text:span text:style-name="T2"><text:s text:c="4"/>if (pos != string::npos) {</text:span></text:span></text:p>
      <text:p text:style-name="P26"><text:span text:style-name="Source_20_Text"><text:span text:style-name="T2"><text:s text:c="8"/>cout &lt;&lt; "'World' found at position: " &lt;&lt; pos &lt;&lt; endl;</text:span></text:span></text:p>
      <text:p text:style-name="P26"><text:span text:style-name="Source_20_Text"><text:span text:style-name="T2"><text:s text:c="4"/>}</text:span></text:span></text:p>
      <text:p text:style-name="P26"><text:span text:style-name="Source_20_Text"><text:span text:style-name="T2"><text:s text:c="4"/>return 0;</text:span></text:span></text:p>
      <text:p text:style-name="P26"><text:span text:style-name="Source_20_Text"><text:span text:style-name="T2">}</text:span></text:span></text:p>
      <text:list text:style-name="L56">
        <text:list-item>
          <text:p text:style-name="P77"><text:span text:style-name="Source_20_Text"><text:span text:style-name="T3">replace()</text:span></text:span><text:span text:style-name="T3">: Replaces a part of the string with another string.</text:span></text:p>
        </text:list-item>
      </text:list>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str = "Hello, World!";</text:span></text:span></text:p>
      <text:p text:style-name="P26"><text:span text:style-name="Source_20_Text"><text:span text:style-name="T2"><text:s text:c="4"/>str.replace(7, 5, "C++");</text:span></text:span></text:p>
      <text:p text:style-name="P26"><text:span text:style-name="Source_20_Text"><text:span text:style-name="T2"><text:s text:c="4"/>cout &lt;&lt; str &lt;&lt; endl; <text:s/>// Output: Hello, C++!</text:span></text:span></text:p>
      <text:p text:style-name="P26"><text:span text:style-name="Source_20_Text"><text:span text:style-name="T2"><text:s text:c="4"/>return 0;</text:span></text:span></text:p>
      <text:p text:style-name="P26"><text:span text:style-name="Source_20_Text"><text:span text:style-name="T2">}</text:span></text:span></text:p>
      <text:list text:style-name="L57">
        <text:list-item>
          <text:p text:style-name="P78"><text:soft-page-break/><text:span text:style-name="Source_20_Text"><text:span text:style-name="T3">erase()</text:span></text:span><text:span text:style-name="T3">: Removes a portion of the string.</text:span></text:p>
        </text:list-item>
      </text:list>
      <text:p text:style-name="P56"/>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str = "Hello, World!";</text:span></text:span></text:p>
      <text:p text:style-name="P26"><text:span text:style-name="Source_20_Text"><text:span text:style-name="T2"><text:s text:c="4"/>str.erase(5, 7); <text:s/>// Erases ", World"</text:span></text:span></text:p>
      <text:p text:style-name="P26"><text:span text:style-name="Source_20_Text"><text:span text:style-name="T2"><text:s text:c="4"/>cout &lt;&lt; str &lt;&lt; endl; <text:s/>// Output: Hello!</text:span></text:span></text:p>
      <text:p text:style-name="P26"><text:span text:style-name="Source_20_Text"><text:span text:style-name="T2"><text:s text:c="4"/>return 0;</text:span></text:span></text:p>
      <text:p text:style-name="P26"><text:span text:style-name="Source_20_Text"><text:span text:style-name="T2">}</text:span></text:span></text:p>
      <text:p text:style-name="P7"/>
      <text:h text:style-name="P65" text:outline-level="4"><text:span text:style-name="Strong_20_Emphasis"><text:span text:style-name="T1">7. String Comparison</text:span></text:span></text:h>
      <text:p text:style-name="P66"><text:span text:style-name="T3">Strings can be compared using the comparison operators like </text:span><text:span text:style-name="Source_20_Text"><text:span text:style-name="T3">==</text:span></text:span><text:span text:style-name="T3">, </text:span><text:span text:style-name="Source_20_Text"><text:span text:style-name="T3">!=</text:span></text:span><text:span text:style-name="T3">, </text:span><text:span text:style-name="Source_20_Text"><text:span text:style-name="T3">&lt;</text:span></text:span><text:span text:style-name="T3">, </text:span><text:span text:style-name="Source_20_Text"><text:span text:style-name="T3">&gt;</text:span></text:span><text:span text:style-name="T3">, </text:span><text:span text:style-name="Source_20_Text"><text:span text:style-name="T3">&lt;=</text:span></text:span><text:span text:style-name="T3">, </text:span><text:span text:style-name="Source_20_Text"><text:span text:style-name="T3">&gt;=</text:span></text:span><text:span text:style-name="T3">.</text:span></text:p>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str1 = "Hello";</text:span></text:span></text:p>
      <text:p text:style-name="P26"><text:span text:style-name="Source_20_Text"><text:span text:style-name="T2"><text:s text:c="4"/>string str2 = "World";</text:span></text:span></text:p>
      <text:p text:style-name="P26"><text:span text:style-name="Source_20_Text"><text:span text:style-name="T2"><text:s text:c="4"/>if (str1 == str2) {</text:span></text:span></text:p>
      <text:p text:style-name="P26"><text:span text:style-name="Source_20_Text"><text:span text:style-name="T2"><text:s text:c="8"/>cout &lt;&lt; "Strings are equal" &lt;&lt; endl;</text:span></text:span></text:p>
      <text:p text:style-name="P26"><text:span text:style-name="Source_20_Text"><text:span text:style-name="T2"><text:s text:c="4"/>} else {</text:span></text:span></text:p>
      <text:p text:style-name="P26"><text:span text:style-name="Source_20_Text"><text:span text:style-name="T2"><text:s text:c="8"/>cout &lt;&lt; "Strings are not equal" &lt;&lt; endl; <text:s/>// Output: Strings are not equal</text:span></text:span></text:p>
      <text:p text:style-name="P26"><text:span text:style-name="Source_20_Text"><text:span text:style-name="T2"><text:s text:c="4"/>}</text:span></text:span></text:p>
      <text:p text:style-name="P26"><text:span text:style-name="Source_20_Text"><text:span text:style-name="T2"><text:s text:c="4"/>return 0;</text:span></text:span></text:p>
      <text:p text:style-name="P26"><text:span text:style-name="Source_20_Text"><text:span text:style-name="T2">}</text:span></text:span></text:p>
      <text:p text:style-name="P7"/>
      <text:h text:style-name="P65" text:outline-level="4"><text:span text:style-name="Strong_20_Emphasis"><text:span text:style-name="T1">8. String Input/Output</text:span></text:span></text:h>
      <text:p text:style-name="P66"><text:span text:style-name="T3">You can input and output strings using </text:span><text:span text:style-name="Source_20_Text"><text:span text:style-name="T3">cin</text:span></text:span><text:span text:style-name="T3"> and </text:span><text:span text:style-name="Source_20_Text"><text:span text:style-name="T3">cout</text:span></text:span><text:span text:style-name="T3">:</text:span></text:p>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oft-page-break/><text:span text:style-name="Source_20_Text"><text:span text:style-name="T2">int main() {</text:span></text:span></text:p>
      <text:p text:style-name="P26"><text:span text:style-name="Source_20_Text"><text:span text:style-name="T2"><text:s text:c="4"/>string name;</text:span></text:span></text:p>
      <text:p text:style-name="P26"><text:span text:style-name="Source_20_Text"><text:span text:style-name="T2"><text:s text:c="4"/>cout &lt;&lt; "Enter your name: ";</text:span></text:span></text:p>
      <text:p text:style-name="P26"><text:span text:style-name="Source_20_Text"><text:span text:style-name="T2"><text:s text:c="4"/>cin &gt;&gt; name; <text:s/>// Only reads the first word</text:span></text:span></text:p>
      <text:p text:style-name="P26"><text:span text:style-name="Source_20_Text"><text:span text:style-name="T2"><text:s text:c="4"/>cout &lt;&lt; "Hello, " &lt;&lt; name &lt;&lt; "!" &lt;&lt; endl;</text:span></text:span></text:p>
      <text:p text:style-name="P26"><text:span text:style-name="Source_20_Text"><text:span text:style-name="T2"><text:s text:c="4"/>return 0;</text:span></text:span></text:p>
      <text:p text:style-name="P26"><text:span text:style-name="Source_20_Text"><text:span text:style-name="T2">}</text:span></text:span></text:p>
      <text:p text:style-name="P66"><text:span text:style-name="T3">For input that includes spaces, use </text:span><text:span text:style-name="Source_20_Text"><text:span text:style-name="T3">getline()</text:span></text:span><text:span text:style-name="T3">:</text:span></text:p>
      <text:p text:style-name="P68"><text:span text:style-name="Source_20_Text"><text:span text:style-name="T2">#include &lt;iostream&gt;</text:span></text:span></text:p>
      <text:p text:style-name="P26"><text:span text:style-name="Source_20_Text"><text:span text:style-name="T2">#include &lt;string&gt;</text:span></text:span></text:p>
      <text:p text:style-name="P26"><text:span text:style-name="Source_20_Text"><text:span text:style-name="T2">using namespace std;</text:span></text:span></text:p>
      <text:p text:style-name="P26"><text:span text:style-name="Source_20_Text"><text:span text:style-name="T2">int main() {</text:span></text:span></text:p>
      <text:p text:style-name="P26"><text:span text:style-name="Source_20_Text"><text:span text:style-name="T2"><text:s text:c="4"/>string fullName;</text:span></text:span></text:p>
      <text:p text:style-name="P26"><text:span text:style-name="Source_20_Text"><text:span text:style-name="T2"><text:s text:c="4"/>cout &lt;&lt; "Enter your full name: ";</text:span></text:span></text:p>
      <text:p text:style-name="P26"><text:span text:style-name="Source_20_Text"><text:span text:style-name="T2"><text:s text:c="4"/>getline(cin, fullName); <text:s/>// Reads the full line with spaces</text:span></text:span></text:p>
      <text:p text:style-name="P26"><text:span text:style-name="Source_20_Text"><text:span text:style-name="T2"><text:s text:c="4"/>cout &lt;&lt; "Hello, " &lt;&lt; fullName &lt;&lt; "!" &lt;&lt; endl;</text:span></text:span></text:p>
      <text:p text:style-name="P26"><text:span text:style-name="Source_20_Text"><text:span text:style-name="T2"><text:s text:c="4"/>return 0;</text:span></text:span></text:p>
      <text:p text:style-name="P26"><text:span text:style-name="Source_20_Text"><text:span text:style-name="T2">}</text:span></text:span></text:p>
      <text:p text:style-name="P7"/>
      <text:h text:style-name="P65" text:outline-level="4"><text:span text:style-name="Strong_20_Emphasis"><text:span text:style-name="T1">9. Summary Note</text:span></text:span></text:h>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Strong_20_Emphasis"><text:span text:style-name="T1">Concept</text:span></text:span></text:p>
            </table:table-cell>
            <table:table-cell table:style-name="Table11.A1" office:value-type="string">
              <text:p text:style-name="Table_20_Heading"><text:span text:style-name="Strong_20_Emphasis"><text:span text:style-name="T1">Explanation</text:span></text:span></text:p>
            </table:table-cell>
          </table:table-row>
        </table:table-header-rows>
        <table:table-row>
          <table:table-cell table:style-name="Table11.A1" office:value-type="string">
            <text:p text:style-name="Table_20_Contents"><text:span text:style-name="Strong_20_Emphasis"><text:span text:style-name="T1">C-style String</text:span></text:span></text:p>
          </table:table-cell>
          <table:table-cell table:style-name="Table11.A1" office:value-type="string">
            <text:p text:style-name="P6">An array of characters with a null terminator.</text:p>
          </table:table-cell>
        </table:table-row>
        <table:table-row>
          <table:table-cell table:style-name="Table11.A1" office:value-type="string">
            <text:p text:style-name="Table_20_Contents"><text:span text:style-name="Strong_20_Emphasis"><text:span text:style-name="T1">std::string</text:span></text:span></text:p>
          </table:table-cell>
          <table:table-cell table:style-name="Table11.A1" office:value-type="string">
            <text:p text:style-name="P6">A class from C++ Standard Library to handle strings easily.</text:p>
          </table:table-cell>
        </table:table-row>
        <table:table-row>
          <table:table-cell table:style-name="Table11.A1" office:value-type="string">
            <text:p text:style-name="Table_20_Contents"><text:span text:style-name="Strong_20_Emphasis"><text:span text:style-name="T1">Common Operations</text:span></text:span></text:p>
          </table:table-cell>
          <table:table-cell table:style-name="Table11.A1" office:value-type="string">
            <text:p text:style-name="P6">Concatenation, accessing characters, substring, etc.</text:p>
          </table:table-cell>
        </table:table-row>
        <table:table-row>
          <table:table-cell table:style-name="Table11.A1" office:value-type="string">
            <text:p text:style-name="Table_20_Contents"><text:span text:style-name="Strong_20_Emphasis"><text:span text:style-name="T1">Common Functions</text:span></text:span></text:p>
          </table:table-cell>
          <table:table-cell table:style-name="Table11.A1" office:value-type="string">
            <text:p text:style-name="Table_20_Contents"><text:span text:style-name="Source_20_Text"><text:span text:style-name="T1">append()</text:span></text:span><text:span text:style-name="T1">, </text:span><text:span text:style-name="Source_20_Text"><text:span text:style-name="T1">find()</text:span></text:span><text:span text:style-name="T1">, </text:span><text:span text:style-name="Source_20_Text"><text:span text:style-name="T1">replace()</text:span></text:span><text:span text:style-name="T1">, </text:span><text:span text:style-name="Source_20_Text"><text:span text:style-name="T1">erase()</text:span></text:span></text:p>
          </table:table-cell>
        </table:table-row>
        <table:table-row>
          <table:table-cell table:style-name="Table11.A1" office:value-type="string">
            <text:p text:style-name="Table_20_Contents"><text:span text:style-name="Strong_20_Emphasis"><text:span text:style-name="T1">String Comparison</text:span></text:span></text:p>
          </table:table-cell>
          <table:table-cell table:style-name="Table11.A1" office:value-type="string">
            <text:p text:style-name="Table_20_Contents"><text:span text:style-name="T1">Strings can be compared using </text:span><text:span text:style-name="Source_20_Text"><text:span text:style-name="T1">==</text:span></text:span><text:span text:style-name="T1">, </text:span><text:span text:style-name="Source_20_Text"><text:span text:style-name="T1">!=</text:span></text:span><text:span text:style-name="T1">, </text:span><text:span text:style-name="Source_20_Text"><text:span text:style-name="T1">&lt;</text:span></text:span><text:span text:style-name="T1">, </text:span><text:span text:style-name="Source_20_Text"><text:span text:style-name="T1">&gt;</text:span></text:span><text:span text:style-name="T1">, etc.</text:span></text:p>
          </table:table-cell>
        </table:table-row>
      </table:table>
      <text:p text:style-name="P2"/>
      <text:p text:style-name="P2"/>
      <text:p text:style-name="P79">String aro valovabe likhte hbe</text:p>
      <text:p text:style-name="P79"/>
      <text:p text:style-name="P79"/>
      <text:p text:style-name="P79"/>
      <text:p text:style-name="P79"/>
      <text:h text:style-name="P80" text:outline-level="3"><text:soft-page-break/><text:span text:style-name="Strong_20_Emphasis"><text:span text:style-name="T2">Dynamic Variables in C++</text:span></text:span></text:h>
      <text:p text:style-name="P81"/>
      <text:h text:style-name="P82" text:outline-level="4"><text:span text:style-name="Strong_20_Emphasis"><text:span text:style-name="T1">1. What is a Dynamic Variable?</text:span></text:span></text:h>
      <text:p text:style-name="P83"><text:span text:style-name="T3">A </text:span><text:span text:style-name="Strong_20_Emphasis"><text:span text:style-name="T3">dynamic variable</text:span></text:span><text:span text:style-name="T3"> in C++ is a variable whose </text:span><text:span text:style-name="Strong_20_Emphasis"><text:span text:style-name="T3">memory is allocated during runtime</text:span></text:span><text:span text:style-name="T3">, rather than at compile time. It allows flexibility in memory usage, especially when the size or number of elements is not known beforehand.</text:span></text:p>
      <text:p text:style-name="P81"/>
      <text:h text:style-name="P82" text:outline-level="4"><text:span text:style-name="Strong_20_Emphasis"><text:span text:style-name="T1">2. Why Use Dynamic Variables?</text:span></text:span></text:h>
      <text:list text:style-name="L58">
        <text:list-item>
          <text:p text:style-name="P84"><text:span text:style-name="T3">When you </text:span><text:span text:style-name="Strong_20_Emphasis"><text:span text:style-name="T3">don't know the required size</text:span></text:span><text:span text:style-name="T3"> in advance.</text:span></text:p>
        </text:list-item>
        <text:list-item>
          <text:p text:style-name="P84"><text:span text:style-name="T3">When you want to </text:span><text:span text:style-name="Strong_20_Emphasis"><text:span text:style-name="T3">allocate and free memory manually</text:span></text:span><text:span text:style-name="T3">.</text:span></text:p>
        </text:list-item>
        <text:list-item>
          <text:p text:style-name="P84"><text:span text:style-name="T3">To </text:span><text:span text:style-name="Strong_20_Emphasis"><text:span text:style-name="T3">optimize memory usage</text:span></text:span><text:span text:style-name="T3"> by allocating only what is necessary.</text:span></text:p>
        </text:list-item>
      </text:list>
      <text:p text:style-name="P81"/>
      <text:h text:style-name="P82" text:outline-level="4"><text:span text:style-name="Strong_20_Emphasis"><text:span text:style-name="T1">3. Creating a Dynamic Variable</text:span></text:span></text:h>
      <text:p text:style-name="P83"><text:span text:style-name="T3">In C++, the </text:span><text:span text:style-name="Source_20_Text"><text:span text:style-name="T3">new</text:span></text:span><text:span text:style-name="T3"> keyword is used to create a dynamic variable, and </text:span><text:span text:style-name="Source_20_Text"><text:span text:style-name="T3">delete</text:span></text:span><text:span text:style-name="T3"> is used to deallocate the memory.</text:span></text:p>
      <text:p text:style-name="P83"><text:span text:style-name="Strong_20_Emphasis"><text:span text:style-name="T3">Syntax</text:span></text:span><text:span text:style-name="T3">:</text:span></text:p>
      <text:p text:style-name="P85"><text:span text:style-name="Source_20_Text"><text:span text:style-name="T2">datatype* pointer_name = new datatype;</text:span></text:span></text:p>
      <text:p text:style-name="P83"><text:span text:style-name="Strong_20_Emphasis"><text:span text:style-name="T3">Example</text:span></text:span><text:span text:style-name="T3">:</text:span></text:p>
      <text:p text:style-name="P86"><text:span text:style-name="Source_20_Text"><text:span text:style-name="T2">int* num = new int; <text:s/>// dynamically allocates memory for an integer</text:span></text:span></text:p>
      <text:p text:style-name="P87"><text:span text:style-name="Source_20_Text"><text:span text:style-name="T2">*num = 10;</text:span></text:span></text:p>
      <text:p text:style-name="P87"><text:span text:style-name="Source_20_Text"><text:span text:style-name="T2">cout &lt;&lt; *num; <text:s/>// outputs: 10</text:span></text:span></text:p>
      <text:p text:style-name="P87"><text:span text:style-name="Source_20_Text"><text:span text:style-name="T2">delete num; <text:s text:c="3"/>// deallocates memory</text:span></text:span></text:p>
      <text:p text:style-name="P81"/>
      <text:h text:style-name="P82" text:outline-level="4"><text:span text:style-name="Strong_20_Emphasis"><text:span text:style-name="T1">4. Dynamic Array</text:span></text:span></text:h>
      <text:p text:style-name="P88">You can also create arrays dynamically.</text:p>
      <text:p text:style-name="P83"><text:span text:style-name="Strong_20_Emphasis"><text:span text:style-name="T3">Example</text:span></text:span><text:span text:style-name="T3">:</text:span></text:p>
      <text:p text:style-name="P86"><text:span text:style-name="Source_20_Text"><text:span text:style-name="T2">int* arr = new int[5]; <text:s/>// dynamic array of size 5</text:span></text:span></text:p>
      <text:p text:style-name="P87"><text:span text:style-name="Source_20_Text"><text:span text:style-name="T2">for (int i = 0; i &lt; 5; i++) {</text:span></text:span></text:p>
      <text:p text:style-name="P87"><text:span text:style-name="Source_20_Text"><text:span text:style-name="T2"><text:s text:c="4"/>arr[i] = i + 1;</text:span></text:span></text:p>
      <text:p text:style-name="P87"><text:span text:style-name="Source_20_Text"><text:span text:style-name="T2">}</text:span></text:span></text:p>
      <text:p text:style-name="P87"><text:span text:style-name="Source_20_Text"><text:span text:style-name="T2">for (int i = 0; i &lt; 5; i++) {</text:span></text:span></text:p>
      <text:p text:style-name="P87"><text:span text:style-name="Source_20_Text"><text:span text:style-name="T2"><text:s text:c="4"/>cout &lt;&lt; arr[i] &lt;&lt; " ";</text:span></text:span></text:p>
      <text:p text:style-name="P87"><text:span text:style-name="Source_20_Text"><text:span text:style-name="T2">}</text:span></text:span></text:p>
      <text:p text:style-name="P87"><text:soft-page-break/><text:span text:style-name="Source_20_Text"><text:span text:style-name="T2">delete[] arr; <text:s/>// deallocates the array memory</text:span></text:span></text:p>
      <text:p text:style-name="P81"/>
      <text:h text:style-name="P82" text:outline-level="4"><text:span text:style-name="Strong_20_Emphasis"><text:span text:style-name="T1">5. Memory Leak Risk</text:span></text:span></text:h>
      <text:p text:style-name="P83"><text:span text:style-name="T3">When you allocate memory using </text:span><text:span text:style-name="Source_20_Text"><text:span text:style-name="T3">new</text:span></text:span><text:span text:style-name="T3">, you </text:span><text:span text:style-name="Strong_20_Emphasis"><text:span text:style-name="T3">must deallocate</text:span></text:span><text:span text:style-name="T3"> it using </text:span><text:span text:style-name="Source_20_Text"><text:span text:style-name="T3">delete</text:span></text:span><text:span text:style-name="T3">. Otherwise, memory will remain reserved (a </text:span><text:span text:style-name="Strong_20_Emphasis"><text:span text:style-name="T3">memory leak</text:span></text:span><text:span text:style-name="T3">) even after it's no longer needed.</text:span></text:p>
      <text:p text:style-name="P81"/>
      <text:h text:style-name="P82" text:outline-level="4"><text:span text:style-name="Strong_20_Emphasis"><text:span text:style-name="T1">6. Summary Note</text:span></text:span></text:h>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Strong_20_Emphasis"><text:span text:style-name="T1">Concept</text:span></text:span></text:p>
            </table:table-cell>
            <table:table-cell table:style-name="Table12.A1" office:value-type="string">
              <text:p text:style-name="Table_20_Heading"><text:span text:style-name="Strong_20_Emphasis"><text:span text:style-name="T1">Explanation</text:span></text:span></text:p>
            </table:table-cell>
          </table:table-row>
        </table:table-header-rows>
        <table:table-row>
          <table:table-cell table:style-name="Table12.A1" office:value-type="string">
            <text:p text:style-name="P6">What is it</text:p>
          </table:table-cell>
          <table:table-cell table:style-name="Table12.A1" office:value-type="string">
            <text:p text:style-name="P6">Variable created during runtime</text:p>
          </table:table-cell>
        </table:table-row>
        <table:table-row>
          <table:table-cell table:style-name="Table12.A1" office:value-type="string">
            <text:p text:style-name="P6">Created using</text:p>
          </table:table-cell>
          <table:table-cell table:style-name="Table12.A1" office:value-type="string">
            <text:p text:style-name="Table_20_Contents"><text:span text:style-name="Source_20_Text"><text:span text:style-name="T1">new</text:span></text:span><text:span text:style-name="T1"> keyword</text:span></text:p>
          </table:table-cell>
        </table:table-row>
        <table:table-row>
          <table:table-cell table:style-name="Table12.A1" office:value-type="string">
            <text:p text:style-name="P6">Deleted using</text:p>
          </table:table-cell>
          <table:table-cell table:style-name="Table12.A1" office:value-type="string">
            <text:p text:style-name="Table_20_Contents"><text:span text:style-name="Source_20_Text"><text:span text:style-name="T1">delete</text:span></text:span><text:span text:style-name="T1"> or </text:span><text:span text:style-name="Source_20_Text"><text:span text:style-name="T1">delete[]</text:span></text:span><text:span text:style-name="T1"> for arrays</text:span></text:p>
          </table:table-cell>
        </table:table-row>
        <table:table-row>
          <table:table-cell table:style-name="Table12.A1" office:value-type="string">
            <text:p text:style-name="P6">Flexibility</text:p>
          </table:table-cell>
          <table:table-cell table:style-name="Table12.A1" office:value-type="string">
            <text:p text:style-name="P6">Can create any data type or size at runtime</text:p>
          </table:table-cell>
        </table:table-row>
        <table:table-row>
          <table:table-cell table:style-name="Table12.A1" office:value-type="string">
            <text:p text:style-name="P6">Risk</text:p>
          </table:table-cell>
          <table:table-cell table:style-name="Table12.A1" office:value-type="string">
            <text:p text:style-name="P6">Must deallocate to avoid memory leaks</text:p>
          </table:table-cell>
        </table:table-row>
        <table:table-row>
          <table:table-cell table:style-name="Table12.A1" office:value-type="string">
            <text:p text:style-name="P6">Example</text:p>
          </table:table-cell>
          <table:table-cell table:style-name="Table12.A1" office:value-type="string">
            <text:p text:style-name="Table_20_Contents"><text:span text:style-name="Source_20_Text"><text:span text:style-name="T1">int* x = new int;</text:span></text:span><text:span text:style-name="T1"> then </text:span><text:span text:style-name="Source_20_Text"><text:span text:style-name="T1">delete x;</text:span></text:span></text:p>
          </table:table-cell>
        </table:table-row>
      </table:table>
      <text:p text:style-name="P79"/>
      <text:p text:style-name="P79"/>
      <text:p text:style-name="P79"/>
      <text:h text:style-name="P89" text:outline-level="2">Class and Object in C++</text:h>
      <text:h text:style-name="P90" text:outline-level="3">Introduction</text:h>
      <text:p text:style-name="P88">In C++, a class is a user-defined data type that encapsulates data and functions into a single unit. Objects are instances of a class and are used to access the class members (data and functions).</text:p>
      <text:p text:style-name="P81"/>
      <text:h text:style-name="P90" text:outline-level="3">Class Definition</text:h>
      <text:p text:style-name="P83"><text:span text:style-name="T3">A class is defined using the </text:span><text:span text:style-name="Source_20_Text"><text:span text:style-name="T3">class</text:span></text:span><text:span text:style-name="T3"> keyword followed by the class name and a pair of curly braces. Members of a class can be data members (variables) or member functions (methods).</text:span></text:p>
      <text:p text:style-name="P83"><text:span text:style-name="Strong_20_Emphasis"><text:span text:style-name="T3">Syntax:</text:span></text:span></text:p>
      <text:p text:style-name="P86"><text:span text:style-name="Source_20_Text"><text:span text:style-name="T2">class ClassName {</text:span></text:span></text:p>
      <text:p text:style-name="P87"><text:span text:style-name="Source_20_Text"><text:span text:style-name="T2">public:</text:span></text:span></text:p>
      <text:p text:style-name="P87"><text:span text:style-name="Source_20_Text"><text:span text:style-name="T2"><text:s text:c="4"/>// data members</text:span></text:span></text:p>
      <text:p text:style-name="P87"><text:span text:style-name="Source_20_Text"><text:span text:style-name="T2"><text:s text:c="4"/>// member functions</text:span></text:span></text:p>
      <text:p text:style-name="P87"><text:span text:style-name="Source_20_Text"><text:span text:style-name="T2">};</text:span></text:span></text:p>
      <text:p text:style-name="P81"/>
      <text:h text:style-name="P90" text:outline-level="3">Creating and Using an Object</text:h>
      <text:p text:style-name="P88">Once a class is defined, an object can be created by declaring a variable of that class type.</text:p>
      <text:p text:style-name="P83"><text:span text:style-name="Strong_20_Emphasis"><text:span text:style-name="T3">Example:</text:span></text:span></text:p>
      <text:p text:style-name="P91"><text:soft-page-break/>cpp</text:p>
      <text:p text:style-name="P91">CopyEdit</text:p>
      <text:p text:style-name="P86"><text:span text:style-name="Source_20_Text"><text:span text:style-name="T2">#include&lt;iostream&gt;</text:span></text:span></text:p>
      <text:p text:style-name="P87"><text:span text:style-name="Source_20_Text"><text:span text:style-name="T2">using namespace std;</text:span></text:span></text:p>
      <text:p text:style-name="P87"/>
      <text:p text:style-name="P87"><text:span text:style-name="Source_20_Text"><text:span text:style-name="T2">class Student {</text:span></text:span></text:p>
      <text:p text:style-name="P87"><text:span text:style-name="Source_20_Text"><text:span text:style-name="T2">public:</text:span></text:span></text:p>
      <text:p text:style-name="P87"><text:span text:style-name="Source_20_Text"><text:span text:style-name="T2"><text:s text:c="4"/>string name;</text:span></text:span></text:p>
      <text:p text:style-name="P87"><text:span text:style-name="Source_20_Text"><text:span text:style-name="T2"><text:s text:c="4"/>int age;</text:span></text:span></text:p>
      <text:p text:style-name="P87"/>
      <text:p text:style-name="P87"><text:span text:style-name="Source_20_Text"><text:span text:style-name="T2"><text:s text:c="4"/>void displayInfo() {</text:span></text:span></text:p>
      <text:p text:style-name="P87"><text:span text:style-name="Source_20_Text"><text:span text:style-name="T2"><text:s text:c="8"/>cout &lt;&lt; "Name: " &lt;&lt; name &lt;&lt; endl;</text:span></text:span></text:p>
      <text:p text:style-name="P87"><text:span text:style-name="Source_20_Text"><text:span text:style-name="T2"><text:s text:c="8"/>cout &lt;&lt; "Age: " &lt;&lt; age &lt;&lt; endl;</text:span></text:span></text:p>
      <text:p text:style-name="P87"><text:span text:style-name="Source_20_Text"><text:span text:style-name="T2"><text:s text:c="4"/>}</text:span></text:span></text:p>
      <text:p text:style-name="P87"><text:span text:style-name="Source_20_Text"><text:span text:style-name="T2">};</text:span></text:span></text:p>
      <text:p text:style-name="P87"/>
      <text:p text:style-name="P87"><text:span text:style-name="Source_20_Text"><text:span text:style-name="T2">int main() {</text:span></text:span></text:p>
      <text:p text:style-name="P87"><text:span text:style-name="Source_20_Text"><text:span text:style-name="T2"><text:s text:c="4"/>Student s1; <text:s text:c="9"/>// Object creation</text:span></text:span></text:p>
      <text:p text:style-name="P87"><text:span text:style-name="Source_20_Text"><text:span text:style-name="T2"><text:s text:c="4"/>s1.name = "Alice"; <text:s text:c="2"/>// Accessing data members</text:span></text:span></text:p>
      <text:p text:style-name="P87"><text:span text:style-name="Source_20_Text"><text:span text:style-name="T2"><text:s text:c="4"/>s1.age = 20;</text:span></text:span></text:p>
      <text:p text:style-name="P87"><text:span text:style-name="Source_20_Text"><text:span text:style-name="T2"><text:s text:c="4"/>s1.displayInfo(); <text:s text:c="3"/>// Calling member function</text:span></text:span></text:p>
      <text:p text:style-name="P87"/>
      <text:p text:style-name="P87"><text:span text:style-name="Source_20_Text"><text:span text:style-name="T2"><text:s text:c="4"/>return 0;</text:span></text:span></text:p>
      <text:p text:style-name="P87"><text:span text:style-name="Source_20_Text"><text:span text:style-name="T2">}</text:span></text:span></text:p>
      <text:p text:style-name="P81"/>
      <text:h text:style-name="P90" text:outline-level="3">Access Specifiers</text:h>
      <text:p text:style-name="P88">C++ provides three types of access specifiers to define the accessibility of class members:</text:p>
      <text:list text:style-name="L59">
        <text:list-item>
          <text:p text:style-name="P92"><text:span text:style-name="Source_20_Text"><text:span text:style-name="T3">public</text:span></text:span><text:span text:style-name="T3">: Accessible from anywhere in the program</text:span></text:p>
        </text:list-item>
        <text:list-item>
          <text:p text:style-name="P92"><text:span text:style-name="Source_20_Text"><text:span text:style-name="T3">private</text:span></text:span><text:span text:style-name="T3">: Accessible only within the class</text:span></text:p>
        </text:list-item>
        <text:list-item>
          <text:p text:style-name="P92"><text:span text:style-name="Source_20_Text"><text:span text:style-name="T3">protected</text:span></text:span><text:span text:style-name="T3">: Accessible within the class and its derived classes</text:span></text:p>
        </text:list-item>
      </text:list>
      <text:p text:style-name="P88">By default, class members are private if no specifier is provided.</text:p>
      <text:p text:style-name="P81"/>
      <text:h text:style-name="P90" text:outline-level="3"><text:soft-page-break/>Member Functions</text:h>
      <text:p text:style-name="P88">Member functions can be defined inside or outside the class definition.</text:p>
      <text:p text:style-name="P83"><text:span text:style-name="Strong_20_Emphasis"><text:span text:style-name="T3">Inside class</text:span></text:span></text:p>
      <text:p text:style-name="P86"><text:span text:style-name="Source_20_Text"><text:span text:style-name="T2">class Box {</text:span></text:span></text:p>
      <text:p text:style-name="P87"><text:span text:style-name="Source_20_Text"><text:span text:style-name="T2">public:</text:span></text:span></text:p>
      <text:p text:style-name="P87"><text:span text:style-name="Source_20_Text"><text:span text:style-name="T2"><text:s text:c="4"/>int length;</text:span></text:span></text:p>
      <text:p text:style-name="P87"><text:span text:style-name="Source_20_Text"><text:span text:style-name="T2"><text:s text:c="4"/>void setLength(int l) {</text:span></text:span></text:p>
      <text:p text:style-name="P87"><text:span text:style-name="Source_20_Text"><text:span text:style-name="T2"><text:s text:c="8"/>length = l;</text:span></text:span></text:p>
      <text:p text:style-name="P87"><text:span text:style-name="Source_20_Text"><text:span text:style-name="T2"><text:s text:c="4"/>}</text:span></text:span></text:p>
      <text:p text:style-name="P87"><text:span text:style-name="Source_20_Text"><text:span text:style-name="T2"><text:s text:c="4"/>int getLength() {</text:span></text:span></text:p>
      <text:p text:style-name="P87"><text:span text:style-name="Source_20_Text"><text:span text:style-name="T2"><text:s text:c="8"/>return length;</text:span></text:span></text:p>
      <text:p text:style-name="P87"><text:span text:style-name="Source_20_Text"><text:span text:style-name="T2"><text:s text:c="4"/>}</text:span></text:span></text:p>
      <text:p text:style-name="P87"><text:span text:style-name="Source_20_Text"><text:span text:style-name="T2">};</text:span></text:span></text:p>
      <text:p text:style-name="P83"><text:span text:style-name="Strong_20_Emphasis"><text:span text:style-name="T3">Outside class:</text:span></text:span></text:p>
      <text:p text:style-name="P86"><text:span text:style-name="Source_20_Text"><text:span text:style-name="T2">class Box {</text:span></text:span></text:p>
      <text:p text:style-name="P87"><text:span text:style-name="Source_20_Text"><text:span text:style-name="T2">public:</text:span></text:span></text:p>
      <text:p text:style-name="P87"><text:span text:style-name="Source_20_Text"><text:span text:style-name="T2"><text:s text:c="4"/>int length;</text:span></text:span></text:p>
      <text:p text:style-name="P87"><text:span text:style-name="Source_20_Text"><text:span text:style-name="T2"><text:s text:c="4"/>void setLength(int);</text:span></text:span></text:p>
      <text:p text:style-name="P87"><text:span text:style-name="Source_20_Text"><text:span text:style-name="T2"><text:s text:c="4"/>int getLength();</text:span></text:span></text:p>
      <text:p text:style-name="P87"><text:span text:style-name="Source_20_Text"><text:span text:style-name="T2">};</text:span></text:span></text:p>
      <text:p text:style-name="P87"><text:span text:style-name="Source_20_Text"><text:span text:style-name="T2">void Box::setLength(int l) {</text:span></text:span></text:p>
      <text:p text:style-name="P87"><text:span text:style-name="Source_20_Text"><text:span text:style-name="T2"><text:s text:c="4"/>length = l;</text:span></text:span></text:p>
      <text:p text:style-name="P87"><text:span text:style-name="Source_20_Text"><text:span text:style-name="T2">}</text:span></text:span></text:p>
      <text:p text:style-name="P87"><text:span text:style-name="Source_20_Text"><text:span text:style-name="T2">int Box::getLength() {</text:span></text:span></text:p>
      <text:p text:style-name="P87"><text:span text:style-name="Source_20_Text"><text:span text:style-name="T2"><text:s text:c="4"/>return length;</text:span></text:span></text:p>
      <text:p text:style-name="P87"><text:span text:style-name="Source_20_Text"><text:span text:style-name="T2">}</text:span></text:span></text:p>
      <text:p text:style-name="P81"/>
      <text:h text:style-name="P90" text:outline-level="3">Object Initialization</text:h>
      <text:p text:style-name="P88">Class members can be initialized:</text:p>
      <text:list text:style-name="L60">
        <text:list-item>
          <text:p text:style-name="P93">Directly by assigning values</text:p>
        </text:list-item>
        <text:list-item>
          <text:p text:style-name="P93">Using constructors (covered in a separate note if needed)</text:p>
        </text:list-item>
      </text:list>
      <text:p text:style-name="P81"/>
      <text:h text:style-name="P90" text:outline-level="3"><text:soft-page-break/>Key Points</text:h>
      <text:list text:style-name="L61">
        <text:list-item>
          <text:p text:style-name="P94">A class defines the structure, while an object holds actual data.</text:p>
        </text:list-item>
        <text:list-item>
          <text:p text:style-name="P94">Multiple objects can be created from a single class.</text:p>
        </text:list-item>
        <text:list-item>
          <text:p text:style-name="P94">Each object maintains its own copy of class members.</text:p>
        </text:list-item>
      </text:list>
      <text:p text:style-name="P81"/>
      <text:h text:style-name="P90" text:outline-level="3">Summary Table</text:h>
      <table:table table:name="Table13" table:style-name="Table13">
        <table:table-column table:style-name="Table13.A"/>
        <table:table-column table:style-name="Table13.B"/>
        <table:table-header-rows>
          <table:table-row>
            <table:table-cell table:style-name="Table13.A1" office:value-type="string">
              <text:p text:style-name="P95">Concept</text:p>
            </table:table-cell>
            <table:table-cell table:style-name="Table13.A1" office:value-type="string">
              <text:p text:style-name="P95">Description</text:p>
            </table:table-cell>
          </table:table-row>
        </table:table-header-rows>
        <table:table-row>
          <table:table-cell table:style-name="Table13.A1" office:value-type="string">
            <text:p text:style-name="P6">Class</text:p>
          </table:table-cell>
          <table:table-cell table:style-name="Table13.A1" office:value-type="string">
            <text:p text:style-name="P6">A blueprint for objects containing data and functions</text:p>
          </table:table-cell>
        </table:table-row>
        <table:table-row>
          <table:table-cell table:style-name="Table13.A1" office:value-type="string">
            <text:p text:style-name="P6">Object</text:p>
          </table:table-cell>
          <table:table-cell table:style-name="Table13.A1" office:value-type="string">
            <text:p text:style-name="P6">An instance of a class used to access members</text:p>
          </table:table-cell>
        </table:table-row>
        <table:table-row>
          <table:table-cell table:style-name="Table13.A1" office:value-type="string">
            <text:p text:style-name="P6">Access Specifier</text:p>
          </table:table-cell>
          <table:table-cell table:style-name="Table13.A1" office:value-type="string">
            <text:p text:style-name="Table_20_Contents"><text:span text:style-name="T1">Defines accessibility (</text:span><text:span text:style-name="Source_20_Text"><text:span text:style-name="T1">public</text:span></text:span><text:span text:style-name="T1">, </text:span><text:span text:style-name="Source_20_Text"><text:span text:style-name="T1">private</text:span></text:span><text:span text:style-name="T1">, </text:span><text:span text:style-name="Source_20_Text"><text:span text:style-name="T1">protected</text:span></text:span><text:span text:style-name="T1">)</text:span></text:p>
          </table:table-cell>
        </table:table-row>
        <table:table-row>
          <table:table-cell table:style-name="Table13.A1" office:value-type="string">
            <text:p text:style-name="P6">Member Function</text:p>
          </table:table-cell>
          <table:table-cell table:style-name="Table13.A1" office:value-type="string">
            <text:p text:style-name="P6">Function defined inside a class to operate on data members</text:p>
          </table:table-cell>
        </table:table-row>
        <table:table-row>
          <table:table-cell table:style-name="Table13.A1" office:value-type="string">
            <text:p text:style-name="P6">Object Creation</text:p>
          </table:table-cell>
          <table:table-cell table:style-name="Table13.A1" office:value-type="string">
            <text:p text:style-name="Table_20_Contents"><text:span text:style-name="T1">Done using syntax: </text:span><text:span text:style-name="Source_20_Text"><text:span text:style-name="T1">ClassName obj;</text:span></text:span></text:p>
          </table:table-cell>
        </table:table-row>
        <table:table-row>
          <table:table-cell table:style-name="Table13.A1" office:value-type="string">
            <text:p text:style-name="P6">Dot Operator</text:p>
          </table:table-cell>
          <table:table-cell table:style-name="Table13.A1" office:value-type="string">
            <text:p text:style-name="Table_20_Contents"><text:span text:style-name="T1">Used to access object members, e.g., </text:span><text:span text:style-name="Source_20_Text"><text:span text:style-name="T1">obj.function()</text:span></text:span><text:span text:style-name="T1"> or </text:span><text:span text:style-name="Source_20_Text"><text:span text:style-name="T1">obj.variable</text:span></text:span></text:p>
          </table:table-cell>
        </table:table-row>
      </table:table>
      <text:p text:style-name="P79"/>
      <text:p text:style-name="P79"/>
      <text:p text:style-name="P79"/>
      <text:h text:style-name="P89" text:outline-level="2">Constructor and Its Simulation in C++</text:h>
      <text:h text:style-name="P90" text:outline-level="3">Introduction</text:h>
      <text:p text:style-name="P83"><text:span text:style-name="T3">A </text:span><text:span text:style-name="Strong_20_Emphasis"><text:span text:style-name="T3">constructor</text:span></text:span><text:span text:style-name="T3"> in C++ is a special member function of a class that is automatically called when an object of that class is created. It is used to initialize the data members of the class.</text:span></text:p>
      <text:p text:style-name="P81"/>
      <text:h text:style-name="P90" text:outline-level="3">Characteristics of a Constructor</text:h>
      <text:list text:style-name="L62">
        <text:list-item>
          <text:p text:style-name="P96"><text:span text:style-name="T3">It has the </text:span><text:span text:style-name="Strong_20_Emphasis"><text:span text:style-name="T3">same name</text:span></text:span><text:span text:style-name="T3"> as the class.</text:span></text:p>
        </text:list-item>
        <text:list-item>
          <text:p text:style-name="P96"><text:span text:style-name="T3">It </text:span><text:span text:style-name="Strong_20_Emphasis"><text:span text:style-name="T3">does not have a return type</text:span></text:span><text:span text:style-name="T3">, not even </text:span><text:span text:style-name="Source_20_Text"><text:span text:style-name="T3">void</text:span></text:span><text:span text:style-name="T3">.</text:span></text:p>
        </text:list-item>
        <text:list-item>
          <text:p text:style-name="P96"><text:span text:style-name="T3">It can be </text:span><text:span text:style-name="Strong_20_Emphasis"><text:span text:style-name="T3">parameterized</text:span></text:span><text:span text:style-name="T3"> or </text:span><text:span text:style-name="Strong_20_Emphasis"><text:span text:style-name="T3">non-parameterized</text:span></text:span><text:span text:style-name="T3">.</text:span></text:p>
        </text:list-item>
        <text:list-item>
          <text:p text:style-name="P97">It is automatically called when an object is created.</text:p>
        </text:list-item>
      </text:list>
      <text:p text:style-name="P81"/>
      <text:h text:style-name="P90" text:outline-level="3">Syntax of Constructor</text:h>
      <text:p text:style-name="P91">cpp</text:p>
      <text:p text:style-name="P91">CopyEdit</text:p>
      <text:p text:style-name="P86"><text:span text:style-name="Source_20_Text"><text:span text:style-name="T2">class ClassName {</text:span></text:span></text:p>
      <text:p text:style-name="P87"><text:span text:style-name="Source_20_Text"><text:span text:style-name="T2">public:</text:span></text:span></text:p>
      <text:p text:style-name="P87"><text:span text:style-name="Source_20_Text"><text:span text:style-name="T2"><text:s text:c="4"/>ClassName(); // Constructor declaration</text:span></text:span></text:p>
      <text:p text:style-name="P87"><text:span text:style-name="Source_20_Text"><text:span text:style-name="T2">};</text:span></text:span></text:p>
      <text:p text:style-name="P81"/>
      <text:h text:style-name="P90" text:outline-level="3"><text:soft-page-break/>Types of Constructors</text:h>
      <text:h text:style-name="P98" text:outline-level="4">1. Default Constructor</text:h>
      <text:p text:style-name="P88">A constructor that takes no arguments.</text:p>
      <text:p text:style-name="P91">cpp</text:p>
      <text:p text:style-name="P91">CopyEdit</text:p>
      <text:p text:style-name="P86"><text:span text:style-name="Source_20_Text"><text:span text:style-name="T2">class Student {</text:span></text:span></text:p>
      <text:p text:style-name="P87"><text:span text:style-name="Source_20_Text"><text:span text:style-name="T2">public:</text:span></text:span></text:p>
      <text:p text:style-name="P87"><text:span text:style-name="Source_20_Text"><text:span text:style-name="T2"><text:s text:c="4"/>string name;</text:span></text:span></text:p>
      <text:p text:style-name="P87"><text:span text:style-name="Source_20_Text"><text:span text:style-name="T2"><text:s text:c="4"/>int age;</text:span></text:span></text:p>
      <text:p text:style-name="P87"/>
      <text:p text:style-name="P87"><text:span text:style-name="Source_20_Text"><text:span text:style-name="T2"><text:s text:c="4"/>Student() {</text:span></text:span></text:p>
      <text:p text:style-name="P87"><text:span text:style-name="Source_20_Text"><text:span text:style-name="T2"><text:s text:c="8"/>name = "Unknown";</text:span></text:span></text:p>
      <text:p text:style-name="P87"><text:span text:style-name="Source_20_Text"><text:span text:style-name="T2"><text:s text:c="8"/>age = 0;</text:span></text:span></text:p>
      <text:p text:style-name="P87"><text:span text:style-name="Source_20_Text"><text:span text:style-name="T2"><text:s text:c="4"/>}</text:span></text:span></text:p>
      <text:p text:style-name="P87"/>
      <text:p text:style-name="P87"><text:span text:style-name="Source_20_Text"><text:span text:style-name="T2"><text:s text:c="4"/>void display() {</text:span></text:span></text:p>
      <text:p text:style-name="P87"><text:span text:style-name="Source_20_Text"><text:span text:style-name="T2"><text:s text:c="8"/>cout &lt;&lt; "Name: " &lt;&lt; name &lt;&lt; ", Age: " &lt;&lt; age &lt;&lt; endl;</text:span></text:span></text:p>
      <text:p text:style-name="P87"><text:span text:style-name="Source_20_Text"><text:span text:style-name="T2"><text:s text:c="4"/>}</text:span></text:span></text:p>
      <text:p text:style-name="P87"><text:span text:style-name="Source_20_Text"><text:span text:style-name="T2">};</text:span></text:span></text:p>
      <text:h text:style-name="P98" text:outline-level="4">2. Parameterized Constructor</text:h>
      <text:p text:style-name="P88">A constructor that takes parameters to initialize an object.</text:p>
      <text:p text:style-name="P91">cpp</text:p>
      <text:p text:style-name="P91">CopyEdit</text:p>
      <text:p text:style-name="P86"><text:span text:style-name="Source_20_Text"><text:span text:style-name="T2">class Student {</text:span></text:span></text:p>
      <text:p text:style-name="P87"><text:span text:style-name="Source_20_Text"><text:span text:style-name="T2">public:</text:span></text:span></text:p>
      <text:p text:style-name="P87"><text:span text:style-name="Source_20_Text"><text:span text:style-name="T2"><text:s text:c="4"/>string name;</text:span></text:span></text:p>
      <text:p text:style-name="P87"><text:span text:style-name="Source_20_Text"><text:span text:style-name="T2"><text:s text:c="4"/>int age;</text:span></text:span></text:p>
      <text:p text:style-name="P87"/>
      <text:p text:style-name="P87"><text:span text:style-name="Source_20_Text"><text:span text:style-name="T2"><text:s text:c="4"/>Student(string n, int a) {</text:span></text:span></text:p>
      <text:p text:style-name="P87"><text:span text:style-name="Source_20_Text"><text:span text:style-name="T2"><text:s text:c="8"/>name = n;</text:span></text:span></text:p>
      <text:p text:style-name="P87"><text:span text:style-name="Source_20_Text"><text:span text:style-name="T2"><text:s text:c="8"/>age = a;</text:span></text:span></text:p>
      <text:p text:style-name="P87"><text:span text:style-name="Source_20_Text"><text:span text:style-name="T2"><text:s text:c="4"/>}</text:span></text:span></text:p>
      <text:p text:style-name="P87"/>
      <text:p text:style-name="P87"><text:span text:style-name="Source_20_Text"><text:span text:style-name="T2"><text:s text:c="4"/>void display() {</text:span></text:span></text:p>
      <text:p text:style-name="P87"><text:soft-page-break/><text:span text:style-name="Source_20_Text"><text:span text:style-name="T2"><text:s text:c="8"/>cout &lt;&lt; "Name: " &lt;&lt; name &lt;&lt; ", Age: " &lt;&lt; age &lt;&lt; endl;</text:span></text:span></text:p>
      <text:p text:style-name="P87"><text:span text:style-name="Source_20_Text"><text:span text:style-name="T2"><text:s text:c="4"/>}</text:span></text:span></text:p>
      <text:p text:style-name="P87"><text:span text:style-name="Source_20_Text"><text:span text:style-name="T2">};</text:span></text:span></text:p>
      <text:h text:style-name="P98" text:outline-level="4">3. Copy Constructor</text:h>
      <text:p text:style-name="P88">A constructor that creates a new object by copying an existing object.</text:p>
      <text:p text:style-name="P91">cpp</text:p>
      <text:p text:style-name="P91">CopyEdit</text:p>
      <text:p text:style-name="P86"><text:span text:style-name="Source_20_Text"><text:span text:style-name="T2">class Student {</text:span></text:span></text:p>
      <text:p text:style-name="P87"><text:span text:style-name="Source_20_Text"><text:span text:style-name="T2">public:</text:span></text:span></text:p>
      <text:p text:style-name="P87"><text:span text:style-name="Source_20_Text"><text:span text:style-name="T2"><text:s text:c="4"/>string name;</text:span></text:span></text:p>
      <text:p text:style-name="P87"><text:span text:style-name="Source_20_Text"><text:span text:style-name="T2"><text:s text:c="4"/>int age;</text:span></text:span></text:p>
      <text:p text:style-name="P87"/>
      <text:p text:style-name="P87"><text:span text:style-name="Source_20_Text"><text:span text:style-name="T2"><text:s text:c="4"/>Student(string n, int a) {</text:span></text:span></text:p>
      <text:p text:style-name="P87"><text:span text:style-name="Source_20_Text"><text:span text:style-name="T2"><text:s text:c="8"/>name = n;</text:span></text:span></text:p>
      <text:p text:style-name="P87"><text:span text:style-name="Source_20_Text"><text:span text:style-name="T2"><text:s text:c="8"/>age = a;</text:span></text:span></text:p>
      <text:p text:style-name="P87"><text:span text:style-name="Source_20_Text"><text:span text:style-name="T2"><text:s text:c="4"/>}</text:span></text:span></text:p>
      <text:p text:style-name="P87"/>
      <text:p text:style-name="P87"><text:span text:style-name="Source_20_Text"><text:span text:style-name="T2"><text:s text:c="4"/>Student(const Student &amp;s) {</text:span></text:span></text:p>
      <text:p text:style-name="P87"><text:span text:style-name="Source_20_Text"><text:span text:style-name="T2"><text:s text:c="8"/>name = s.name;</text:span></text:span></text:p>
      <text:p text:style-name="P87"><text:span text:style-name="Source_20_Text"><text:span text:style-name="T2"><text:s text:c="8"/>age = s.age;</text:span></text:span></text:p>
      <text:p text:style-name="P87"><text:span text:style-name="Source_20_Text"><text:span text:style-name="T2"><text:s text:c="4"/>}</text:span></text:span></text:p>
      <text:p text:style-name="P87"/>
      <text:p text:style-name="P87"><text:span text:style-name="Source_20_Text"><text:span text:style-name="T2"><text:s text:c="4"/>void display() {</text:span></text:span></text:p>
      <text:p text:style-name="P87"><text:span text:style-name="Source_20_Text"><text:span text:style-name="T2"><text:s text:c="8"/>cout &lt;&lt; "Name: " &lt;&lt; name &lt;&lt; ", Age: " &lt;&lt; age &lt;&lt; endl;</text:span></text:span></text:p>
      <text:p text:style-name="P87"><text:span text:style-name="Source_20_Text"><text:span text:style-name="T2"><text:s text:c="4"/>}</text:span></text:span></text:p>
      <text:p text:style-name="P87"><text:span text:style-name="Source_20_Text"><text:span text:style-name="T2">};</text:span></text:span></text:p>
      <text:p text:style-name="P81"/>
      <text:h text:style-name="P90" text:outline-level="3">Constructor Overloading</text:h>
      <text:p text:style-name="P83"><text:span text:style-name="T3">C++ allows multiple constructors in a class with different parameters. This is known as </text:span><text:span text:style-name="Strong_20_Emphasis"><text:span text:style-name="T3">constructor overloading</text:span></text:span><text:span text:style-name="T3">.</text:span></text:p>
      <text:p text:style-name="P91">cpp</text:p>
      <text:p text:style-name="P91">CopyEdit</text:p>
      <text:p text:style-name="P86"><text:span text:style-name="Source_20_Text"><text:span text:style-name="T2">class Box {</text:span></text:span></text:p>
      <text:p text:style-name="P87"><text:span text:style-name="Source_20_Text"><text:span text:style-name="T2">public:</text:span></text:span></text:p>
      <text:p text:style-name="P87"><text:soft-page-break/><text:span text:style-name="Source_20_Text"><text:span text:style-name="T2"><text:s text:c="4"/>int length;</text:span></text:span></text:p>
      <text:p text:style-name="P87"/>
      <text:p text:style-name="P87"><text:span text:style-name="Source_20_Text"><text:span text:style-name="T2"><text:s text:c="4"/>Box() {</text:span></text:span></text:p>
      <text:p text:style-name="P87"><text:span text:style-name="Source_20_Text"><text:span text:style-name="T2"><text:s text:c="8"/>length = 0;</text:span></text:span></text:p>
      <text:p text:style-name="P87"><text:span text:style-name="Source_20_Text"><text:span text:style-name="T2"><text:s text:c="4"/>}</text:span></text:span></text:p>
      <text:p text:style-name="P87"/>
      <text:p text:style-name="P87"><text:span text:style-name="Source_20_Text"><text:span text:style-name="T2"><text:s text:c="4"/>Box(int l) {</text:span></text:span></text:p>
      <text:p text:style-name="P87"><text:span text:style-name="Source_20_Text"><text:span text:style-name="T2"><text:s text:c="8"/>length = l;</text:span></text:span></text:p>
      <text:p text:style-name="P87"><text:span text:style-name="Source_20_Text"><text:span text:style-name="T2"><text:s text:c="4"/>}</text:span></text:span></text:p>
      <text:p text:style-name="P87"/>
      <text:p text:style-name="P87"><text:span text:style-name="Source_20_Text"><text:span text:style-name="T2"><text:s text:c="4"/>void display() {</text:span></text:span></text:p>
      <text:p text:style-name="P87"><text:span text:style-name="Source_20_Text"><text:span text:style-name="T2"><text:s text:c="8"/>cout &lt;&lt; "Length: " &lt;&lt; length &lt;&lt; endl;</text:span></text:span></text:p>
      <text:p text:style-name="P87"><text:span text:style-name="Source_20_Text"><text:span text:style-name="T2"><text:s text:c="4"/>}</text:span></text:span></text:p>
      <text:p text:style-name="P87"><text:span text:style-name="Source_20_Text"><text:span text:style-name="T2">};</text:span></text:span></text:p>
      <text:p text:style-name="P81"/>
      <text:h text:style-name="P90" text:outline-level="3">Constructor Simulation Example</text:h>
      <text:p text:style-name="P91">cpp</text:p>
      <text:p text:style-name="P91">CopyEdit</text:p>
      <text:p text:style-name="P86"><text:span text:style-name="Source_20_Text"><text:span text:style-name="T2">#include &lt;iostream&gt;</text:span></text:span></text:p>
      <text:p text:style-name="P87"><text:span text:style-name="Source_20_Text"><text:span text:style-name="T2">using namespace std;</text:span></text:span></text:p>
      <text:p text:style-name="P87"/>
      <text:p text:style-name="P87"><text:span text:style-name="Source_20_Text"><text:span text:style-name="T2">class Car {</text:span></text:span></text:p>
      <text:p text:style-name="P87"><text:span text:style-name="Source_20_Text"><text:span text:style-name="T2">public:</text:span></text:span></text:p>
      <text:p text:style-name="P87"><text:span text:style-name="Source_20_Text"><text:span text:style-name="T2"><text:s text:c="4"/>string brand;</text:span></text:span></text:p>
      <text:p text:style-name="P87"><text:span text:style-name="Source_20_Text"><text:span text:style-name="T2"><text:s text:c="4"/>int year;</text:span></text:span></text:p>
      <text:p text:style-name="P87"/>
      <text:p text:style-name="P87"><text:span text:style-name="Source_20_Text"><text:span text:style-name="T2"><text:s text:c="4"/>// Default Constructor</text:span></text:span></text:p>
      <text:p text:style-name="P87"><text:span text:style-name="Source_20_Text"><text:span text:style-name="T2"><text:s text:c="4"/>Car() {</text:span></text:span></text:p>
      <text:p text:style-name="P87"><text:span text:style-name="Source_20_Text"><text:span text:style-name="T2"><text:s text:c="8"/>brand = "Unknown";</text:span></text:span></text:p>
      <text:p text:style-name="P87"><text:span text:style-name="Source_20_Text"><text:span text:style-name="T2"><text:s text:c="8"/>year = 0;</text:span></text:span></text:p>
      <text:p text:style-name="P87"><text:span text:style-name="Source_20_Text"><text:span text:style-name="T2"><text:s text:c="4"/>}</text:span></text:span></text:p>
      <text:p text:style-name="P87"/>
      <text:p text:style-name="P87"><text:span text:style-name="Source_20_Text"><text:span text:style-name="T2"><text:s text:c="4"/>// Parameterized Constructor</text:span></text:span></text:p>
      <text:p text:style-name="P87"><text:soft-page-break/><text:span text:style-name="Source_20_Text"><text:span text:style-name="T2"><text:s text:c="4"/>Car(string b, int y) {</text:span></text:span></text:p>
      <text:p text:style-name="P87"><text:span text:style-name="Source_20_Text"><text:span text:style-name="T2"><text:s text:c="8"/>brand = b;</text:span></text:span></text:p>
      <text:p text:style-name="P87"><text:span text:style-name="Source_20_Text"><text:span text:style-name="T2"><text:s text:c="8"/>year = y;</text:span></text:span></text:p>
      <text:p text:style-name="P87"><text:span text:style-name="Source_20_Text"><text:span text:style-name="T2"><text:s text:c="4"/>}</text:span></text:span></text:p>
      <text:p text:style-name="P87"/>
      <text:p text:style-name="P87"><text:span text:style-name="Source_20_Text"><text:span text:style-name="T2"><text:s text:c="4"/>// Copy Constructor</text:span></text:span></text:p>
      <text:p text:style-name="P87"><text:span text:style-name="Source_20_Text"><text:span text:style-name="T2"><text:s text:c="4"/>Car(const Car &amp;c) {</text:span></text:span></text:p>
      <text:p text:style-name="P87"><text:span text:style-name="Source_20_Text"><text:span text:style-name="T2"><text:s text:c="8"/>brand = c.brand;</text:span></text:span></text:p>
      <text:p text:style-name="P87"><text:span text:style-name="Source_20_Text"><text:span text:style-name="T2"><text:s text:c="8"/>year = c.year;</text:span></text:span></text:p>
      <text:p text:style-name="P87"><text:span text:style-name="Source_20_Text"><text:span text:style-name="T2"><text:s text:c="4"/>}</text:span></text:span></text:p>
      <text:p text:style-name="P87"/>
      <text:p text:style-name="P87"><text:span text:style-name="Source_20_Text"><text:span text:style-name="T2"><text:s text:c="4"/>void display() {</text:span></text:span></text:p>
      <text:p text:style-name="P87"><text:span text:style-name="Source_20_Text"><text:span text:style-name="T2"><text:s text:c="8"/>cout &lt;&lt; "Brand: " &lt;&lt; brand &lt;&lt; ", Year: " &lt;&lt; year &lt;&lt; endl;</text:span></text:span></text:p>
      <text:p text:style-name="P87"><text:span text:style-name="Source_20_Text"><text:span text:style-name="T2"><text:s text:c="4"/>}</text:span></text:span></text:p>
      <text:p text:style-name="P87"><text:span text:style-name="Source_20_Text"><text:span text:style-name="T2">};</text:span></text:span></text:p>
      <text:p text:style-name="P87"/>
      <text:p text:style-name="P87"><text:span text:style-name="Source_20_Text"><text:span text:style-name="T2">int main() {</text:span></text:span></text:p>
      <text:p text:style-name="P87"><text:span text:style-name="Source_20_Text"><text:span text:style-name="T2"><text:s text:c="4"/>Car c1("Toyota", 2022);</text:span></text:span></text:p>
      <text:p text:style-name="P87"><text:span text:style-name="Source_20_Text"><text:span text:style-name="T2"><text:s text:c="4"/>Car c2 = c1; // Copy constructor</text:span></text:span></text:p>
      <text:p text:style-name="P87"><text:span text:style-name="Source_20_Text"><text:span text:style-name="T2"><text:s text:c="4"/>Car c3; <text:s text:c="5"/>// Default constructor</text:span></text:span></text:p>
      <text:p text:style-name="P87"/>
      <text:p text:style-name="P87"><text:span text:style-name="Source_20_Text"><text:span text:style-name="T2"><text:s text:c="4"/>c1.display();</text:span></text:span></text:p>
      <text:p text:style-name="P87"><text:span text:style-name="Source_20_Text"><text:span text:style-name="T2"><text:s text:c="4"/>c2.display();</text:span></text:span></text:p>
      <text:p text:style-name="P87"><text:span text:style-name="Source_20_Text"><text:span text:style-name="T2"><text:s text:c="4"/>c3.display();</text:span></text:span></text:p>
      <text:p text:style-name="P87"/>
      <text:p text:style-name="P87"><text:span text:style-name="Source_20_Text"><text:span text:style-name="T2"><text:s text:c="4"/>return 0;</text:span></text:span></text:p>
      <text:p text:style-name="P87"><text:span text:style-name="Source_20_Text"><text:span text:style-name="T2">}</text:span></text:span></text:p>
      <text:p text:style-name="P81"/>
      <text:h text:style-name="P90" text:outline-level="3">Summary Table</text:h>
      <table:table table:name="Table14" table:style-name="Table14">
        <table:table-column table:style-name="Table14.A"/>
        <table:table-column table:style-name="Table14.B"/>
        <table:table-header-rows>
          <table:table-row>
            <table:table-cell table:style-name="Table14.A1" office:value-type="string">
              <text:p text:style-name="P95">Concept</text:p>
            </table:table-cell>
            <table:table-cell table:style-name="Table14.A1" office:value-type="string">
              <text:p text:style-name="P95">Explanation</text:p>
            </table:table-cell>
          </table:table-row>
        </table:table-header-rows>
        <table:table-row>
          <table:table-cell table:style-name="Table14.A1" office:value-type="string">
            <text:p text:style-name="P6">Constructor</text:p>
          </table:table-cell>
          <table:table-cell table:style-name="Table14.A1" office:value-type="string">
            <text:p text:style-name="P6">Special function for initializing objects automatically</text:p>
          </table:table-cell>
        </table:table-row>
        <table:table-row>
          <table:table-cell table:style-name="Table14.A1" office:value-type="string">
            <text:p text:style-name="P6">Default Constructor</text:p>
          </table:table-cell>
          <table:table-cell table:style-name="Table14.A1" office:value-type="string">
            <text:p text:style-name="P6">No parameters, assigns default values</text:p>
          </table:table-cell>
        </table:table-row>
        <text:soft-page-break/>
        <table:table-row>
          <table:table-cell table:style-name="Table14.A1" office:value-type="string">
            <text:p text:style-name="P6">Parameterized Constructor</text:p>
          </table:table-cell>
          <table:table-cell table:style-name="Table14.A1" office:value-type="string">
            <text:p text:style-name="P6">Accepts parameters to assign values</text:p>
          </table:table-cell>
        </table:table-row>
        <table:table-row>
          <table:table-cell table:style-name="Table14.A1" office:value-type="string">
            <text:p text:style-name="P6">Copy Constructor</text:p>
          </table:table-cell>
          <table:table-cell table:style-name="Table14.A1" office:value-type="string">
            <text:p text:style-name="P6">Initializes a new object using an existing one</text:p>
          </table:table-cell>
        </table:table-row>
        <table:table-row>
          <table:table-cell table:style-name="Table14.A1" office:value-type="string">
            <text:p text:style-name="P6">Constructor Overloading</text:p>
          </table:table-cell>
          <table:table-cell table:style-name="Table14.A1" office:value-type="string">
            <text:p text:style-name="P6">Multiple constructors with different signatures</text:p>
          </table:table-cell>
        </table:table-row>
        <table:table-row>
          <table:table-cell table:style-name="Table14.A1" office:value-type="string">
            <text:p text:style-name="P6">Called Automatically</text:p>
          </table:table-cell>
          <table:table-cell table:style-name="Table14.A1" office:value-type="string">
            <text:p text:style-name="P6">Constructor is invoked when object is created</text:p>
          </table:table-cell>
        </table:table-row>
      </table:table>
      <text:p text:style-name="P79"/>
      <text:p text:style-name="P79"/>
      <text:p text:style-name="P79"/>
      <text:h text:style-name="P89" text:outline-level="2"><text:span text:style-name="Source_20_Text"><text:span text:style-name="T2">this</text:span></text:span><text:span text:style-name="T2"> Keyword and Arrow Operator (</text:span><text:span text:style-name="Source_20_Text"><text:span text:style-name="T2">-&gt;</text:span></text:span><text:span text:style-name="T2">) in C++</text:span></text:h>
      <text:p text:style-name="P81"/>
      <text:h text:style-name="P90" text:outline-level="3"><text:span text:style-name="T2">1. </text:span><text:span text:style-name="Source_20_Text"><text:span text:style-name="T2">this</text:span></text:span><text:span text:style-name="T2"> Keyword in C++</text:span></text:h>
      <text:h text:style-name="P98" text:outline-level="4">Definition:</text:h>
      <text:list text:style-name="L63">
        <text:list-item>
          <text:p text:style-name="P99"><text:span text:style-name="T3">The </text:span><text:span text:style-name="Source_20_Text"><text:span text:style-name="T3">this</text:span></text:span><text:span text:style-name="T3"> keyword is a </text:span><text:span text:style-name="Strong_20_Emphasis"><text:span text:style-name="T3">pointer</text:span></text:span><text:span text:style-name="T3"> that points to the </text:span><text:span text:style-name="Strong_20_Emphasis"><text:span text:style-name="T3">current object</text:span></text:span><text:span text:style-name="T3"> of a class.</text:span></text:p>
        </text:list-item>
        <text:list-item>
          <text:p text:style-name="P99"><text:span text:style-name="T3">It is available inside </text:span><text:span text:style-name="Strong_20_Emphasis"><text:span text:style-name="T3">non-static</text:span></text:span><text:span text:style-name="T3"> member functions of a class.</text:span></text:p>
        </text:list-item>
      </text:list>
      <text:h text:style-name="P98" text:outline-level="4">Key Points:</text:h>
      <text:list text:style-name="L64">
        <text:list-item>
          <text:p text:style-name="P100"><text:span text:style-name="T3">Used to </text:span><text:span text:style-name="Strong_20_Emphasis"><text:span text:style-name="T3">distinguish between class attributes and parameters</text:span></text:span><text:span text:style-name="T3"> with the same name.</text:span></text:p>
        </text:list-item>
        <text:list-item>
          <text:p text:style-name="P100"><text:span text:style-name="T3">Useful in </text:span><text:span text:style-name="Strong_20_Emphasis"><text:span text:style-name="T3">method chaining</text:span></text:span><text:span text:style-name="T3"> and </text:span><text:span text:style-name="Strong_20_Emphasis"><text:span text:style-name="T3">returning the current object</text:span></text:span><text:span text:style-name="T3">.</text:span></text:p>
        </text:list-item>
      </text:list>
      <text:h text:style-name="P98" text:outline-level="4">Syntax:</text:h>
      <text:p text:style-name="P91">cpp</text:p>
      <text:p text:style-name="P91">CopyEdit</text:p>
      <text:p text:style-name="P85"><text:span text:style-name="Source_20_Text"><text:span text:style-name="T2">this-&gt;variable_name</text:span></text:span></text:p>
      <text:h text:style-name="P98" text:outline-level="4">Example:</text:h>
      <text:p text:style-name="P91">cpp</text:p>
      <text:p text:style-name="P91">CopyEdit</text:p>
      <text:p text:style-name="P86"><text:span text:style-name="Source_20_Text"><text:span text:style-name="T2">class Student {</text:span></text:span></text:p>
      <text:p text:style-name="P87"><text:span text:style-name="Source_20_Text"><text:span text:style-name="T2"><text:s text:c="4"/>int id;</text:span></text:span></text:p>
      <text:p text:style-name="P87"><text:span text:style-name="Source_20_Text"><text:span text:style-name="T2">public:</text:span></text:span></text:p>
      <text:p text:style-name="P87"><text:span text:style-name="Source_20_Text"><text:span text:style-name="T2"><text:s text:c="4"/>void setId(int id) {</text:span></text:span></text:p>
      <text:p text:style-name="P87"><text:span text:style-name="Source_20_Text"><text:span text:style-name="T2"><text:s text:c="8"/>this-&gt;id = id; <text:s/>// 'this-&gt;id' refers to the class member</text:span></text:span></text:p>
      <text:p text:style-name="P87"><text:span text:style-name="Source_20_Text"><text:span text:style-name="T2"><text:s text:c="4"/>}</text:span></text:span></text:p>
      <text:p text:style-name="P87"><text:span text:style-name="Source_20_Text"><text:span text:style-name="T2"><text:s text:c="4"/>void display() {</text:span></text:span></text:p>
      <text:p text:style-name="P87"><text:span text:style-name="Source_20_Text"><text:span text:style-name="T2"><text:s text:c="8"/>cout &lt;&lt; "ID: " &lt;&lt; id &lt;&lt; endl;</text:span></text:span></text:p>
      <text:p text:style-name="P87"><text:span text:style-name="Source_20_Text"><text:span text:style-name="T2"><text:s text:c="4"/>}</text:span></text:span></text:p>
      <text:p text:style-name="P87"><text:span text:style-name="Source_20_Text"><text:span text:style-name="T2">};</text:span></text:span></text:p>
      <text:p text:style-name="P81"><text:soft-page-break/></text:p>
      <text:h text:style-name="P90" text:outline-level="3"><text:span text:style-name="T2">2. Arrow Operator (</text:span><text:span text:style-name="Source_20_Text"><text:span text:style-name="T2">-&gt;</text:span></text:span><text:span text:style-name="T2">) in C++</text:span></text:h>
      <text:h text:style-name="P98" text:outline-level="4">Definition:</text:h>
      <text:list text:style-name="L65">
        <text:list-item>
          <text:p text:style-name="P101"><text:span text:style-name="T3">The arrow operator (</text:span><text:span text:style-name="Source_20_Text"><text:span text:style-name="T3">-&gt;</text:span></text:span><text:span text:style-name="T3">) is used to </text:span><text:span text:style-name="Strong_20_Emphasis"><text:span text:style-name="T3">access members</text:span></text:span><text:span text:style-name="T3"> of an object using a </text:span><text:span text:style-name="Strong_20_Emphasis"><text:span text:style-name="T3">pointer</text:span></text:span><text:span text:style-name="T3"> to the object.</text:span></text:p>
        </text:list-item>
        <text:list-item>
          <text:p text:style-name="P101"><text:span text:style-name="T3">It is a </text:span><text:span text:style-name="Strong_20_Emphasis"><text:span text:style-name="T3">combination of dereferencing and dot (</text:span></text:span><text:span text:style-name="Strong_20_Emphasis"><text:span text:style-name="Source_20_Text"><text:span text:style-name="T3">.</text:span></text:span></text:span><text:span text:style-name="Strong_20_Emphasis"><text:span text:style-name="T3">)</text:span></text:span><text:span text:style-name="T3"> operators.</text:span></text:p>
        </text:list-item>
      </text:list>
      <text:h text:style-name="P98" text:outline-level="4">Syntax:</text:h>
      <text:p text:style-name="P91">cpp</text:p>
      <text:p text:style-name="P91">CopyEdit</text:p>
      <text:p text:style-name="P85"><text:span text:style-name="Source_20_Text"><text:span text:style-name="T2">pointer-&gt;member</text:span></text:span></text:p>
      <text:h text:style-name="P98" text:outline-level="4">Equivalent To:</text:h>
      <text:p text:style-name="P91">cpp</text:p>
      <text:p text:style-name="P91">CopyEdit</text:p>
      <text:p text:style-name="P85"><text:span text:style-name="Source_20_Text"><text:span text:style-name="T2">(*pointer).member</text:span></text:span></text:p>
      <text:h text:style-name="P98" text:outline-level="4">Example:</text:h>
      <text:p text:style-name="P91">cpp</text:p>
      <text:p text:style-name="P91">CopyEdit</text:p>
      <text:p text:style-name="P86"><text:span text:style-name="Source_20_Text"><text:span text:style-name="T2">class Student {</text:span></text:span></text:p>
      <text:p text:style-name="P87"><text:span text:style-name="Source_20_Text"><text:span text:style-name="T2">public:</text:span></text:span></text:p>
      <text:p text:style-name="P87"><text:span text:style-name="Source_20_Text"><text:span text:style-name="T2"><text:s text:c="4"/>string name;</text:span></text:span></text:p>
      <text:p text:style-name="P87"><text:span text:style-name="Source_20_Text"><text:span text:style-name="T2"><text:s text:c="4"/>void display() {</text:span></text:span></text:p>
      <text:p text:style-name="P87"><text:span text:style-name="Source_20_Text"><text:span text:style-name="T2"><text:s text:c="8"/>cout &lt;&lt; "Name: " &lt;&lt; name &lt;&lt; endl;</text:span></text:span></text:p>
      <text:p text:style-name="P87"><text:span text:style-name="Source_20_Text"><text:span text:style-name="T2"><text:s text:c="4"/>}</text:span></text:span></text:p>
      <text:p text:style-name="P87"><text:span text:style-name="Source_20_Text"><text:span text:style-name="T2">};</text:span></text:span></text:p>
      <text:p text:style-name="P87"/>
      <text:p text:style-name="P87"><text:span text:style-name="Source_20_Text"><text:span text:style-name="T2">int main() {</text:span></text:span></text:p>
      <text:p text:style-name="P87"><text:span text:style-name="Source_20_Text"><text:span text:style-name="T2"><text:s text:c="4"/>Student* s = new Student;</text:span></text:span></text:p>
      <text:p text:style-name="P87"><text:span text:style-name="Source_20_Text"><text:span text:style-name="T2"><text:s text:c="4"/>s-&gt;name = "Alice";</text:span></text:span></text:p>
      <text:p text:style-name="P87"><text:span text:style-name="Source_20_Text"><text:span text:style-name="T2"><text:s text:c="4"/>s-&gt;display(); <text:s/>// Accessing using arrow operator</text:span></text:span></text:p>
      <text:p text:style-name="P87"><text:span text:style-name="Source_20_Text"><text:span text:style-name="T2"><text:s text:c="4"/>delete s;</text:span></text:span></text:p>
      <text:p text:style-name="P87"><text:span text:style-name="Source_20_Text"><text:span text:style-name="T2"><text:s text:c="4"/>return 0;</text:span></text:span></text:p>
      <text:p text:style-name="P87"><text:span text:style-name="Source_20_Text"><text:span text:style-name="T2">}</text:span></text:span></text:p>
      <text:p text:style-name="P81"/>
      <text:h text:style-name="P90" text:outline-level="3"><text:soft-page-break/>Summary Table</text:h>
      <table:table table:name="Table15" table:style-name="Table15">
        <table:table-column table:style-name="Table15.A"/>
        <table:table-column table:style-name="Table15.B"/>
        <table:table-header-rows>
          <table:table-row>
            <table:table-cell table:style-name="Table15.A1" office:value-type="string">
              <text:p text:style-name="P95">Concept</text:p>
            </table:table-cell>
            <table:table-cell table:style-name="Table15.A1" office:value-type="string">
              <text:p text:style-name="P95">Explanation</text:p>
            </table:table-cell>
          </table:table-row>
        </table:table-header-rows>
        <table:table-row>
          <table:table-cell table:style-name="Table15.A1" office:value-type="string">
            <text:p text:style-name="Table_20_Contents"><text:span text:style-name="Source_20_Text"><text:span text:style-name="T1">this</text:span></text:span></text:p>
          </table:table-cell>
          <table:table-cell table:style-name="Table15.A1" office:value-type="string">
            <text:p text:style-name="P6">Pointer to the current object; used inside class methods</text:p>
          </table:table-cell>
        </table:table-row>
        <table:table-row>
          <table:table-cell table:style-name="Table15.A1" office:value-type="string">
            <text:p text:style-name="Table_20_Contents"><text:span text:style-name="Source_20_Text"><text:span text:style-name="T1">this-&gt;</text:span></text:span></text:p>
          </table:table-cell>
          <table:table-cell table:style-name="Table15.A1" office:value-type="string">
            <text:p text:style-name="P6">Access members of the current object when parameter and member name conflict</text:p>
          </table:table-cell>
        </table:table-row>
        <table:table-row>
          <table:table-cell table:style-name="Table15.A1" office:value-type="string">
            <text:p text:style-name="Table_20_Contents"><text:span text:style-name="Source_20_Text"><text:span text:style-name="T1">-&gt;</text:span></text:span></text:p>
          </table:table-cell>
          <table:table-cell table:style-name="Table15.A1" office:value-type="string">
            <text:p text:style-name="P6">Access class members through an object pointer</text:p>
          </table:table-cell>
        </table:table-row>
        <table:table-row>
          <table:table-cell table:style-name="Table15.A1" office:value-type="string">
            <text:p text:style-name="Table_20_Contents"><text:span text:style-name="Source_20_Text"><text:span text:style-name="T1">obj-&gt;x</text:span></text:span></text:p>
          </table:table-cell>
          <table:table-cell table:style-name="Table15.A1" office:value-type="string">
            <text:p text:style-name="Table_20_Contents"><text:span text:style-name="T1">Same as </text:span><text:span text:style-name="Source_20_Text"><text:span text:style-name="T1">(*obj).x</text:span></text:span><text:span text:style-name="T1">, more readable and commonly used</text:span></text:p>
          </table:table-cell>
        </table:table-row>
      </table:table>
      <text:p text:style-name="P79"/>
      <text:p text:style-name="P79"/>
      <text:p text:style-name="P79"/>
      <text:h text:style-name="P89" text:outline-level="2">🔹 Capacity Functions</text:h>
      <text:h text:style-name="P90" text:outline-level="3"><text:span text:style-name="Source_20_Text"><text:span text:style-name="T2">s.size()</text:span></text:span><text:span text:style-name="T2"> / </text:span><text:span text:style-name="Source_20_Text"><text:span text:style-name="T2">s.length()</text:span></text:span></text:h>
      <text:p text:style-name="P88">Returns the number of characters in the string.</text:p>
      <text:p text:style-name="P91">cpp</text:p>
      <text:p text:style-name="P91">CopyEdit</text:p>
      <text:p text:style-name="P86"><text:span text:style-name="Source_20_Text"><text:span text:style-name="T2">string s = "Hello";</text:span></text:span></text:p>
      <text:p text:style-name="P87"><text:span text:style-name="Source_20_Text"><text:span text:style-name="T2">cout &lt;&lt; s.size(); // Output: 5</text:span></text:span></text:p>
      <text:h text:style-name="P90" text:outline-level="3"><text:span text:style-name="Source_20_Text"><text:span text:style-name="T2">s.max_size()</text:span></text:span></text:h>
      <text:p text:style-name="P88">Returns the maximum number of characters the string can hold (depends on system).</text:p>
      <text:p text:style-name="P91">cpp</text:p>
      <text:p text:style-name="P91">CopyEdit</text:p>
      <text:p text:style-name="P85"><text:span text:style-name="Source_20_Text"><text:span text:style-name="T2">cout &lt;&lt; s.max_size();</text:span></text:span></text:p>
      <text:h text:style-name="P90" text:outline-level="3"><text:span text:style-name="Source_20_Text"><text:span text:style-name="T2">s.capacity()</text:span></text:span></text:h>
      <text:p text:style-name="P88">Returns the size of the storage space currently allocated to the string.</text:p>
      <text:p text:style-name="P91">cpp</text:p>
      <text:p text:style-name="P91">CopyEdit</text:p>
      <text:p text:style-name="P85"><text:span text:style-name="Source_20_Text"><text:span text:style-name="T2">cout &lt;&lt; s.capacity();</text:span></text:span></text:p>
      <text:h text:style-name="P90" text:outline-level="3"><text:span text:style-name="Source_20_Text"><text:span text:style-name="T2">s.clear()</text:span></text:span></text:h>
      <text:p text:style-name="P88">Removes all characters from the string.</text:p>
      <text:p text:style-name="P91">cpp</text:p>
      <text:p text:style-name="P91">CopyEdit</text:p>
      <text:p text:style-name="P85"><text:span text:style-name="Source_20_Text"><text:span text:style-name="T2">s.clear();</text:span></text:span></text:p>
      <text:h text:style-name="P90" text:outline-level="3"><text:span text:style-name="Source_20_Text"><text:span text:style-name="T2">s.empty()</text:span></text:span></text:h>
      <text:p text:style-name="P83"><text:span text:style-name="T3">Returns </text:span><text:span text:style-name="Source_20_Text"><text:span text:style-name="T3">true</text:span></text:span><text:span text:style-name="T3"> if the string is empty, otherwise </text:span><text:span text:style-name="Source_20_Text"><text:span text:style-name="T3">false</text:span></text:span><text:span text:style-name="T3">.</text:span></text:p>
      <text:p text:style-name="P91">cpp</text:p>
      <text:p text:style-name="P91">CopyEdit</text:p>
      <text:p text:style-name="P85"><text:soft-page-break/><text:span text:style-name="Source_20_Text"><text:span text:style-name="T2">cout &lt;&lt; s.empty(); // Output: 1 if empty, 0 if not</text:span></text:span></text:p>
      <text:h text:style-name="P90" text:outline-level="3"><text:span text:style-name="Source_20_Text"><text:span text:style-name="T2">s.resize(n)</text:span></text:span></text:h>
      <text:p text:style-name="P83"><text:span text:style-name="T3">Changes the size of the string to </text:span><text:span text:style-name="Source_20_Text"><text:span text:style-name="T3">n</text:span></text:span><text:span text:style-name="T3">. If </text:span><text:span text:style-name="Source_20_Text"><text:span text:style-name="T3">n</text:span></text:span><text:span text:style-name="T3"> is larger, fills with null characters.</text:span></text:p>
      <text:p text:style-name="P91">cpp</text:p>
      <text:p text:style-name="P91">CopyEdit</text:p>
      <text:p text:style-name="P85"><text:span text:style-name="Source_20_Text"><text:span text:style-name="T2">s.resize(10); // Resize to length 10</text:span></text:span></text:p>
      <text:p text:style-name="P81"/>
      <text:h text:style-name="P102" text:outline-level="2">🔹 Element Access</text:h>
      <text:h text:style-name="P90" text:outline-level="3"><text:span text:style-name="Source_20_Text"><text:span text:style-name="T2">s[i]</text:span></text:span></text:h>
      <text:p text:style-name="P83"><text:span text:style-name="T3">Accesses character at index </text:span><text:span text:style-name="Source_20_Text"><text:span text:style-name="T3">i</text:span></text:span><text:span text:style-name="T3">. No bounds checking.</text:span></text:p>
      <text:p text:style-name="P91">cpp</text:p>
      <text:p text:style-name="P91">CopyEdit</text:p>
      <text:p text:style-name="P85"><text:span text:style-name="Source_20_Text"><text:span text:style-name="T2">cout &lt;&lt; s[1];</text:span></text:span></text:p>
      <text:h text:style-name="P90" text:outline-level="3"><text:span text:style-name="Source_20_Text"><text:span text:style-name="T2">s.at(i)</text:span></text:span></text:h>
      <text:p text:style-name="P83"><text:span text:style-name="T3">Accesses character at index </text:span><text:span text:style-name="Source_20_Text"><text:span text:style-name="T3">i</text:span></text:span><text:span text:style-name="T3"> with bounds checking.</text:span></text:p>
      <text:p text:style-name="P91">cpp</text:p>
      <text:p text:style-name="P91">CopyEdit</text:p>
      <text:p text:style-name="P85"><text:span text:style-name="Source_20_Text"><text:span text:style-name="T2">cout &lt;&lt; s.at(1);</text:span></text:span></text:p>
      <text:h text:style-name="P90" text:outline-level="3"><text:span text:style-name="Source_20_Text"><text:span text:style-name="T2">s.front()</text:span></text:span></text:h>
      <text:p text:style-name="P88">Returns the first character.</text:p>
      <text:p text:style-name="P91">cpp</text:p>
      <text:p text:style-name="P91">CopyEdit</text:p>
      <text:p text:style-name="P85"><text:span text:style-name="Source_20_Text"><text:span text:style-name="T2">cout &lt;&lt; s.front();</text:span></text:span></text:p>
      <text:h text:style-name="P90" text:outline-level="3"><text:span text:style-name="Source_20_Text"><text:span text:style-name="T2">s.back()</text:span></text:span></text:h>
      <text:p text:style-name="P88">Returns the last character.</text:p>
      <text:p text:style-name="P91">cpp</text:p>
      <text:p text:style-name="P91">CopyEdit</text:p>
      <text:p text:style-name="P85"><text:span text:style-name="Source_20_Text"><text:span text:style-name="T2">cout &lt;&lt; s.back();</text:span></text:span></text:p>
      <text:p text:style-name="P81"/>
      <text:h text:style-name="P102" text:outline-level="2">🔹 Modifiers</text:h>
      <text:h text:style-name="P90" text:outline-level="3"><text:span text:style-name="Source_20_Text"><text:span text:style-name="T2">s += "text"</text:span></text:span><text:span text:style-name="T2"> or </text:span><text:span text:style-name="Source_20_Text"><text:span text:style-name="T2">s += c</text:span></text:span></text:h>
      <text:p text:style-name="P88">Appends string or character to the end.</text:p>
      <text:p text:style-name="P91">cpp</text:p>
      <text:p text:style-name="P91"><text:soft-page-break/>CopyEdit</text:p>
      <text:p text:style-name="P85"><text:span text:style-name="Source_20_Text"><text:span text:style-name="T2">s += " World";</text:span></text:span></text:p>
      <text:h text:style-name="P90" text:outline-level="3"><text:span text:style-name="Source_20_Text"><text:span text:style-name="T2">s.append("text")</text:span></text:span></text:h>
      <text:p text:style-name="P88">Appends string to the end.</text:p>
      <text:p text:style-name="P91">cpp</text:p>
      <text:p text:style-name="P91">CopyEdit</text:p>
      <text:p text:style-name="P85"><text:span text:style-name="Source_20_Text"><text:span text:style-name="T2">s.append(" World");</text:span></text:span></text:p>
      <text:h text:style-name="P90" text:outline-level="3"><text:span text:style-name="Source_20_Text"><text:span text:style-name="T2">s.push_back(c)</text:span></text:span></text:h>
      <text:p text:style-name="P88">Adds a character to the end.</text:p>
      <text:p text:style-name="P91">cpp</text:p>
      <text:p text:style-name="P91">CopyEdit</text:p>
      <text:p text:style-name="P85"><text:span text:style-name="Source_20_Text"><text:span text:style-name="T2">s.push_back('!');</text:span></text:span></text:p>
      <text:h text:style-name="P90" text:outline-level="3"><text:span text:style-name="Source_20_Text"><text:span text:style-name="T2">s.pop_back()</text:span></text:span></text:h>
      <text:p text:style-name="P88">Removes the last character.</text:p>
      <text:p text:style-name="P91">cpp</text:p>
      <text:p text:style-name="P91">CopyEdit</text:p>
      <text:p text:style-name="P85"><text:span text:style-name="Source_20_Text"><text:span text:style-name="T2">s.pop_back();</text:span></text:span></text:p>
      <text:h text:style-name="P90" text:outline-level="3"><text:span text:style-name="Source_20_Text"><text:span text:style-name="T2">s = "new"</text:span></text:span></text:h>
      <text:p text:style-name="P88">Assigns a new value to the string.</text:p>
      <text:p text:style-name="P91">cpp</text:p>
      <text:p text:style-name="P91">CopyEdit</text:p>
      <text:p text:style-name="P85"><text:span text:style-name="Source_20_Text"><text:span text:style-name="T2">s = "Updated";</text:span></text:span></text:p>
      <text:h text:style-name="P90" text:outline-level="3"><text:span text:style-name="Source_20_Text"><text:span text:style-name="T2">s.assign("text")</text:span></text:span></text:h>
      <text:p text:style-name="P88">Replaces current string with "text".</text:p>
      <text:p text:style-name="P91">cpp</text:p>
      <text:p text:style-name="P91">CopyEdit</text:p>
      <text:p text:style-name="P85"><text:span text:style-name="Source_20_Text"><text:span text:style-name="T2">s.assign("New Text");</text:span></text:span></text:p>
      <text:h text:style-name="P90" text:outline-level="3"><text:span text:style-name="Source_20_Text"><text:span text:style-name="T2">s.erase(pos, len)</text:span></text:span></text:h>
      <text:p text:style-name="P83"><text:span text:style-name="T3">Erases part of the string from index </text:span><text:span text:style-name="Source_20_Text"><text:span text:style-name="T3">pos</text:span></text:span><text:span text:style-name="T3"> of length </text:span><text:span text:style-name="Source_20_Text"><text:span text:style-name="T3">len</text:span></text:span><text:span text:style-name="T3">.</text:span></text:p>
      <text:p text:style-name="P91">cpp</text:p>
      <text:p text:style-name="P91">CopyEdit</text:p>
      <text:p text:style-name="P85"><text:span text:style-name="Source_20_Text"><text:span text:style-name="T2">s.erase(2, 3); // Erase 3 characters from index 2</text:span></text:span></text:p>
      <text:h text:style-name="P90" text:outline-level="3"><text:span text:style-name="Source_20_Text"><text:span text:style-name="T2">s.replace(pos, len, "new")</text:span></text:span></text:h>
      <text:p text:style-name="P83"><text:span text:style-name="T3">Replaces a substring starting from </text:span><text:span text:style-name="Source_20_Text"><text:span text:style-name="T3">pos</text:span></text:span><text:span text:style-name="T3"> of length </text:span><text:span text:style-name="Source_20_Text"><text:span text:style-name="T3">len</text:span></text:span><text:span text:style-name="T3"> with </text:span><text:span text:style-name="Source_20_Text"><text:span text:style-name="T3">"new"</text:span></text:span><text:span text:style-name="T3">.</text:span></text:p>
      <text:p text:style-name="P91"><text:soft-page-break/>cpp</text:p>
      <text:p text:style-name="P91">CopyEdit</text:p>
      <text:p text:style-name="P85"><text:span text:style-name="Source_20_Text"><text:span text:style-name="T2">s.replace(0, 5, "Hi");</text:span></text:span></text:p>
      <text:h text:style-name="P90" text:outline-level="3"><text:span text:style-name="Source_20_Text"><text:span text:style-name="T2">s.insert(pos, "text")</text:span></text:span></text:h>
      <text:p text:style-name="P83"><text:span text:style-name="T3">Inserts string at index </text:span><text:span text:style-name="Source_20_Text"><text:span text:style-name="T3">pos</text:span></text:span><text:span text:style-name="T3">.</text:span></text:p>
      <text:p text:style-name="P91">cpp</text:p>
      <text:p text:style-name="P91">CopyEdit</text:p>
      <text:p text:style-name="P85"><text:span text:style-name="Source_20_Text"><text:span text:style-name="T2">s.insert(5, " insert");</text:span></text:span></text:p>
      <text:p text:style-name="P81"/>
      <text:h text:style-name="P102" text:outline-level="2">🔹 Iterators</text:h>
      <text:h text:style-name="P90" text:outline-level="3"><text:span text:style-name="Source_20_Text"><text:span text:style-name="T2">s.begin()</text:span></text:span></text:h>
      <text:p text:style-name="P88">Returns an iterator to the first character.</text:p>
      <text:p text:style-name="P91">cpp</text:p>
      <text:p text:style-name="P91">CopyEdit</text:p>
      <text:p text:style-name="P86"><text:span text:style-name="Source_20_Text"><text:span text:style-name="T2">auto it = s.begin();</text:span></text:span></text:p>
      <text:p text:style-name="P87"><text:span text:style-name="Source_20_Text"><text:span text:style-name="T2">cout &lt;&lt; *it;</text:span></text:span></text:p>
      <text:h text:style-name="P90" text:outline-level="3"><text:span text:style-name="Source_20_Text"><text:span text:style-name="T2">s.end()</text:span></text:span></text:h>
      <text:p text:style-name="P88">Returns an iterator to one-past-the-last character.</text:p>
      <text:p text:style-name="P91">cpp</text:p>
      <text:p text:style-name="P91">CopyEdit</text:p>
      <text:p text:style-name="P86"><text:span text:style-name="Source_20_Text"><text:span text:style-name="T2">for (auto it = s.begin(); it != s.end(); ++it)</text:span></text:span></text:p>
      <text:p text:style-name="P87"><text:span text:style-name="Source_20_Text"><text:span text:style-name="T2"><text:s text:c="4"/>cout &lt;&lt; *it;</text:span></text:span></text:p>
      <text:p text:style-name="P81"/>
      <text:h text:style-name="P102" text:outline-level="2">Summary Table</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95">Category</text:p>
            </table:table-cell>
            <table:table-cell table:style-name="Table16.A1" office:value-type="string">
              <text:p text:style-name="P95">Function</text:p>
            </table:table-cell>
            <table:table-cell table:style-name="Table16.A1" office:value-type="string">
              <text:p text:style-name="P95">Purpose</text:p>
            </table:table-cell>
          </table:table-row>
        </table:table-header-rows>
        <table:table-row>
          <table:table-cell table:style-name="Table16.A1" office:value-type="string">
            <text:p text:style-name="P6">Capacity</text:p>
          </table:table-cell>
          <table:table-cell table:style-name="Table16.A1" office:value-type="string">
            <text:p text:style-name="Table_20_Contents"><text:span text:style-name="Source_20_Text"><text:span text:style-name="T1">size()</text:span></text:span><text:span text:style-name="T1">, </text:span><text:span text:style-name="Source_20_Text"><text:span text:style-name="T1">max_size()</text:span></text:span><text:span text:style-name="T1">, </text:span><text:span text:style-name="Source_20_Text"><text:span text:style-name="T1">capacity()</text:span></text:span></text:p>
          </table:table-cell>
          <table:table-cell table:style-name="Table16.A1" office:value-type="string">
            <text:p text:style-name="P6">Size info</text:p>
          </table:table-cell>
        </table:table-row>
        <table:table-row>
          <table:table-cell table:style-name="Table16.A1" office:value-type="string">
            <text:p text:style-name="P6"/>
          </table:table-cell>
          <table:table-cell table:style-name="Table16.A1" office:value-type="string">
            <text:p text:style-name="Table_20_Contents"><text:span text:style-name="Source_20_Text"><text:span text:style-name="T1">clear()</text:span></text:span><text:span text:style-name="T1">, </text:span><text:span text:style-name="Source_20_Text"><text:span text:style-name="T1">empty()</text:span></text:span><text:span text:style-name="T1">, </text:span><text:span text:style-name="Source_20_Text"><text:span text:style-name="T1">resize()</text:span></text:span></text:p>
          </table:table-cell>
          <table:table-cell table:style-name="Table16.A1" office:value-type="string">
            <text:p text:style-name="P6">Modify capacity</text:p>
          </table:table-cell>
        </table:table-row>
        <table:table-row>
          <table:table-cell table:style-name="Table16.A1" office:value-type="string">
            <text:p text:style-name="P6">Element Access</text:p>
          </table:table-cell>
          <table:table-cell table:style-name="Table16.A1" office:value-type="string">
            <text:p text:style-name="Table_20_Contents"><text:span text:style-name="Source_20_Text"><text:span text:style-name="T1">[]</text:span></text:span><text:span text:style-name="T1">, </text:span><text:span text:style-name="Source_20_Text"><text:span text:style-name="T1">at()</text:span></text:span><text:span text:style-name="T1">, </text:span><text:span text:style-name="Source_20_Text"><text:span text:style-name="T1">front()</text:span></text:span><text:span text:style-name="T1">, </text:span><text:span text:style-name="Source_20_Text"><text:span text:style-name="T1">back()</text:span></text:span></text:p>
          </table:table-cell>
          <table:table-cell table:style-name="Table16.A1" office:value-type="string">
            <text:p text:style-name="P6">Character access</text:p>
          </table:table-cell>
        </table:table-row>
        <table:table-row>
          <table:table-cell table:style-name="Table16.A1" office:value-type="string">
            <text:p text:style-name="P6">Modifiers</text:p>
          </table:table-cell>
          <table:table-cell table:style-name="Table16.A1" office:value-type="string">
            <text:p text:style-name="Table_20_Contents"><text:span text:style-name="Source_20_Text"><text:span text:style-name="T1">+=</text:span></text:span><text:span text:style-name="T1">, </text:span><text:span text:style-name="Source_20_Text"><text:span text:style-name="T1">append()</text:span></text:span><text:span text:style-name="T1">, </text:span><text:span text:style-name="Source_20_Text"><text:span text:style-name="T1">push_back()</text:span></text:span></text:p>
          </table:table-cell>
          <table:table-cell table:style-name="Table16.A1" office:value-type="string">
            <text:p text:style-name="P6">Add content</text:p>
          </table:table-cell>
        </table:table-row>
        <table:table-row>
          <table:table-cell table:style-name="Table16.A1" office:value-type="string">
            <text:p text:style-name="P6"/>
          </table:table-cell>
          <table:table-cell table:style-name="Table16.A1" office:value-type="string">
            <text:p text:style-name="Table_20_Contents"><text:span text:style-name="Source_20_Text"><text:span text:style-name="T1">pop_back()</text:span></text:span><text:span text:style-name="T1">, </text:span><text:span text:style-name="Source_20_Text"><text:span text:style-name="T1">erase()</text:span></text:span><text:span text:style-name="T1">, </text:span><text:span text:style-name="Source_20_Text"><text:span text:style-name="T1">replace()</text:span></text:span></text:p>
          </table:table-cell>
          <table:table-cell table:style-name="Table16.A1" office:value-type="string">
            <text:p text:style-name="P6">Remove/replace</text:p>
          </table:table-cell>
        </table:table-row>
        <table:table-row>
          <table:table-cell table:style-name="Table16.A1" office:value-type="string">
            <text:p text:style-name="P6"/>
          </table:table-cell>
          <table:table-cell table:style-name="Table16.A1" office:value-type="string">
            <text:p text:style-name="Table_20_Contents"><text:span text:style-name="Source_20_Text"><text:span text:style-name="T1">insert()</text:span></text:span><text:span text:style-name="T1">, </text:span><text:span text:style-name="Source_20_Text"><text:span text:style-name="T1">assign()</text:span></text:span><text:span text:style-name="T1">, </text:span><text:span text:style-name="Source_20_Text"><text:span text:style-name="T1">=</text:span></text:span></text:p>
          </table:table-cell>
          <table:table-cell table:style-name="Table16.A1" office:value-type="string">
            <text:p text:style-name="P6">Insert/assign</text:p>
          </table:table-cell>
        </table:table-row>
        <table:table-row>
          <table:table-cell table:style-name="Table16.A1" office:value-type="string">
            <text:p text:style-name="P6">Iterators</text:p>
          </table:table-cell>
          <table:table-cell table:style-name="Table16.A1" office:value-type="string">
            <text:p text:style-name="Table_20_Contents"><text:span text:style-name="Source_20_Text"><text:span text:style-name="T1">begin()</text:span></text:span><text:span text:style-name="T1">, </text:span><text:span text:style-name="Source_20_Text"><text:span text:style-name="T1">end()</text:span></text:span></text:p>
          </table:table-cell>
          <table:table-cell table:style-name="Table16.A1" office:value-type="string">
            <text:p text:style-name="P6">Traverse string</text:p>
          </table:table-cell>
        </table:table-row>
      </table:table>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Bengali" svg:font-family="'Noto Serif Bengali'"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7T19:59:21.138999389</meta:creation-date>
    <meta:generator>LibreOffice/25.2.2.2$Linux_X86_64 LibreOffice_project/520$Build-2</meta:generator>
    <dc:date>2025-04-16T01:49:56.269412444</dc:date>
    <meta:editing-duration>PT5H39M59S</meta:editing-duration>
    <meta:editing-cycles>5</meta:editing-cycles>
    <meta:document-statistic meta:table-count="16" meta:image-count="0" meta:object-count="0" meta:page-count="44" meta:paragraph-count="1255" meta:word-count="7181" meta:character-count="42917" meta:non-whitespace-character-count="35412"/>
  </office:meta>
</office:document-meta>
</file>